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aypoints" table:style-name="ta1">
        <table:shapes>
          <draw:frame draw:z-index="0" draw:style-name="gr1" draw:text-style-name="P1" svg:width="991.73pt" svg:height="851.58pt" svg:x="620.11pt" svg:y="17.29pt">
            <loext:p draw:notify-on-update-of-ranges="waypoints.A2:waypoints.A182 waypoints.B2:waypoints.B1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table:number-columns-repeated="4"/>
        </table:table-row>
        <table:table-row table:style-name="ro1">
          <table:table-cell office:value-type="float" office:value="784.6001" calcext:value-type="float">
            <text:p>784.6001</text:p>
          </table:table-cell>
          <table:table-cell office:value-type="float" office:value="1135.571" calcext:value-type="float">
            <text:p>1135.571</text:p>
          </table:table-cell>
          <table:table-cell office:value-type="float" office:value="0" calcext:value-type="float">
            <text:p>0</text:p>
          </table:table-cell>
          <table:table-cell office:value-type="float" office:value="-0.02359831" calcext:value-type="float">
            <text:p>-0.02359831</text:p>
          </table:table-cell>
          <table:table-cell office:value-type="float" office:value="-0.9997216" calcext:value-type="float">
            <text:p>-0.99972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H2]-[.C2]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15.2679" calcext:value-type="float">
            <text:p>815.2679</text:p>
          </table:table-cell>
          <table:table-cell office:value-type="float" office:value="1134.93" calcext:value-type="float">
            <text:p>1134.93</text:p>
          </table:table-cell>
          <table:table-cell office:value-type="float" office:value="30.6744785308838" calcext:value-type="float">
            <text:p>30.6744785309</text:p>
          </table:table-cell>
          <table:table-cell office:value-type="float" office:value="-0.01099479" calcext:value-type="float">
            <text:p>-0.01099479</text:p>
          </table:table-cell>
          <table:table-cell office:value-type="float" office:value="-0.9999396" calcext:value-type="float">
            <text:p>-0.9999396</text:p>
          </table:table-cell>
          <table:table-cell/>
          <table:table-cell table:formula="of:=SQRT(([.A3]-[.A2])*([.A3]-[.A2]) + ([.B3]-[.B2])*([.B3]-[.B2]))" office:value-type="float" office:value="30.6744981676963" calcext:value-type="float">
            <text:p>30.6744981677</text:p>
          </table:table-cell>
          <table:table-cell table:formula="of:=[.H2]+[.G3]" office:value-type="float" office:value="30.6744981676963" calcext:value-type="float">
            <text:p>30.6744981677</text:p>
          </table:table-cell>
          <table:table-cell table:formula="of:=[.H3]-[.C3]" office:value-type="float" office:value="0.00001963681249606" calcext:value-type="float">
            <text:p>0.000020</text:p>
          </table:table-cell>
        </table:table-row>
        <table:table-row table:style-name="ro1">
          <table:table-cell office:value-type="float" office:value="844.6398" calcext:value-type="float">
            <text:p>844.6398</text:p>
          </table:table-cell>
          <table:table-cell office:value-type="float" office:value="1134.911" calcext:value-type="float">
            <text:p>1134.911</text:p>
          </table:table-cell>
          <table:table-cell office:value-type="float" office:value="60.0463714599609" calcext:value-type="float">
            <text:p>60.04637146</text:p>
          </table:table-cell>
          <table:table-cell office:value-type="float" office:value="-0.002048373" calcext:value-type="float">
            <text:p>-0.002048373</text:p>
          </table:table-cell>
          <table:table-cell office:value-type="float" office:value="-0.9999979" calcext:value-type="float">
            <text:p>-0.9999979</text:p>
          </table:table-cell>
          <table:table-cell/>
          <table:table-cell table:formula="of:=SQRT(([.A4]-[.A3])*([.A4]-[.A3]) + ([.B4]-[.B3])*([.B4]-[.B3]))" office:value-type="float" office:value="29.3719061453287" calcext:value-type="float">
            <text:p>29.3719061453</text:p>
          </table:table-cell>
          <table:table-cell table:formula="of:=[.H3]+[.G4]" office:value-type="float" office:value="60.046404313025" calcext:value-type="float">
            <text:p>60.046404313</text:p>
          </table:table-cell>
          <table:table-cell table:formula="of:=[.H4]-[.C4]" office:value-type="float" office:value="0.0000328530641127145" calcext:value-type="float">
            <text:p>0.000033</text:p>
          </table:table-cell>
        </table:table-row>
        <table:table-row table:style-name="ro1">
          <table:table-cell office:value-type="float" office:value="875.0436" calcext:value-type="float">
            <text:p>875.0436</text:p>
          </table:table-cell>
          <table:table-cell office:value-type="float" office:value="1134.808" calcext:value-type="float">
            <text:p>1134.808</text:p>
          </table:table-cell>
          <table:table-cell office:value-type="float" office:value="90.4504146575928" calcext:value-type="float">
            <text:p>90.4504146576</text:p>
          </table:table-cell>
          <table:table-cell office:value-type="float" office:value="-0.001847863" calcext:value-type="float">
            <text:p>-0.001847863</text:p>
          </table:table-cell>
          <table:table-cell office:value-type="float" office:value="-0.9999983" calcext:value-type="float">
            <text:p>-0.9999983</text:p>
          </table:table-cell>
          <table:table-cell/>
          <table:table-cell table:formula="of:=SQRT(([.A5]-[.A4])*([.A5]-[.A4]) + ([.B5]-[.B4])*([.B5]-[.B4]))" office:value-type="float" office:value="30.4039744678224" calcext:value-type="float">
            <text:p>30.4039744678</text:p>
          </table:table-cell>
          <table:table-cell table:formula="of:=[.H4]+[.G5]" office:value-type="float" office:value="90.4503787808474" calcext:value-type="float">
            <text:p>90.4503787808</text:p>
          </table:table-cell>
          <table:table-cell table:formula="of:=[.H5]-[.C5]" office:value-type="float" office:value="-0.0000358767453860764" calcext:value-type="float">
            <text:p>-0.000036</text:p>
          </table:table-cell>
        </table:table-row>
        <table:table-row table:style-name="ro1">
          <table:table-cell office:value-type="float" office:value="905.283" calcext:value-type="float">
            <text:p>905.283</text:p>
          </table:table-cell>
          <table:table-cell office:value-type="float" office:value="1134.799" calcext:value-type="float">
            <text:p>1134.799</text:p>
          </table:table-cell>
          <table:table-cell office:value-type="float" office:value="120.689735412598" calcext:value-type="float">
            <text:p>120.6897354126</text:p>
          </table:table-cell>
          <table:table-cell office:value-type="float" office:value="0.004131136" calcext:value-type="float">
            <text:p>0.004131136</text:p>
          </table:table-cell>
          <table:table-cell office:value-type="float" office:value="-0.9999915" calcext:value-type="float">
            <text:p>-0.9999915</text:p>
          </table:table-cell>
          <table:table-cell/>
          <table:table-cell table:formula="of:=SQRT(([.A6]-[.A5])*([.A6]-[.A5]) + ([.B6]-[.B5])*([.B6]-[.B5]))" office:value-type="float" office:value="30.2394013393123" calcext:value-type="float">
            <text:p>30.2394013393</text:p>
          </table:table-cell>
          <table:table-cell table:formula="of:=[.H5]+[.G6]" office:value-type="float" office:value="120.68978012016" calcext:value-type="float">
            <text:p>120.6897801202</text:p>
          </table:table-cell>
          <table:table-cell table:formula="of:=[.H6]-[.C6]" office:value-type="float" office:value="0.000044707561727364" calcext:value-type="float">
            <text:p>0.000045</text:p>
          </table:table-cell>
        </table:table-row>
        <table:table-row table:style-name="ro1">
          <table:table-cell office:value-type="float" office:value="934.9677" calcext:value-type="float">
            <text:p>934.9677</text:p>
          </table:table-cell>
          <table:table-cell office:value-type="float" office:value="1135.055" calcext:value-type="float">
            <text:p>1135.055</text:p>
          </table:table-cell>
          <table:table-cell office:value-type="float" office:value="150.375551223755" calcext:value-type="float">
            <text:p>150.3755512238</text:p>
          </table:table-cell>
          <table:table-cell office:value-type="float" office:value="0.05904382" calcext:value-type="float">
            <text:p>0.05904382</text:p>
          </table:table-cell>
          <table:table-cell office:value-type="float" office:value="-0.9982554" calcext:value-type="float">
            <text:p>-0.9982554</text:p>
          </table:table-cell>
          <table:table-cell/>
          <table:table-cell table:formula="of:=SQRT(([.A7]-[.A6])*([.A7]-[.A6]) + ([.B7]-[.B6])*([.B7]-[.B6]))" office:value-type="float" office:value="29.6858038477991" calcext:value-type="float">
            <text:p>29.6858038478</text:p>
          </table:table-cell>
          <table:table-cell table:formula="of:=[.H6]+[.G7]" office:value-type="float" office:value="150.375583967959" calcext:value-type="float">
            <text:p>150.375583968</text:p>
          </table:table-cell>
          <table:table-cell table:formula="of:=[.H7]-[.C7]" office:value-type="float" office:value="0.0000327442037928449" calcext:value-type="float">
            <text:p>0.000033</text:p>
          </table:table-cell>
        </table:table-row>
        <table:table-row table:style-name="ro1">
          <table:table-cell office:value-type="float" office:value="964.7734" calcext:value-type="float">
            <text:p>964.7734</text:p>
          </table:table-cell>
          <table:table-cell office:value-type="float" office:value="1138.318" calcext:value-type="float">
            <text:p>1138.318</text:p>
          </table:table-cell>
          <table:table-cell office:value-type="float" office:value="180.359313964844" calcext:value-type="float">
            <text:p>180.3593139648</text:p>
          </table:table-cell>
          <table:table-cell office:value-type="float" office:value="0.1677761" calcext:value-type="float">
            <text:p>0.1677761</text:p>
          </table:table-cell>
          <table:table-cell office:value-type="float" office:value="-0.9858252" calcext:value-type="float">
            <text:p>-0.9858252</text:p>
          </table:table-cell>
          <table:table-cell/>
          <table:table-cell table:formula="of:=SQRT(([.A8]-[.A7])*([.A8]-[.A7]) + ([.B8]-[.B7])*([.B8]-[.B7]))" office:value-type="float" office:value="29.9837776387499" calcext:value-type="float">
            <text:p>29.9837776388</text:p>
          </table:table-cell>
          <table:table-cell table:formula="of:=[.H7]+[.G8]" office:value-type="float" office:value="180.359361606709" calcext:value-type="float">
            <text:p>180.3593616067</text:p>
          </table:table-cell>
          <table:table-cell table:formula="of:=[.H8]-[.C8]" office:value-type="float" office:value="0.0000476418647110677" calcext:value-type="float">
            <text:p>0.000048</text:p>
          </table:table-cell>
        </table:table-row>
        <table:table-row table:style-name="ro1">
          <table:table-cell office:value-type="float" office:value="995.2703" calcext:value-type="float">
            <text:p>995.2703</text:p>
          </table:table-cell>
          <table:table-cell office:value-type="float" office:value="1145.318" calcext:value-type="float">
            <text:p>1145.318</text:p>
          </table:table-cell>
          <table:table-cell office:value-type="float" office:value="211.649354934692" calcext:value-type="float">
            <text:p>211.6493549347</text:p>
          </table:table-cell>
          <table:table-cell office:value-type="float" office:value="0.3077888" calcext:value-type="float">
            <text:p>0.3077888</text:p>
          </table:table-cell>
          <table:table-cell office:value-type="float" office:value="-0.9514547" calcext:value-type="float">
            <text:p>-0.9514547</text:p>
          </table:table-cell>
          <table:table-cell/>
          <table:table-cell table:formula="of:=SQRT(([.A9]-[.A8])*([.A9]-[.A8]) + ([.B9]-[.B8])*([.B9]-[.B8]))" office:value-type="float" office:value="31.2899490189741" calcext:value-type="float">
            <text:p>31.289949019</text:p>
          </table:table-cell>
          <table:table-cell table:formula="of:=[.H8]+[.G9]" office:value-type="float" office:value="211.649310625683" calcext:value-type="float">
            <text:p>211.6493106257</text:p>
          </table:table-cell>
          <table:table-cell table:formula="of:=[.H9]-[.C9]" office:value-type="float" office:value="-0.0000443090091835074" calcext:value-type="float">
            <text:p>-0.000044</text:p>
          </table:table-cell>
        </table:table-row>
        <table:table-row table:style-name="ro1">
          <table:table-cell office:value-type="float" office:value="1025.028" calcext:value-type="float">
            <text:p>1025.028</text:p>
          </table:table-cell>
          <table:table-cell office:value-type="float" office:value="1157.81" calcext:value-type="float">
            <text:p>1157.81</text:p>
          </table:table-cell>
          <table:table-cell office:value-type="float" office:value="243.922914505005" calcext:value-type="float">
            <text:p>243.922914505</text:p>
          </table:table-cell>
          <table:table-cell office:value-type="float" office:value="0.3825578" calcext:value-type="float">
            <text:p>0.3825578</text:p>
          </table:table-cell>
          <table:table-cell office:value-type="float" office:value="-0.9239317" calcext:value-type="float">
            <text:p>-0.9239317</text:p>
          </table:table-cell>
          <table:table-cell/>
          <table:table-cell table:formula="of:=SQRT(([.A10]-[.A9])*([.A10]-[.A9]) + ([.B10]-[.B9])*([.B10]-[.B9]))" office:value-type="float" office:value="32.2733756104006" calcext:value-type="float">
            <text:p>32.2733756104</text:p>
          </table:table-cell>
          <table:table-cell table:formula="of:=[.H9]+[.G10]" office:value-type="float" office:value="243.922686236083" calcext:value-type="float">
            <text:p>243.9226862361</text:p>
          </table:table-cell>
          <table:table-cell table:formula="of:=[.H10]-[.C10]" office:value-type="float" office:value="-0.000228268921574681" calcext:value-type="float">
            <text:p>-0.000228</text:p>
          </table:table-cell>
        </table:table-row>
        <table:table-row table:style-name="ro1">
          <table:table-cell office:value-type="float" office:value="1054.498" calcext:value-type="float">
            <text:p>1054.498</text:p>
          </table:table-cell>
          <table:table-cell office:value-type="float" office:value="1169.842" calcext:value-type="float">
            <text:p>1169.842</text:p>
          </table:table-cell>
          <table:table-cell office:value-type="float" office:value="275.754606246948" calcext:value-type="float">
            <text:p>275.7546062469</text:p>
          </table:table-cell>
          <table:table-cell office:value-type="float" office:value="0.3815603" calcext:value-type="float">
            <text:p>0.3815603</text:p>
          </table:table-cell>
          <table:table-cell office:value-type="float" office:value="-0.9243439" calcext:value-type="float">
            <text:p>-0.9243439</text:p>
          </table:table-cell>
          <table:table-cell/>
          <table:table-cell table:formula="of:=SQRT(([.A11]-[.A10])*([.A11]-[.A10]) + ([.B11]-[.B10])*([.B11]-[.B10]))" office:value-type="float" office:value="31.8315868910113" calcext:value-type="float">
            <text:p>31.831586891</text:p>
          </table:table-cell>
          <table:table-cell table:formula="of:=[.H10]+[.G11]" office:value-type="float" office:value="275.754273127095" calcext:value-type="float">
            <text:p>275.7542731271</text:p>
          </table:table-cell>
          <table:table-cell table:formula="of:=[.H11]-[.C11]" office:value-type="float" office:value="-0.000333119853223707" calcext:value-type="float">
            <text:p>-0.000333</text:p>
          </table:table-cell>
        </table:table-row>
        <table:table-row table:style-name="ro1">
          <table:table-cell office:value-type="float" office:value="1079.219" calcext:value-type="float">
            <text:p>1079.219</text:p>
          </table:table-cell>
          <table:table-cell office:value-type="float" office:value="1180.179" calcext:value-type="float">
            <text:p>1180.179</text:p>
          </table:table-cell>
          <table:table-cell office:value-type="float" office:value="302.548864364624" calcext:value-type="float">
            <text:p>302.5488643646</text:p>
          </table:table-cell>
          <table:table-cell office:value-type="float" office:value="0.3191902" calcext:value-type="float">
            <text:p>0.3191902</text:p>
          </table:table-cell>
          <table:table-cell office:value-type="float" office:value="-0.9476907" calcext:value-type="float">
            <text:p>-0.9476907</text:p>
          </table:table-cell>
          <table:table-cell/>
          <table:table-cell table:formula="of:=SQRT(([.A12]-[.A11])*([.A12]-[.A11]) + ([.B12]-[.B11])*([.B12]-[.B11]))" office:value-type="float" office:value="26.795175125384" calcext:value-type="float">
            <text:p>26.7951751254</text:p>
          </table:table-cell>
          <table:table-cell table:formula="of:=[.H11]+[.G12]" office:value-type="float" office:value="302.549448252479" calcext:value-type="float">
            <text:p>302.5494482525</text:p>
          </table:table-cell>
          <table:table-cell table:formula="of:=[.H12]-[.C12]" office:value-type="float" office:value="0.000583887854816112" calcext:value-type="float">
            <text:p>0.000584</text:p>
          </table:table-cell>
        </table:table-row>
        <table:table-row table:style-name="ro1">
          <table:table-cell office:value-type="float" office:value="1102.047" calcext:value-type="float">
            <text:p>1102.047</text:p>
          </table:table-cell>
          <table:table-cell office:value-type="float" office:value="1185.857" calcext:value-type="float">
            <text:p>1185.857</text:p>
          </table:table-cell>
          <table:table-cell office:value-type="float" office:value="326.072883605957" calcext:value-type="float">
            <text:p>326.072883606</text:p>
          </table:table-cell>
          <table:table-cell office:value-type="float" office:value="0.1833147" calcext:value-type="float">
            <text:p>0.1833147</text:p>
          </table:table-cell>
          <table:table-cell office:value-type="float" office:value="-0.9830543" calcext:value-type="float">
            <text:p>-0.9830543</text:p>
          </table:table-cell>
          <table:table-cell/>
          <table:table-cell table:formula="of:=SQRT(([.A13]-[.A12])*([.A13]-[.A12]) + ([.B13]-[.B12])*([.B13]-[.B12]))" office:value-type="float" office:value="23.5235470964733" calcext:value-type="float">
            <text:p>23.5235470965</text:p>
          </table:table-cell>
          <table:table-cell table:formula="of:=[.H12]+[.G13]" office:value-type="float" office:value="326.072995348952" calcext:value-type="float">
            <text:p>326.072995349</text:p>
          </table:table-cell>
          <table:table-cell table:formula="of:=[.H13]-[.C13]" office:value-type="float" office:value="0.000111742995159148" calcext:value-type="float">
            <text:p>0.000112</text:p>
          </table:table-cell>
        </table:table-row>
        <table:table-row table:style-name="ro1">
          <table:table-cell office:value-type="float" office:value="1127.149" calcext:value-type="float">
            <text:p>1127.149</text:p>
          </table:table-cell>
          <table:table-cell office:value-type="float" office:value="1189.116" calcext:value-type="float">
            <text:p>1189.116</text:p>
          </table:table-cell>
          <table:table-cell office:value-type="float" office:value="351.385223388672" calcext:value-type="float">
            <text:p>351.3852233887</text:p>
          </table:table-cell>
          <table:table-cell office:value-type="float" office:value="0.09871602" calcext:value-type="float">
            <text:p>0.09871602</text:p>
          </table:table-cell>
          <table:table-cell office:value-type="float" office:value="-0.9951157" calcext:value-type="float">
            <text:p>-0.9951157</text:p>
          </table:table-cell>
          <table:table-cell/>
          <table:table-cell table:formula="of:=SQRT(([.A14]-[.A13])*([.A14]-[.A13]) + ([.B14]-[.B13])*([.B14]-[.B13]))" office:value-type="float" office:value="25.3126743944608" calcext:value-type="float">
            <text:p>25.3126743945</text:p>
          </table:table-cell>
          <table:table-cell table:formula="of:=[.H13]+[.G14]" office:value-type="float" office:value="351.385669743413" calcext:value-type="float">
            <text:p>351.3856697434</text:p>
          </table:table-cell>
          <table:table-cell table:formula="of:=[.H14]-[.C14]" office:value-type="float" office:value="0.000446354740972765" calcext:value-type="float">
            <text:p>0.000446</text:p>
          </table:table-cell>
        </table:table-row>
        <table:table-row table:style-name="ro1">
          <table:table-cell office:value-type="float" office:value="1160.17" calcext:value-type="float">
            <text:p>1160.17</text:p>
          </table:table-cell>
          <table:table-cell office:value-type="float" office:value="1191.623" calcext:value-type="float">
            <text:p>1191.623</text:p>
          </table:table-cell>
          <table:table-cell office:value-type="float" office:value="384.50191116333" calcext:value-type="float">
            <text:p>384.5019111633</text:p>
          </table:table-cell>
          <table:table-cell office:value-type="float" office:value="0.06429368" calcext:value-type="float">
            <text:p>0.06429368</text:p>
          </table:table-cell>
          <table:table-cell office:value-type="float" office:value="-0.9979311" calcext:value-type="float">
            <text:p>-0.9979311</text:p>
          </table:table-cell>
          <table:table-cell/>
          <table:table-cell table:formula="of:=SQRT(([.A15]-[.A14])*([.A15]-[.A14]) + ([.B15]-[.B14])*([.B15]-[.B14]))" office:value-type="float" office:value="33.1160307102167" calcext:value-type="float">
            <text:p>33.1160307102</text:p>
          </table:table-cell>
          <table:table-cell table:formula="of:=[.H14]+[.G15]" office:value-type="float" office:value="384.50170045363" calcext:value-type="float">
            <text:p>384.5017004536</text:p>
          </table:table-cell>
          <table:table-cell table:formula="of:=[.H15]-[.C15]" office:value-type="float" office:value="-0.000210709700411371" calcext:value-type="float">
            <text:p>-0.000211</text:p>
          </table:table-cell>
        </table:table-row>
        <table:table-row table:style-name="ro1">
          <table:table-cell office:value-type="float" office:value="1182.123" calcext:value-type="float">
            <text:p>1182.123</text:p>
          </table:table-cell>
          <table:table-cell office:value-type="float" office:value="1192.658" calcext:value-type="float">
            <text:p>1192.658</text:p>
          </table:table-cell>
          <table:table-cell office:value-type="float" office:value="406.479455947876" calcext:value-type="float">
            <text:p>406.4794559479</text:p>
          </table:table-cell>
          <table:table-cell office:value-type="float" office:value="0.0466392" calcext:value-type="float">
            <text:p>0.0466392</text:p>
          </table:table-cell>
          <table:table-cell office:value-type="float" office:value="-0.9989119" calcext:value-type="float">
            <text:p>-0.9989119</text:p>
          </table:table-cell>
          <table:table-cell/>
          <table:table-cell table:formula="of:=SQRT(([.A16]-[.A15])*([.A16]-[.A15]) + ([.B16]-[.B15])*([.B16]-[.B15]))" office:value-type="float" office:value="21.9773846032688" calcext:value-type="float">
            <text:p>21.9773846033</text:p>
          </table:table-cell>
          <table:table-cell table:formula="of:=[.H15]+[.G16]" office:value-type="float" office:value="406.479085056898" calcext:value-type="float">
            <text:p>406.4790850569</text:p>
          </table:table-cell>
          <table:table-cell table:formula="of:=[.H16]-[.C16]" office:value-type="float" office:value="-0.00037089097753551" calcext:value-type="float">
            <text:p>-0.000371</text:p>
          </table:table-cell>
        </table:table-row>
        <table:table-row table:style-name="ro1">
          <table:table-cell office:value-type="float" office:value="1208.36" calcext:value-type="float">
            <text:p>1208.36</text:p>
          </table:table-cell>
          <table:table-cell office:value-type="float" office:value="1193.873" calcext:value-type="float">
            <text:p>1193.873</text:p>
          </table:table-cell>
          <table:table-cell office:value-type="float" office:value="432.744598388672" calcext:value-type="float">
            <text:p>432.7445983887</text:p>
          </table:table-cell>
          <table:table-cell office:value-type="float" office:value="0.03987533" calcext:value-type="float">
            <text:p>0.03987533</text:p>
          </table:table-cell>
          <table:table-cell office:value-type="float" office:value="-0.9992047" calcext:value-type="float">
            <text:p>-0.9992047</text:p>
          </table:table-cell>
          <table:table-cell/>
          <table:table-cell table:formula="of:=SQRT(([.A17]-[.A16])*([.A17]-[.A16]) + ([.B17]-[.B16])*([.B17]-[.B16]))" office:value-type="float" office:value="26.265117437392" calcext:value-type="float">
            <text:p>26.2651174374</text:p>
          </table:table-cell>
          <table:table-cell table:formula="of:=[.H16]+[.G17]" office:value-type="float" office:value="432.74420249429" calcext:value-type="float">
            <text:p>432.7442024943</text:p>
          </table:table-cell>
          <table:table-cell table:formula="of:=[.H17]-[.C17]" office:value-type="float" office:value="-0.000395894381540529" calcext:value-type="float">
            <text:p>-0.000396</text:p>
          </table:table-cell>
        </table:table-row>
        <table:table-row table:style-name="ro1">
          <table:table-cell office:value-type="float" office:value="1235.623" calcext:value-type="float">
            <text:p>1235.623</text:p>
          </table:table-cell>
          <table:table-cell office:value-type="float" office:value="1194.793" calcext:value-type="float">
            <text:p>1194.793</text:p>
          </table:table-cell>
          <table:table-cell office:value-type="float" office:value="460.022594451904" calcext:value-type="float">
            <text:p>460.0225944519</text:p>
          </table:table-cell>
          <table:table-cell office:value-type="float" office:value="-0.003609776" calcext:value-type="float">
            <text:p>-0.003609776</text:p>
          </table:table-cell>
          <table:table-cell office:value-type="float" office:value="-0.9999935" calcext:value-type="float">
            <text:p>-0.9999935</text:p>
          </table:table-cell>
          <table:table-cell/>
          <table:table-cell table:formula="of:=SQRT(([.A18]-[.A17])*([.A18]-[.A17]) + ([.B18]-[.B17])*([.B18]-[.B17]))" office:value-type="float" office:value="27.2785184531713" calcext:value-type="float">
            <text:p>27.2785184532</text:p>
          </table:table-cell>
          <table:table-cell table:formula="of:=[.H17]+[.G18]" office:value-type="float" office:value="460.022720947462" calcext:value-type="float">
            <text:p>460.0227209475</text:p>
          </table:table-cell>
          <table:table-cell table:formula="of:=[.H18]-[.C18]" office:value-type="float" office:value="0.000126495557765338" calcext:value-type="float">
            <text:p>0.000126</text:p>
          </table:table-cell>
        </table:table-row>
        <table:table-row table:style-name="ro1">
          <table:table-cell office:value-type="float" office:value="1271.598" calcext:value-type="float">
            <text:p>1271.598</text:p>
          </table:table-cell>
          <table:table-cell office:value-type="float" office:value="1193.644" calcext:value-type="float">
            <text:p>1193.644</text:p>
          </table:table-cell>
          <table:table-cell office:value-type="float" office:value="496.015548706055" calcext:value-type="float">
            <text:p>496.0155487061</text:p>
          </table:table-cell>
          <table:table-cell office:value-type="float" office:value="-0.03843856" calcext:value-type="float">
            <text:p>-0.03843856</text:p>
          </table:table-cell>
          <table:table-cell office:value-type="float" office:value="-0.999261" calcext:value-type="float">
            <text:p>-0.999261</text:p>
          </table:table-cell>
          <table:table-cell/>
          <table:table-cell table:formula="of:=SQRT(([.A19]-[.A18])*([.A19]-[.A18]) + ([.B19]-[.B18])*([.B19]-[.B18]))" office:value-type="float" office:value="35.9933441902804" calcext:value-type="float">
            <text:p>35.9933441903</text:p>
          </table:table-cell>
          <table:table-cell table:formula="of:=[.H18]+[.G19]" office:value-type="float" office:value="496.016065137742" calcext:value-type="float">
            <text:p>496.0160651377</text:p>
          </table:table-cell>
          <table:table-cell table:formula="of:=[.H19]-[.C19]" office:value-type="float" office:value="0.000516431687231034" calcext:value-type="float">
            <text:p>0.000516</text:p>
          </table:table-cell>
        </table:table-row>
        <table:table-row table:style-name="ro1">
          <table:table-cell office:value-type="float" office:value="1306.97" calcext:value-type="float">
            <text:p>1306.97</text:p>
          </table:table-cell>
          <table:table-cell office:value-type="float" office:value="1192.049" calcext:value-type="float">
            <text:p>1192.049</text:p>
          </table:table-cell>
          <table:table-cell office:value-type="float" office:value="531.42370223999" calcext:value-type="float">
            <text:p>531.42370224</text:p>
          </table:table-cell>
          <table:table-cell office:value-type="float" office:value="-0.07725787" calcext:value-type="float">
            <text:p>-0.07725787</text:p>
          </table:table-cell>
          <table:table-cell office:value-type="float" office:value="-0.9970111" calcext:value-type="float">
            <text:p>-0.9970111</text:p>
          </table:table-cell>
          <table:table-cell/>
          <table:table-cell table:formula="of:=SQRT(([.A20]-[.A19])*([.A20]-[.A19]) + ([.B20]-[.B19])*([.B20]-[.B19]))" office:value-type="float" office:value="35.4079427388828" calcext:value-type="float">
            <text:p>35.4079427389</text:p>
          </table:table-cell>
          <table:table-cell table:formula="of:=[.H19]+[.G20]" office:value-type="float" office:value="531.424007876625" calcext:value-type="float">
            <text:p>531.4240078766</text:p>
          </table:table-cell>
          <table:table-cell table:formula="of:=[.H20]-[.C20]" office:value-type="float" office:value="0.000305636635062001" calcext:value-type="float">
            <text:p>0.000306</text:p>
          </table:table-cell>
        </table:table-row>
        <table:table-row table:style-name="ro1">
          <table:table-cell office:value-type="float" office:value="1340.477" calcext:value-type="float">
            <text:p>1340.477</text:p>
          </table:table-cell>
          <table:table-cell office:value-type="float" office:value="1188.307" calcext:value-type="float">
            <text:p>1188.307</text:p>
          </table:table-cell>
          <table:table-cell office:value-type="float" office:value="565.138957977295" calcext:value-type="float">
            <text:p>565.1389579773</text:p>
          </table:table-cell>
          <table:table-cell office:value-type="float" office:value="-0.1019143" calcext:value-type="float">
            <text:p>-0.1019143</text:p>
          </table:table-cell>
          <table:table-cell office:value-type="float" office:value="-0.9947932" calcext:value-type="float">
            <text:p>-0.9947932</text:p>
          </table:table-cell>
          <table:table-cell/>
          <table:table-cell table:formula="of:=SQRT(([.A21]-[.A20])*([.A21]-[.A20]) + ([.B21]-[.B20])*([.B21]-[.B20]))" office:value-type="float" office:value="33.7153023566452" calcext:value-type="float">
            <text:p>33.7153023566</text:p>
          </table:table-cell>
          <table:table-cell table:formula="of:=[.H20]+[.G21]" office:value-type="float" office:value="565.13931023327" calcext:value-type="float">
            <text:p>565.1393102333</text:p>
          </table:table-cell>
          <table:table-cell table:formula="of:=[.H21]-[.C21]" office:value-type="float" office:value="0.000352255975258231" calcext:value-type="float">
            <text:p>0.000352</text:p>
          </table:table-cell>
        </table:table-row>
        <table:table-row table:style-name="ro1">
          <table:table-cell office:value-type="float" office:value="1369.225" calcext:value-type="float">
            <text:p>1369.225</text:p>
          </table:table-cell>
          <table:table-cell office:value-type="float" office:value="1185.671" calcext:value-type="float">
            <text:p>1185.671</text:p>
          </table:table-cell>
          <table:table-cell office:value-type="float" office:value="594.008089065552" calcext:value-type="float">
            <text:p>594.0080890656</text:p>
          </table:table-cell>
          <table:table-cell office:value-type="float" office:value="-0.09411526" calcext:value-type="float">
            <text:p>-0.09411526</text:p>
          </table:table-cell>
          <table:table-cell office:value-type="float" office:value="-0.9955613" calcext:value-type="float">
            <text:p>-0.9955613</text:p>
          </table:table-cell>
          <table:table-cell/>
          <table:table-cell table:formula="of:=SQRT(([.A22]-[.A21])*([.A22]-[.A21]) + ([.B22]-[.B21])*([.B22]-[.B21]))" office:value-type="float" office:value="28.8685988575821" calcext:value-type="float">
            <text:p>28.8685988576</text:p>
          </table:table-cell>
          <table:table-cell table:formula="of:=[.H21]+[.G22]" office:value-type="float" office:value="594.007909090852" calcext:value-type="float">
            <text:p>594.0079090909</text:p>
          </table:table-cell>
          <table:table-cell table:formula="of:=[.H22]-[.C22]" office:value-type="float" office:value="-0.00017997469956299" calcext:value-type="float">
            <text:p>-0.000180</text:p>
          </table:table-cell>
        </table:table-row>
        <table:table-row table:style-name="ro1">
          <table:table-cell office:value-type="float" office:value="1398.31" calcext:value-type="float">
            <text:p>1398.31</text:p>
          </table:table-cell>
          <table:table-cell office:value-type="float" office:value="1182.84" calcext:value-type="float">
            <text:p>1182.84</text:p>
          </table:table-cell>
          <table:table-cell office:value-type="float" office:value="623.230533599854" calcext:value-type="float">
            <text:p>623.2305335999</text:p>
          </table:table-cell>
          <table:table-cell office:value-type="float" office:value="-0.114346" calcext:value-type="float">
            <text:p>-0.114346</text:p>
          </table:table-cell>
          <table:table-cell office:value-type="float" office:value="-0.993441" calcext:value-type="float">
            <text:p>-0.993441</text:p>
          </table:table-cell>
          <table:table-cell/>
          <table:table-cell table:formula="of:=SQRT(([.A23]-[.A22])*([.A23]-[.A22]) + ([.B23]-[.B22])*([.B23]-[.B22]))" office:value-type="float" office:value="29.2224534562039" calcext:value-type="float">
            <text:p>29.2224534562</text:p>
          </table:table-cell>
          <table:table-cell table:formula="of:=[.H22]+[.G23]" office:value-type="float" office:value="623.230362547056" calcext:value-type="float">
            <text:p>623.2303625471</text:p>
          </table:table-cell>
          <table:table-cell table:formula="of:=[.H23]-[.C23]" office:value-type="float" office:value="-0.000171052797668381" calcext:value-type="float">
            <text:p>-0.000171</text:p>
          </table:table-cell>
        </table:table-row>
        <table:table-row table:style-name="ro1">
          <table:table-cell office:value-type="float" office:value="1430.229" calcext:value-type="float">
            <text:p>1430.229</text:p>
          </table:table-cell>
          <table:table-cell office:value-type="float" office:value="1178.649" calcext:value-type="float">
            <text:p>1178.649</text:p>
          </table:table-cell>
          <table:table-cell office:value-type="float" office:value="655.423355102539" calcext:value-type="float">
            <text:p>655.4233551025</text:p>
          </table:table-cell>
          <table:table-cell office:value-type="float" office:value="-0.1272429" calcext:value-type="float">
            <text:p>-0.1272429</text:p>
          </table:table-cell>
          <table:table-cell office:value-type="float" office:value="-0.9918715" calcext:value-type="float">
            <text:p>-0.9918715</text:p>
          </table:table-cell>
          <table:table-cell/>
          <table:table-cell table:formula="of:=SQRT(([.A24]-[.A23])*([.A24]-[.A23]) + ([.B24]-[.B23])*([.B24]-[.B23]))" office:value-type="float" office:value="32.1929657223439" calcext:value-type="float">
            <text:p>32.1929657223</text:p>
          </table:table-cell>
          <table:table-cell table:formula="of:=[.H23]+[.G24]" office:value-type="float" office:value="655.4233282694" calcext:value-type="float">
            <text:p>655.4233282694</text:p>
          </table:table-cell>
          <table:table-cell table:formula="of:=[.H24]-[.C24]" office:value-type="float" office:value="-0.0000268331388042498" calcext:value-type="float">
            <text:p>-0.000027</text:p>
          </table:table-cell>
        </table:table-row>
        <table:table-row table:style-name="ro1">
          <table:table-cell office:value-type="float" office:value="1467.004" calcext:value-type="float">
            <text:p>1467.004</text:p>
          </table:table-cell>
          <table:table-cell office:value-type="float" office:value="1174.027" calcext:value-type="float">
            <text:p>1174.027</text:p>
          </table:table-cell>
          <table:table-cell office:value-type="float" office:value="692.487098693848" calcext:value-type="float">
            <text:p>692.4870986938</text:p>
          </table:table-cell>
          <table:table-cell office:value-type="float" office:value="-0.125325" calcext:value-type="float">
            <text:p>-0.125325</text:p>
          </table:table-cell>
          <table:table-cell office:value-type="float" office:value="-0.9921157" calcext:value-type="float">
            <text:p>-0.9921157</text:p>
          </table:table-cell>
          <table:table-cell/>
          <table:table-cell table:formula="of:=SQRT(([.A25]-[.A24])*([.A25]-[.A24]) + ([.B25]-[.B24])*([.B25]-[.B24]))" office:value-type="float" office:value="37.0643158442185" calcext:value-type="float">
            <text:p>37.0643158442</text:p>
          </table:table-cell>
          <table:table-cell table:formula="of:=[.H24]+[.G25]" office:value-type="float" office:value="692.487644113619" calcext:value-type="float">
            <text:p>692.4876441136</text:p>
          </table:table-cell>
          <table:table-cell table:formula="of:=[.H25]-[.C25]" office:value-type="float" office:value="0.000545419770674016" calcext:value-type="float">
            <text:p>0.000545</text:p>
          </table:table-cell>
        </table:table-row>
        <table:table-row table:style-name="ro1">
          <table:table-cell office:value-type="float" office:value="1492.771" calcext:value-type="float">
            <text:p>1492.771</text:p>
          </table:table-cell>
          <table:table-cell office:value-type="float" office:value="1170.749" calcext:value-type="float">
            <text:p>1170.749</text:p>
          </table:table-cell>
          <table:table-cell office:value-type="float" office:value="718.46262550354" calcext:value-type="float">
            <text:p>718.4626255035</text:p>
          </table:table-cell>
          <table:table-cell office:value-type="float" office:value="-0.1135327" calcext:value-type="float">
            <text:p>-0.1135327</text:p>
          </table:table-cell>
          <table:table-cell office:value-type="float" office:value="-0.9935344" calcext:value-type="float">
            <text:p>-0.9935344</text:p>
          </table:table-cell>
          <table:table-cell/>
          <table:table-cell table:formula="of:=SQRT(([.A26]-[.A25])*([.A26]-[.A25]) + ([.B26]-[.B25])*([.B26]-[.B25]))" office:value-type="float" office:value="25.974671759235" calcext:value-type="float">
            <text:p>25.9746717592</text:p>
          </table:table-cell>
          <table:table-cell table:formula="of:=[.H25]+[.G26]" office:value-type="float" office:value="718.462315872854" calcext:value-type="float">
            <text:p>718.4623158729</text:p>
          </table:table-cell>
          <table:table-cell table:formula="of:=[.H26]-[.C26]" office:value-type="float" office:value="-0.000309630686274431" calcext:value-type="float">
            <text:p>-0.000310</text:p>
          </table:table-cell>
        </table:table-row>
        <table:table-row table:style-name="ro1">
          <table:table-cell office:value-type="float" office:value="1519.772" calcext:value-type="float">
            <text:p>1519.772</text:p>
          </table:table-cell>
          <table:table-cell office:value-type="float" office:value="1167.997" calcext:value-type="float">
            <text:p>1167.997</text:p>
          </table:table-cell>
          <table:table-cell office:value-type="float" office:value="745.602956771851" calcext:value-type="float">
            <text:p>745.6029567719</text:p>
          </table:table-cell>
          <table:table-cell office:value-type="float" office:value="-0.08889008" calcext:value-type="float">
            <text:p>-0.08889008</text:p>
          </table:table-cell>
          <table:table-cell office:value-type="float" office:value="-0.9960414" calcext:value-type="float">
            <text:p>-0.9960414</text:p>
          </table:table-cell>
          <table:table-cell/>
          <table:table-cell table:formula="of:=SQRT(([.A27]-[.A26])*([.A27]-[.A26]) + ([.B27]-[.B26])*([.B27]-[.B26]))" office:value-type="float" office:value="27.1408825390774" calcext:value-type="float">
            <text:p>27.1408825391</text:p>
          </table:table-cell>
          <table:table-cell table:formula="of:=[.H26]+[.G27]" office:value-type="float" office:value="745.603198411931" calcext:value-type="float">
            <text:p>745.6031984119</text:p>
          </table:table-cell>
          <table:table-cell table:formula="of:=[.H27]-[.C27]" office:value-type="float" office:value="0.000241640080162142" calcext:value-type="float">
            <text:p>0.000242</text:p>
          </table:table-cell>
        </table:table-row>
        <table:table-row table:style-name="ro1">
          <table:table-cell office:value-type="float" office:value="1546.772" calcext:value-type="float">
            <text:p>1546.772</text:p>
          </table:table-cell>
          <table:table-cell office:value-type="float" office:value="1165.93" calcext:value-type="float">
            <text:p>1165.93</text:p>
          </table:table-cell>
          <table:table-cell office:value-type="float" office:value="772.682252883911" calcext:value-type="float">
            <text:p>772.6822528839</text:p>
          </table:table-cell>
          <table:table-cell office:value-type="float" office:value="-0.08344746" calcext:value-type="float">
            <text:p>-0.08344746</text:p>
          </table:table-cell>
          <table:table-cell office:value-type="float" office:value="-0.9965122" calcext:value-type="float">
            <text:p>-0.9965122</text:p>
          </table:table-cell>
          <table:table-cell/>
          <table:table-cell table:formula="of:=SQRT(([.A28]-[.A27])*([.A28]-[.A27]) + ([.B28]-[.B27])*([.B28]-[.B27]))" office:value-type="float" office:value="27.0790045791938" calcext:value-type="float">
            <text:p>27.0790045792</text:p>
          </table:table-cell>
          <table:table-cell table:formula="of:=[.H27]+[.G28]" office:value-type="float" office:value="772.682202991125" calcext:value-type="float">
            <text:p>772.6822029911</text:p>
          </table:table-cell>
          <table:table-cell table:formula="of:=[.H28]-[.C28]" office:value-type="float" office:value="-0.0000498927860235199" calcext:value-type="float">
            <text:p>-0.000050</text:p>
          </table:table-cell>
        </table:table-row>
        <table:table-row table:style-name="ro1">
          <table:table-cell office:value-type="float" office:value="1572.312" calcext:value-type="float">
            <text:p>1572.312</text:p>
          </table:table-cell>
          <table:table-cell office:value-type="float" office:value="1163.598" calcext:value-type="float">
            <text:p>1163.598</text:p>
          </table:table-cell>
          <table:table-cell office:value-type="float" office:value="798.328052520752" calcext:value-type="float">
            <text:p>798.3280525208</text:p>
          </table:table-cell>
          <table:table-cell office:value-type="float" office:value="-0.0766077" calcext:value-type="float">
            <text:p>-0.0766077</text:p>
          </table:table-cell>
          <table:table-cell office:value-type="float" office:value="-0.9970613" calcext:value-type="float">
            <text:p>-0.9970613</text:p>
          </table:table-cell>
          <table:table-cell/>
          <table:table-cell table:formula="of:=SQRT(([.A29]-[.A28])*([.A29]-[.A28]) + ([.B29]-[.B28])*([.B29]-[.B28]))" office:value-type="float" office:value="25.646243857532" calcext:value-type="float">
            <text:p>25.6462438575</text:p>
          </table:table-cell>
          <table:table-cell table:formula="of:=[.H28]+[.G29]" office:value-type="float" office:value="798.328446848657" calcext:value-type="float">
            <text:p>798.3284468487</text:p>
          </table:table-cell>
          <table:table-cell table:formula="of:=[.H29]-[.C29]" office:value-type="float" office:value="0.000394327905041791" calcext:value-type="float">
            <text:p>0.000394</text:p>
          </table:table-cell>
        </table:table-row>
        <table:table-row table:style-name="ro1">
          <table:table-cell office:value-type="float" office:value="1598.067" calcext:value-type="float">
            <text:p>1598.067</text:p>
          </table:table-cell>
          <table:table-cell office:value-type="float" office:value="1161.989" calcext:value-type="float">
            <text:p>1161.989</text:p>
          </table:table-cell>
          <table:table-cell office:value-type="float" office:value="824.133642196655" calcext:value-type="float">
            <text:p>824.1336421967</text:p>
          </table:table-cell>
          <table:table-cell office:value-type="float" office:value="-0.0760113" calcext:value-type="float">
            <text:p>-0.0760113</text:p>
          </table:table-cell>
          <table:table-cell office:value-type="float" office:value="-0.9971071" calcext:value-type="float">
            <text:p>-0.9971071</text:p>
          </table:table-cell>
          <table:table-cell/>
          <table:table-cell table:formula="of:=SQRT(([.A30]-[.A29])*([.A30]-[.A29]) + ([.B30]-[.B29])*([.B30]-[.B29]))" office:value-type="float" office:value="25.8052108303731" calcext:value-type="float">
            <text:p>25.8052108304</text:p>
          </table:table-cell>
          <table:table-cell table:formula="of:=[.H29]+[.G30]" office:value-type="float" office:value="824.13365767903" calcext:value-type="float">
            <text:p>824.133657679</text:p>
          </table:table-cell>
          <table:table-cell table:formula="of:=[.H30]-[.C30]" office:value-type="float" office:value="0.0000154823750335709" calcext:value-type="float">
            <text:p>0.000015</text:p>
          </table:table-cell>
        </table:table-row>
        <table:table-row table:style-name="ro1">
          <table:table-cell office:value-type="float" office:value="1625.75" calcext:value-type="float">
            <text:p>1625.75</text:p>
          </table:table-cell>
          <table:table-cell office:value-type="float" office:value="1159.524" calcext:value-type="float">
            <text:p>1159.524</text:p>
          </table:table-cell>
          <table:table-cell office:value-type="float" office:value="851.926485061646" calcext:value-type="float">
            <text:p>851.9264850616</text:p>
          </table:table-cell>
          <table:table-cell office:value-type="float" office:value="-0.1055453" calcext:value-type="float">
            <text:p>-0.1055453</text:p>
          </table:table-cell>
          <table:table-cell office:value-type="float" office:value="-0.9944146" calcext:value-type="float">
            <text:p>-0.9944146</text:p>
          </table:table-cell>
          <table:table-cell/>
          <table:table-cell table:formula="of:=SQRT(([.A31]-[.A30])*([.A31]-[.A30]) + ([.B31]-[.B30])*([.B31]-[.B30]))" office:value-type="float" office:value="27.7925298236774" calcext:value-type="float">
            <text:p>27.7925298237</text:p>
          </table:table-cell>
          <table:table-cell table:formula="of:=[.H30]+[.G31]" office:value-type="float" office:value="851.926187502708" calcext:value-type="float">
            <text:p>851.9261875027</text:p>
          </table:table-cell>
          <table:table-cell table:formula="of:=[.H31]-[.C31]" office:value-type="float" office:value="-0.000297558938427755" calcext:value-type="float">
            <text:p>-0.000298</text:p>
          </table:table-cell>
        </table:table-row>
        <table:table-row table:style-name="ro1">
          <table:table-cell office:value-type="float" office:value="1650.008" calcext:value-type="float">
            <text:p>1650.008</text:p>
          </table:table-cell>
          <table:table-cell office:value-type="float" office:value="1156.476" calcext:value-type="float">
            <text:p>1156.476</text:p>
          </table:table-cell>
          <table:table-cell office:value-type="float" office:value="876.375202178955" calcext:value-type="float">
            <text:p>876.375202179</text:p>
          </table:table-cell>
          <table:table-cell office:value-type="float" office:value="-0.09285724" calcext:value-type="float">
            <text:p>-0.09285724</text:p>
          </table:table-cell>
          <table:table-cell office:value-type="float" office:value="-0.9956795" calcext:value-type="float">
            <text:p>-0.9956795</text:p>
          </table:table-cell>
          <table:table-cell/>
          <table:table-cell table:formula="of:=SQRT(([.A32]-[.A31])*([.A32]-[.A31]) + ([.B32]-[.B31])*([.B32]-[.B31]))" office:value-type="float" office:value="24.4487395994149" calcext:value-type="float">
            <text:p>24.4487395994</text:p>
          </table:table-cell>
          <table:table-cell table:formula="of:=[.H31]+[.G32]" office:value-type="float" office:value="876.374927102122" calcext:value-type="float">
            <text:p>876.3749271021</text:p>
          </table:table-cell>
          <table:table-cell table:formula="of:=[.H32]-[.C32]" office:value-type="float" office:value="-0.000275076832508603" calcext:value-type="float">
            <text:p>-0.000275</text:p>
          </table:table-cell>
        </table:table-row>
        <table:table-row table:style-name="ro1">
          <table:table-cell office:value-type="float" office:value="1678.284" calcext:value-type="float">
            <text:p>1678.284</text:p>
          </table:table-cell>
          <table:table-cell office:value-type="float" office:value="1154.625" calcext:value-type="float">
            <text:p>1154.625</text:p>
          </table:table-cell>
          <table:table-cell office:value-type="float" office:value="904.711477279663" calcext:value-type="float">
            <text:p>904.7114772797</text:p>
          </table:table-cell>
          <table:table-cell office:value-type="float" office:value="-0.07567847" calcext:value-type="float">
            <text:p>-0.07567847</text:p>
          </table:table-cell>
          <table:table-cell office:value-type="float" office:value="-0.9971323" calcext:value-type="float">
            <text:p>-0.9971323</text:p>
          </table:table-cell>
          <table:table-cell/>
          <table:table-cell table:formula="of:=SQRT(([.A33]-[.A32])*([.A33]-[.A32]) + ([.B33]-[.B32])*([.B33]-[.B32]))" office:value-type="float" office:value="28.3365201992059" calcext:value-type="float">
            <text:p>28.3365201992</text:p>
          </table:table-cell>
          <table:table-cell table:formula="of:=[.H32]+[.G33]" office:value-type="float" office:value="904.711447301328" calcext:value-type="float">
            <text:p>904.7114473013</text:p>
          </table:table-cell>
          <table:table-cell table:formula="of:=[.H33]-[.C33]" office:value-type="float" office:value="-0.0000299783346235927" calcext:value-type="float">
            <text:p>-0.000030</text:p>
          </table:table-cell>
        </table:table-row>
        <table:table-row table:style-name="ro1">
          <table:table-cell office:value-type="float" office:value="1705.723" calcext:value-type="float">
            <text:p>1705.723</text:p>
          </table:table-cell>
          <table:table-cell office:value-type="float" office:value="1152.247" calcext:value-type="float">
            <text:p>1152.247</text:p>
          </table:table-cell>
          <table:table-cell office:value-type="float" office:value="932.25301361084" calcext:value-type="float">
            <text:p>932.2530136108</text:p>
          </table:table-cell>
          <table:table-cell office:value-type="float" office:value="-0.08113801" calcext:value-type="float">
            <text:p>-0.08113801</text:p>
          </table:table-cell>
          <table:table-cell office:value-type="float" office:value="-0.9967029" calcext:value-type="float">
            <text:p>-0.9967029</text:p>
          </table:table-cell>
          <table:table-cell/>
          <table:table-cell table:formula="of:=SQRT(([.A34]-[.A33])*([.A34]-[.A33]) + ([.B34]-[.B33])*([.B34]-[.B33]))" office:value-type="float" office:value="27.5418518803655" calcext:value-type="float">
            <text:p>27.5418518804</text:p>
          </table:table-cell>
          <table:table-cell table:formula="of:=[.H33]+[.G34]" office:value-type="float" office:value="932.253299181694" calcext:value-type="float">
            <text:p>932.2532991817</text:p>
          </table:table-cell>
          <table:table-cell table:formula="of:=[.H34]-[.C34]" office:value-type="float" office:value="0.000285570853861827" calcext:value-type="float">
            <text:p>0.000286</text:p>
          </table:table-cell>
        </table:table-row>
        <table:table-row table:style-name="ro1">
          <table:table-cell office:value-type="float" office:value="1732.784" calcext:value-type="float">
            <text:p>1732.784</text:p>
          </table:table-cell>
          <table:table-cell office:value-type="float" office:value="1150.188" calcext:value-type="float">
            <text:p>1150.188</text:p>
          </table:table-cell>
          <table:table-cell office:value-type="float" office:value="959.392517089844" calcext:value-type="float">
            <text:p>959.3925170898</text:p>
          </table:table-cell>
          <table:table-cell office:value-type="float" office:value="-0.06582308" calcext:value-type="float">
            <text:p>-0.06582308</text:p>
          </table:table-cell>
          <table:table-cell office:value-type="float" office:value="-0.9978314" calcext:value-type="float">
            <text:p>-0.9978314</text:p>
          </table:table-cell>
          <table:table-cell/>
          <table:table-cell table:formula="of:=SQRT(([.A35]-[.A34])*([.A35]-[.A34]) + ([.B35]-[.B34])*([.B35]-[.B34]))" office:value-type="float" office:value="27.1392188907494" calcext:value-type="float">
            <text:p>27.1392188907</text:p>
          </table:table-cell>
          <table:table-cell table:formula="of:=[.H34]+[.G35]" office:value-type="float" office:value="959.392518072443" calcext:value-type="float">
            <text:p>959.3925180724</text:p>
          </table:table-cell>
          <table:table-cell table:formula="of:=[.H35]-[.C35]" office:value-type="float" office:value="0.00000098259920378041" calcext:value-type="float">
            <text:p>0.000001</text:p>
          </table:table-cell>
        </table:table-row>
        <table:table-row table:style-name="ro1">
          <table:table-cell office:value-type="float" office:value="1764.228" calcext:value-type="float">
            <text:p>1764.228</text:p>
          </table:table-cell>
          <table:table-cell office:value-type="float" office:value="1148.388" calcext:value-type="float">
            <text:p>1148.388</text:p>
          </table:table-cell>
          <table:table-cell office:value-type="float" office:value="990.888347625732" calcext:value-type="float">
            <text:p>990.8883476257</text:p>
          </table:table-cell>
          <table:table-cell office:value-type="float" office:value="-0.06089294" calcext:value-type="float">
            <text:p>-0.06089294</text:p>
          </table:table-cell>
          <table:table-cell office:value-type="float" office:value="-0.9981443" calcext:value-type="float">
            <text:p>-0.9981443</text:p>
          </table:table-cell>
          <table:table-cell/>
          <table:table-cell table:formula="of:=SQRT(([.A36]-[.A35])*([.A36]-[.A35]) + ([.B36]-[.B35])*([.B36]-[.B35]))" office:value-type="float" office:value="31.4954780246307" calcext:value-type="float">
            <text:p>31.4954780246</text:p>
          </table:table-cell>
          <table:table-cell table:formula="of:=[.H35]+[.G36]" office:value-type="float" office:value="990.887996097074" calcext:value-type="float">
            <text:p>990.8879960971</text:p>
          </table:table-cell>
          <table:table-cell table:formula="of:=[.H36]-[.C36]" office:value-type="float" office:value="-0.000351528658029565" calcext:value-type="float">
            <text:p>-0.000352</text:p>
          </table:table-cell>
        </table:table-row>
        <table:table-row table:style-name="ro1">
          <table:table-cell office:value-type="float" office:value="1792.092" calcext:value-type="float">
            <text:p>1792.092</text:p>
          </table:table-cell>
          <table:table-cell office:value-type="float" office:value="1146.57" calcext:value-type="float">
            <text:p>1146.57</text:p>
          </table:table-cell>
          <table:table-cell office:value-type="float" office:value="1018.81147575378" calcext:value-type="float">
            <text:p>1018.8114757538</text:p>
          </table:table-cell>
          <table:table-cell office:value-type="float" office:value="-0.04263735" calcext:value-type="float">
            <text:p>-0.04263735</text:p>
          </table:table-cell>
          <table:table-cell office:value-type="float" office:value="-0.9990907" calcext:value-type="float">
            <text:p>-0.9990907</text:p>
          </table:table-cell>
          <table:table-cell/>
          <table:table-cell table:formula="of:=SQRT(([.A37]-[.A36])*([.A37]-[.A36]) + ([.B37]-[.B36])*([.B37]-[.B36]))" office:value-type="float" office:value="27.9232451552466" calcext:value-type="float">
            <text:p>27.9232451552</text:p>
          </table:table-cell>
          <table:table-cell table:formula="of:=[.H36]+[.G37]" office:value-type="float" office:value="1018.81124125232" calcext:value-type="float">
            <text:p>1018.8112412523</text:p>
          </table:table-cell>
          <table:table-cell table:formula="of:=[.H37]-[.C37]" office:value-type="float" office:value="-0.000234501459431158" calcext:value-type="float">
            <text:p>-0.000235</text:p>
          </table:table-cell>
        </table:table-row>
        <table:table-row table:style-name="ro1">
          <table:table-cell office:value-type="float" office:value="1820.696" calcext:value-type="float">
            <text:p>1820.696</text:p>
          </table:table-cell>
          <table:table-cell office:value-type="float" office:value="1145.978" calcext:value-type="float">
            <text:p>1145.978</text:p>
          </table:table-cell>
          <table:table-cell office:value-type="float" office:value="1047.42087173462" calcext:value-type="float">
            <text:p>1047.4208717346</text:p>
          </table:table-cell>
          <table:table-cell office:value-type="float" office:value="0.03766942" calcext:value-type="float">
            <text:p>0.03766942</text:p>
          </table:table-cell>
          <table:table-cell office:value-type="float" office:value="-0.9992902" calcext:value-type="float">
            <text:p>-0.9992902</text:p>
          </table:table-cell>
          <table:table-cell/>
          <table:table-cell table:formula="of:=SQRT(([.A38]-[.A37])*([.A38]-[.A37]) + ([.B38]-[.B37])*([.B38]-[.B37]))" office:value-type="float" office:value="28.6101254803258" calcext:value-type="float">
            <text:p>28.6101254803</text:p>
          </table:table-cell>
          <table:table-cell table:formula="of:=[.H37]+[.G38]" office:value-type="float" office:value="1047.42136673265" calcext:value-type="float">
            <text:p>1047.4213667327</text:p>
          </table:table-cell>
          <table:table-cell table:formula="of:=[.H38]-[.C38]" office:value-type="float" office:value="0.000494998026397298" calcext:value-type="float">
            <text:p>0.000495</text:p>
          </table:table-cell>
        </table:table-row>
        <table:table-row table:style-name="ro1">
          <table:table-cell office:value-type="float" office:value="1848.6" calcext:value-type="float">
            <text:p>1848.6</text:p>
          </table:table-cell>
          <table:table-cell office:value-type="float" office:value="1148.7" calcext:value-type="float">
            <text:p>1148.7</text:p>
          </table:table-cell>
          <table:table-cell office:value-type="float" office:value="1075.45774269104" calcext:value-type="float">
            <text:p>1075.457742691</text:p>
          </table:table-cell>
          <table:table-cell office:value-type="float" office:value="0.1151181" calcext:value-type="float">
            <text:p>0.1151181</text:p>
          </table:table-cell>
          <table:table-cell office:value-type="float" office:value="-0.9933518" calcext:value-type="float">
            <text:p>-0.9933518</text:p>
          </table:table-cell>
          <table:table-cell/>
          <table:table-cell table:formula="of:=SQRT(([.A39]-[.A38])*([.A39]-[.A38]) + ([.B39]-[.B38])*([.B39]-[.B38]))" office:value-type="float" office:value="28.0364494899051" calcext:value-type="float">
            <text:p>28.0364494899</text:p>
          </table:table-cell>
          <table:table-cell table:formula="of:=[.H38]+[.G39]" office:value-type="float" office:value="1075.45781622255" calcext:value-type="float">
            <text:p>1075.4578162226</text:p>
          </table:table-cell>
          <table:table-cell table:formula="of:=[.H39]-[.C39]" office:value-type="float" office:value="0.0000735315115889534" calcext:value-type="float">
            <text:p>0.000074</text:p>
          </table:table-cell>
        </table:table-row>
        <table:table-row table:style-name="ro1">
          <table:table-cell office:value-type="float" office:value="1878.7" calcext:value-type="float">
            <text:p>1878.7</text:p>
          </table:table-cell>
          <table:table-cell office:value-type="float" office:value="1152.7" calcext:value-type="float">
            <text:p>1152.7</text:p>
          </table:table-cell>
          <table:table-cell office:value-type="float" office:value="1105.8223361969" calcext:value-type="float">
            <text:p>1105.8223361969</text:p>
          </table:table-cell>
          <table:table-cell office:value-type="float" office:value="0.1732973" calcext:value-type="float">
            <text:p>0.1732973</text:p>
          </table:table-cell>
          <table:table-cell office:value-type="float" office:value="-0.9848697" calcext:value-type="float">
            <text:p>-0.9848697</text:p>
          </table:table-cell>
          <table:table-cell/>
          <table:table-cell table:formula="of:=SQRT(([.A40]-[.A39])*([.A40]-[.A39]) + ([.B40]-[.B39])*([.B40]-[.B39]))" office:value-type="float" office:value="30.3646175671621" calcext:value-type="float">
            <text:p>30.3646175672</text:p>
          </table:table-cell>
          <table:table-cell table:formula="of:=[.H39]+[.G40]" office:value-type="float" office:value="1105.82243378971" calcext:value-type="float">
            <text:p>1105.8224337897</text:p>
          </table:table-cell>
          <table:table-cell table:formula="of:=[.H40]-[.C40]" office:value-type="float" office:value="0.0000975928135176218" calcext:value-type="float">
            <text:p>0.000098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158.8" calcext:value-type="float">
            <text:p>1158.8</text:p>
          </table:table-cell>
          <table:table-cell office:value-type="float" office:value="1133.79560661316" calcext:value-type="float">
            <text:p>1133.7956066132</text:p>
          </table:table-cell>
          <table:table-cell office:value-type="float" office:value="0.2394996" calcext:value-type="float">
            <text:p>0.2394996</text:p>
          </table:table-cell>
          <table:table-cell office:value-type="float" office:value="-0.9708965" calcext:value-type="float">
            <text:p>-0.9708965</text:p>
          </table:table-cell>
          <table:table-cell/>
          <table:table-cell table:formula="of:=SQRT(([.A41]-[.A40])*([.A41]-[.A40]) + ([.B41]-[.B40])*([.B41]-[.B40]))" office:value-type="float" office:value="27.9732014613987" calcext:value-type="float">
            <text:p>27.9732014614</text:p>
          </table:table-cell>
          <table:table-cell table:formula="of:=[.H40]+[.G41]" office:value-type="float" office:value="1133.79563525111" calcext:value-type="float">
            <text:p>1133.7956352511</text:p>
          </table:table-cell>
          <table:table-cell table:formula="of:=[.H41]-[.C41]" office:value-type="float" office:value="0.0000286379522549396" calcext:value-type="float">
            <text:p>0.000029</text:p>
          </table:table-cell>
        </table:table-row>
        <table:table-row table:style-name="ro1">
          <table:table-cell office:value-type="float" office:value="1931.4" calcext:value-type="float">
            <text:p>1931.4</text:p>
          </table:table-cell>
          <table:table-cell office:value-type="float" office:value="1165.7" calcext:value-type="float">
            <text:p>1165.7</text:p>
          </table:table-cell>
          <table:table-cell office:value-type="float" office:value="1160.11612892151" calcext:value-type="float">
            <text:p>1160.1161289215</text:p>
          </table:table-cell>
          <table:table-cell office:value-type="float" office:value="0.3074293" calcext:value-type="float">
            <text:p>0.3074293</text:p>
          </table:table-cell>
          <table:table-cell office:value-type="float" office:value="-0.9515709" calcext:value-type="float">
            <text:p>-0.9515709</text:p>
          </table:table-cell>
          <table:table-cell/>
          <table:table-cell table:formula="of:=SQRT(([.A42]-[.A41])*([.A42]-[.A41]) + ([.B42]-[.B41])*([.B42]-[.B41]))" office:value-type="float" office:value="26.3205243108872" calcext:value-type="float">
            <text:p>26.3205243109</text:p>
          </table:table-cell>
          <table:table-cell table:formula="of:=[.H41]+[.G42]" office:value-type="float" office:value="1160.116159562" calcext:value-type="float">
            <text:p>1160.116159562</text:p>
          </table:table-cell>
          <table:table-cell table:formula="of:=[.H42]-[.C42]" office:value-type="float" office:value="0.000030640489740108" calcext:value-type="float">
            <text:p>0.000031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175.6" calcext:value-type="float">
            <text:p>1175.6</text:p>
          </table:table-cell>
          <table:table-cell office:value-type="float" office:value="1188.49868011475" calcext:value-type="float">
            <text:p>1188.4986801148</text:p>
          </table:table-cell>
          <table:table-cell office:value-type="float" office:value="0.4260512" calcext:value-type="float">
            <text:p>0.4260512</text:p>
          </table:table-cell>
          <table:table-cell office:value-type="float" office:value="-0.904699" calcext:value-type="float">
            <text:p>-0.904699</text:p>
          </table:table-cell>
          <table:table-cell/>
          <table:table-cell table:formula="of:=SQRT(([.A43]-[.A42])*([.A43]-[.A42]) + ([.B43]-[.B42])*([.B43]-[.B42]))" office:value-type="float" office:value="28.3825650708316" calcext:value-type="float">
            <text:p>28.3825650708</text:p>
          </table:table-cell>
          <table:table-cell table:formula="of:=[.H42]+[.G43]" office:value-type="float" office:value="1188.49872463283" calcext:value-type="float">
            <text:p>1188.4987246328</text:p>
          </table:table-cell>
          <table:table-cell table:formula="of:=[.H43]-[.C43]" office:value-type="float" office:value="0.0000445180812675972" calcext:value-type="float">
            <text:p>0.00004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190" calcext:value-type="float">
            <text:p>1190</text:p>
          </table:table-cell>
          <table:table-cell office:value-type="float" office:value="1217.34934234619" calcext:value-type="float">
            <text:p>1217.3493423462</text:p>
          </table:table-cell>
          <table:table-cell office:value-type="float" office:value="0.5633372" calcext:value-type="float">
            <text:p>0.5633372</text:p>
          </table:table-cell>
          <table:table-cell office:value-type="float" office:value="-0.826227" calcext:value-type="float">
            <text:p>-0.826227</text:p>
          </table:table-cell>
          <table:table-cell/>
          <table:table-cell table:formula="of:=SQRT(([.A44]-[.A43])*([.A44]-[.A43]) + ([.B44]-[.B43])*([.B44]-[.B43]))" office:value-type="float" office:value="28.8506499060247" calcext:value-type="float">
            <text:p>28.850649906</text:p>
          </table:table-cell>
          <table:table-cell table:formula="of:=[.H43]+[.G44]" office:value-type="float" office:value="1217.34937453886" calcext:value-type="float">
            <text:p>1217.3493745389</text:p>
          </table:table-cell>
          <table:table-cell table:formula="of:=[.H44]-[.C44]" office:value-type="float" office:value="0.0000321926659125893" calcext:value-type="float">
            <text:p>0.000032</text:p>
          </table:table-cell>
        </table:table-row>
        <table:table-row table:style-name="ro1">
          <table:table-cell office:value-type="float" office:value="2004.2" calcext:value-type="float">
            <text:p>2004.2</text:p>
          </table:table-cell>
          <table:table-cell office:value-type="float" office:value="1207.1" calcext:value-type="float">
            <text:p>1207.1</text:p>
          </table:table-cell>
          <table:table-cell office:value-type="float" office:value="1244.5862121582" calcext:value-type="float">
            <text:p>1244.5862121582</text:p>
          </table:table-cell>
          <table:table-cell office:value-type="float" office:value="0.6943331" calcext:value-type="float">
            <text:p>0.6943331</text:p>
          </table:table-cell>
          <table:table-cell office:value-type="float" office:value="-0.7196538" calcext:value-type="float">
            <text:p>-0.7196538</text:p>
          </table:table-cell>
          <table:table-cell/>
          <table:table-cell table:formula="of:=SQRT(([.A45]-[.A44])*([.A45]-[.A44]) + ([.B45]-[.B44])*([.B45]-[.B44]))" office:value-type="float" office:value="27.236923467969" calcext:value-type="float">
            <text:p>27.236923468</text:p>
          </table:table-cell>
          <table:table-cell table:formula="of:=[.H44]+[.G45]" office:value-type="float" office:value="1244.58629800683" calcext:value-type="float">
            <text:p>1244.5862980068</text:p>
          </table:table-cell>
          <table:table-cell table:formula="of:=[.H45]-[.C45]" office:value-type="float" office:value="0.0000858486250763235" calcext:value-type="float">
            <text:p>0.000086</text:p>
          </table:table-cell>
        </table:table-row>
        <table:table-row table:style-name="ro1">
          <table:table-cell office:value-type="float" office:value="2022.489" calcext:value-type="float">
            <text:p>2022.489</text:p>
          </table:table-cell>
          <table:table-cell office:value-type="float" office:value="1228.1" calcext:value-type="float">
            <text:p>1228.1</text:p>
          </table:table-cell>
          <table:table-cell office:value-type="float" office:value="1272.43389701843" calcext:value-type="float">
            <text:p>1272.4338970184</text:p>
          </table:table-cell>
          <table:table-cell office:value-type="float" office:value="0.8111242" calcext:value-type="float">
            <text:p>0.8111242</text:p>
          </table:table-cell>
          <table:table-cell office:value-type="float" office:value="-0.5848739" calcext:value-type="float">
            <text:p>-0.5848739</text:p>
          </table:table-cell>
          <table:table-cell/>
          <table:table-cell table:formula="of:=SQRT(([.A46]-[.A45])*([.A46]-[.A45]) + ([.B46]-[.B45])*([.B46]-[.B45]))" office:value-type="float" office:value="27.8475765731957" calcext:value-type="float">
            <text:p>27.8475765732</text:p>
          </table:table-cell>
          <table:table-cell table:formula="of:=[.H45]+[.G46]" office:value-type="float" office:value="1272.43387458002" calcext:value-type="float">
            <text:p>1272.43387458</text:p>
          </table:table-cell>
          <table:table-cell table:formula="of:=[.H46]-[.C46]" office:value-type="float" office:value="-0.0000224384091325192" calcext:value-type="float">
            <text:p>-0.000022</text:p>
          </table:table-cell>
        </table:table-row>
        <table:table-row table:style-name="ro1">
          <table:table-cell office:value-type="float" office:value="2038.835" calcext:value-type="float">
            <text:p>2038.835</text:p>
          </table:table-cell>
          <table:table-cell office:value-type="float" office:value="1255.133" calcext:value-type="float">
            <text:p>1255.133</text:p>
          </table:table-cell>
          <table:table-cell office:value-type="float" office:value="1304.02465629578" calcext:value-type="float">
            <text:p>1304.0246562958</text:p>
          </table:table-cell>
          <table:table-cell office:value-type="float" office:value="0.8790351" calcext:value-type="float">
            <text:p>0.8790351</text:p>
          </table:table-cell>
          <table:table-cell office:value-type="float" office:value="-0.476757" calcext:value-type="float">
            <text:p>-0.476757</text:p>
          </table:table-cell>
          <table:table-cell/>
          <table:table-cell table:formula="of:=SQRT(([.A47]-[.A46])*([.A47]-[.A46]) + ([.B47]-[.B46])*([.B47]-[.B46]))" office:value-type="float" office:value="31.5907392284512" calcext:value-type="float">
            <text:p>31.5907392285</text:p>
          </table:table-cell>
          <table:table-cell table:formula="of:=[.H46]+[.G47]" office:value-type="float" office:value="1304.02461380847" calcext:value-type="float">
            <text:p>1304.0246138085</text:p>
          </table:table-cell>
          <table:table-cell table:formula="of:=[.H47]-[.C47]" office:value-type="float" office:value="-0.0000424873080646648" calcext:value-type="float">
            <text:p>-0.000042</text:p>
          </table:table-cell>
        </table:table-row>
        <table:table-row table:style-name="ro1">
          <table:table-cell office:value-type="float" office:value="2053.169" calcext:value-type="float">
            <text:p>2053.169</text:p>
          </table:table-cell>
          <table:table-cell office:value-type="float" office:value="1284.666" calcext:value-type="float">
            <text:p>1284.666</text:p>
          </table:table-cell>
          <table:table-cell office:value-type="float" office:value="1336.85226249695" calcext:value-type="float">
            <text:p>1336.852262497</text:p>
          </table:table-cell>
          <table:table-cell office:value-type="float" office:value="0.9165804" calcext:value-type="float">
            <text:p>0.9165804</text:p>
          </table:table-cell>
          <table:table-cell office:value-type="float" office:value="-0.3998505" calcext:value-type="float">
            <text:p>-0.3998505</text:p>
          </table:table-cell>
          <table:table-cell/>
          <table:table-cell table:formula="of:=SQRT(([.A48]-[.A47])*([.A48]-[.A47]) + ([.B48]-[.B47])*([.B48]-[.B47]))" office:value-type="float" office:value="32.8277572337799" calcext:value-type="float">
            <text:p>32.8277572338</text:p>
          </table:table-cell>
          <table:table-cell table:formula="of:=[.H47]+[.G48]" office:value-type="float" office:value="1336.85237104225" calcext:value-type="float">
            <text:p>1336.8523710423</text:p>
          </table:table-cell>
          <table:table-cell table:formula="of:=[.H48]-[.C48]" office:value-type="float" office:value="0.000108545301827689" calcext:value-type="float">
            <text:p>0.000109</text:p>
          </table:table-cell>
        </table:table-row>
        <table:table-row table:style-name="ro1">
          <table:table-cell office:value-type="float" office:value="2064.145" calcext:value-type="float">
            <text:p>2064.145</text:p>
          </table:table-cell>
          <table:table-cell office:value-type="float" office:value="1313.15" calcext:value-type="float">
            <text:p>1313.15</text:p>
          </table:table-cell>
          <table:table-cell office:value-type="float" office:value="1367.37812805176" calcext:value-type="float">
            <text:p>1367.3781280518</text:p>
          </table:table-cell>
          <table:table-cell office:value-type="float" office:value="0.9349459" calcext:value-type="float">
            <text:p>0.9349459</text:p>
          </table:table-cell>
          <table:table-cell office:value-type="float" office:value="-0.3547901" calcext:value-type="float">
            <text:p>-0.3547901</text:p>
          </table:table-cell>
          <table:table-cell/>
          <table:table-cell table:formula="of:=SQRT(([.A49]-[.A48])*([.A49]-[.A48]) + ([.B49]-[.B48])*([.B49]-[.B48]))" office:value-type="float" office:value="30.5255766857894" calcext:value-type="float">
            <text:p>30.5255766858</text:p>
          </table:table-cell>
          <table:table-cell table:formula="of:=[.H48]+[.G49]" office:value-type="float" office:value="1367.37794772804" calcext:value-type="float">
            <text:p>1367.3779477281</text:p>
          </table:table-cell>
          <table:table-cell table:formula="of:=[.H49]-[.C49]" office:value-type="float" office:value="-0.00018032371872323" calcext:value-type="float">
            <text:p>-0.000180</text:p>
          </table:table-cell>
        </table:table-row>
        <table:table-row table:style-name="ro1">
          <table:table-cell office:value-type="float" office:value="2076.104" calcext:value-type="float">
            <text:p>2076.104</text:p>
          </table:table-cell>
          <table:table-cell office:value-type="float" office:value="1345.106" calcext:value-type="float">
            <text:p>1345.106</text:p>
          </table:table-cell>
          <table:table-cell office:value-type="float" office:value="1401.49840164185" calcext:value-type="float">
            <text:p>1401.4984016419</text:p>
          </table:table-cell>
          <table:table-cell office:value-type="float" office:value="0.9458216" calcext:value-type="float">
            <text:p>0.9458216</text:p>
          </table:table-cell>
          <table:table-cell office:value-type="float" office:value="-0.3246866" calcext:value-type="float">
            <text:p>-0.3246866</text:p>
          </table:table-cell>
          <table:table-cell/>
          <table:table-cell table:formula="of:=SQRT(([.A50]-[.A49])*([.A50]-[.A49]) + ([.B50]-[.B49])*([.B50]-[.B49]))" office:value-type="float" office:value="34.1204281479584" calcext:value-type="float">
            <text:p>34.120428148</text:p>
          </table:table-cell>
          <table:table-cell table:formula="of:=[.H49]+[.G50]" office:value-type="float" office:value="1401.498375876" calcext:value-type="float">
            <text:p>1401.498375876</text:p>
          </table:table-cell>
          <table:table-cell table:formula="of:=[.H50]-[.C50]" office:value-type="float" office:value="-0.0000257658502960112" calcext:value-type="float">
            <text:p>-0.000026</text:p>
          </table:table-cell>
        </table:table-row>
        <table:table-row table:style-name="ro1">
          <table:table-cell office:value-type="float" office:value="2084.781" calcext:value-type="float">
            <text:p>2084.781</text:p>
          </table:table-cell>
          <table:table-cell office:value-type="float" office:value="1373.266" calcext:value-type="float">
            <text:p>1373.266</text:p>
          </table:table-cell>
          <table:table-cell office:value-type="float" office:value="1430.96549606323" calcext:value-type="float">
            <text:p>1430.9654960632</text:p>
          </table:table-cell>
          <table:table-cell office:value-type="float" office:value="0.9578987" calcext:value-type="float">
            <text:p>0.9578987</text:p>
          </table:table-cell>
          <table:table-cell office:value-type="float" office:value="-0.2871063" calcext:value-type="float">
            <text:p>-0.2871063</text:p>
          </table:table-cell>
          <table:table-cell/>
          <table:table-cell table:formula="of:=SQRT(([.A51]-[.A50])*([.A51]-[.A50]) + ([.B51]-[.B50])*([.B51]-[.B50]))" office:value-type="float" office:value="29.4665221734769" calcext:value-type="float">
            <text:p>29.4665221735</text:p>
          </table:table-cell>
          <table:table-cell table:formula="of:=[.H50]+[.G51]" office:value-type="float" office:value="1430.96489804948" calcext:value-type="float">
            <text:p>1430.9648980495</text:p>
          </table:table-cell>
          <table:table-cell table:formula="of:=[.H51]-[.C51]" office:value-type="float" office:value="-0.000598013753233317" calcext:value-type="float">
            <text:p>-0.000598</text:p>
          </table:table-cell>
        </table:table-row>
        <table:table-row table:style-name="ro1">
          <table:table-cell office:value-type="float" office:value="2093.3" calcext:value-type="float">
            <text:p>2093.3</text:p>
          </table:table-cell>
          <table:table-cell office:value-type="float" office:value="1402.477" calcext:value-type="float">
            <text:p>1402.477</text:p>
          </table:table-cell>
          <table:table-cell office:value-type="float" office:value="1461.39277076721" calcext:value-type="float">
            <text:p>1461.3927707672</text:p>
          </table:table-cell>
          <table:table-cell office:value-type="float" office:value="0.9620903" calcext:value-type="float">
            <text:p>0.9620903</text:p>
          </table:table-cell>
          <table:table-cell office:value-type="float" office:value="-0.272731" calcext:value-type="float">
            <text:p>-0.272731</text:p>
          </table:table-cell>
          <table:table-cell/>
          <table:table-cell table:formula="of:=SQRT(([.A52]-[.A51])*([.A52]-[.A51]) + ([.B52]-[.B51])*([.B52]-[.B51]))" office:value-type="float" office:value="30.4278800115947" calcext:value-type="float">
            <text:p>30.4278800116</text:p>
          </table:table-cell>
          <table:table-cell table:formula="of:=[.H51]+[.G52]" office:value-type="float" office:value="1461.39277806107" calcext:value-type="float">
            <text:p>1461.3927780611</text:p>
          </table:table-cell>
          <table:table-cell table:formula="of:=[.H52]-[.C52]" office:value-type="float" office:value="0.0000072938612447615" calcext:value-type="float">
            <text:p>0.000007</text:p>
          </table:table-cell>
        </table:table-row>
        <table:table-row table:style-name="ro1">
          <table:table-cell office:value-type="float" office:value="2101.777" calcext:value-type="float">
            <text:p>2101.777</text:p>
          </table:table-cell>
          <table:table-cell office:value-type="float" office:value="1433.22" calcext:value-type="float">
            <text:p>1433.22</text:p>
          </table:table-cell>
          <table:table-cell office:value-type="float" office:value="1493.2835483551" calcext:value-type="float">
            <text:p>1493.2835483551</text:p>
          </table:table-cell>
          <table:table-cell office:value-type="float" office:value="0.9782934" calcext:value-type="float">
            <text:p>0.9782934</text:p>
          </table:table-cell>
          <table:table-cell office:value-type="float" office:value="-0.2072245" calcext:value-type="float">
            <text:p>-0.2072245</text:p>
          </table:table-cell>
          <table:table-cell/>
          <table:table-cell table:formula="of:=SQRT(([.A53]-[.A52])*([.A53]-[.A52]) + ([.B53]-[.B52])*([.B53]-[.B52]))" office:value-type="float" office:value="31.8903053920779" calcext:value-type="float">
            <text:p>31.8903053921</text:p>
          </table:table-cell>
          <table:table-cell table:formula="of:=[.H52]+[.G53]" office:value-type="float" office:value="1493.28308345315" calcext:value-type="float">
            <text:p>1493.2830834532</text:p>
          </table:table-cell>
          <table:table-cell table:formula="of:=[.H53]-[.C53]" office:value-type="float" office:value="-0.00046490195086335" calcext:value-type="float">
            <text:p>-0.000465</text:p>
          </table:table-cell>
        </table:table-row>
        <table:table-row table:style-name="ro1">
          <table:table-cell office:value-type="float" office:value="2106.933" calcext:value-type="float">
            <text:p>2106.933</text:p>
          </table:table-cell>
          <table:table-cell office:value-type="float" office:value="1466.839" calcext:value-type="float">
            <text:p>1466.839</text:p>
          </table:table-cell>
          <table:table-cell office:value-type="float" office:value="1527.29516410828" calcext:value-type="float">
            <text:p>1527.2951641083</text:p>
          </table:table-cell>
          <table:table-cell office:value-type="float" office:value="0.9898572" calcext:value-type="float">
            <text:p>0.9898572</text:p>
          </table:table-cell>
          <table:table-cell office:value-type="float" office:value="-0.1420661" calcext:value-type="float">
            <text:p>-0.1420661</text:p>
          </table:table-cell>
          <table:table-cell/>
          <table:table-cell table:formula="of:=SQRT(([.A54]-[.A53])*([.A54]-[.A53]) + ([.B54]-[.B53])*([.B54]-[.B53]))" office:value-type="float" office:value="34.0120786927232" calcext:value-type="float">
            <text:p>34.0120786927</text:p>
          </table:table-cell>
          <table:table-cell table:formula="of:=[.H53]+[.G54]" office:value-type="float" office:value="1527.29516214587" calcext:value-type="float">
            <text:p>1527.2951621459</text:p>
          </table:table-cell>
          <table:table-cell table:formula="of:=[.H54]-[.C54]" office:value-type="float" office:value="-0.00000196240762306843" calcext:value-type="float">
            <text:p>-0.000002</text:p>
          </table:table-cell>
        </table:table-row>
        <table:table-row table:style-name="ro1">
          <table:table-cell office:value-type="float" office:value="2111.222" calcext:value-type="float">
            <text:p>2111.222</text:p>
          </table:table-cell>
          <table:table-cell office:value-type="float" office:value="1499.026" calcext:value-type="float">
            <text:p>1499.026</text:p>
          </table:table-cell>
          <table:table-cell office:value-type="float" office:value="1559.76698493958" calcext:value-type="float">
            <text:p>1559.7669849396</text:p>
          </table:table-cell>
          <table:table-cell office:value-type="float" office:value="0.9881419" calcext:value-type="float">
            <text:p>0.9881419</text:p>
          </table:table-cell>
          <table:table-cell office:value-type="float" office:value="-0.1535434" calcext:value-type="float">
            <text:p>-0.1535434</text:p>
          </table:table-cell>
          <table:table-cell/>
          <table:table-cell table:formula="of:=SQRT(([.A55]-[.A54])*([.A55]-[.A54]) + ([.B55]-[.B54])*([.B55]-[.B54]))" office:value-type="float" office:value="32.4715027370156" calcext:value-type="float">
            <text:p>32.471502737</text:p>
          </table:table-cell>
          <table:table-cell table:formula="of:=[.H54]+[.G55]" office:value-type="float" office:value="1559.76666488289" calcext:value-type="float">
            <text:p>1559.7666648829</text:p>
          </table:table-cell>
          <table:table-cell table:formula="of:=[.H55]-[.C55]" office:value-type="float" office:value="-0.000320056692089565" calcext:value-type="float">
            <text:p>-0.000320</text:p>
          </table:table-cell>
        </table:table-row>
        <table:table-row table:style-name="ro1">
          <table:table-cell office:value-type="float" office:value="2118.132" calcext:value-type="float">
            <text:p>2118.132</text:p>
          </table:table-cell>
          <table:table-cell office:value-type="float" office:value="1538.908" calcext:value-type="float">
            <text:p>1538.908</text:p>
          </table:table-cell>
          <table:table-cell office:value-type="float" office:value="1600.24263954163" calcext:value-type="float">
            <text:p>1600.2426395416</text:p>
          </table:table-cell>
          <table:table-cell office:value-type="float" office:value="0.9837797" calcext:value-type="float">
            <text:p>0.9837797</text:p>
          </table:table-cell>
          <table:table-cell office:value-type="float" office:value="-0.1793809" calcext:value-type="float">
            <text:p>-0.1793809</text:p>
          </table:table-cell>
          <table:table-cell/>
          <table:table-cell table:formula="of:=SQRT(([.A56]-[.A55])*([.A56]-[.A55]) + ([.B56]-[.B55])*([.B56]-[.B55]))" office:value-type="float" office:value="40.4761908286833" calcext:value-type="float">
            <text:p>40.4761908287</text:p>
          </table:table-cell>
          <table:table-cell table:formula="of:=[.H55]+[.G56]" office:value-type="float" office:value="1600.24285571157" calcext:value-type="float">
            <text:p>1600.2428557116</text:p>
          </table:table-cell>
          <table:table-cell table:formula="of:=[.H56]-[.C56]" office:value-type="float" office:value="0.000216169941040789" calcext:value-type="float">
            <text:p>0.000216</text:p>
          </table:table-cell>
        </table:table-row>
        <table:table-row table:style-name="ro1">
          <table:table-cell office:value-type="float" office:value="2126.803" calcext:value-type="float">
            <text:p>2126.803</text:p>
          </table:table-cell>
          <table:table-cell office:value-type="float" office:value="1584.478" calcext:value-type="float">
            <text:p>1584.478</text:p>
          </table:table-cell>
          <table:table-cell office:value-type="float" office:value="1646.63011360168" calcext:value-type="float">
            <text:p>1646.6301136017</text:p>
          </table:table-cell>
          <table:table-cell office:value-type="float" office:value="0.9830657" calcext:value-type="float">
            <text:p>0.9830657</text:p>
          </table:table-cell>
          <table:table-cell office:value-type="float" office:value="-0.1832536" calcext:value-type="float">
            <text:p>-0.1832536</text:p>
          </table:table-cell>
          <table:table-cell/>
          <table:table-cell table:formula="of:=SQRT(([.A57]-[.A56])*([.A57]-[.A56]) + ([.B57]-[.B56])*([.B57]-[.B56]))" office:value-type="float" office:value="46.387618401897" calcext:value-type="float">
            <text:p>46.3876184019</text:p>
          </table:table-cell>
          <table:table-cell table:formula="of:=[.H56]+[.G57]" office:value-type="float" office:value="1646.63047411347" calcext:value-type="float">
            <text:p>1646.6304741135</text:p>
          </table:table-cell>
          <table:table-cell table:formula="of:=[.H57]-[.C57]" office:value-type="float" office:value="0.00036051178813068" calcext:value-type="float">
            <text:p>0.000361</text:p>
          </table:table-cell>
        </table:table-row>
        <table:table-row table:style-name="ro1">
          <table:table-cell office:value-type="float" office:value="2136.1" calcext:value-type="float">
            <text:p>2136.1</text:p>
          </table:table-cell>
          <table:table-cell office:value-type="float" office:value="1635.3" calcext:value-type="float">
            <text:p>1635.3</text:p>
          </table:table-cell>
          <table:table-cell office:value-type="float" office:value="1698.29592323303" calcext:value-type="float">
            <text:p>1698.295923233</text:p>
          </table:table-cell>
          <table:table-cell office:value-type="float" office:value="0.9769246" calcext:value-type="float">
            <text:p>0.9769246</text:p>
          </table:table-cell>
          <table:table-cell office:value-type="float" office:value="-0.2135843" calcext:value-type="float">
            <text:p>-0.2135843</text:p>
          </table:table-cell>
          <table:table-cell/>
          <table:table-cell table:formula="of:=SQRT(([.A58]-[.A57])*([.A58]-[.A57]) + ([.B58]-[.B57])*([.B58]-[.B57]))" office:value-type="float" office:value="51.6653645395055" calcext:value-type="float">
            <text:p>51.6653645395</text:p>
          </table:table-cell>
          <table:table-cell table:formula="of:=[.H57]+[.G58]" office:value-type="float" office:value="1698.29583865297" calcext:value-type="float">
            <text:p>1698.295838653</text:p>
          </table:table-cell>
          <table:table-cell table:formula="of:=[.H58]-[.C58]" office:value-type="float" office:value="-0.0000845800564093224" calcext:value-type="float">
            <text:p>-0.000085</text:p>
          </table:table-cell>
        </table:table-row>
        <table:table-row table:style-name="ro1">
          <table:table-cell office:value-type="float" office:value="2157.7" calcext:value-type="float">
            <text:p>2157.7</text:p>
          </table:table-cell>
          <table:table-cell office:value-type="float" office:value="1725.8" calcext:value-type="float">
            <text:p>1725.8</text:p>
          </table:table-cell>
          <table:table-cell office:value-type="float" office:value="1791.33786964417" calcext:value-type="float">
            <text:p>1791.3378696442</text:p>
          </table:table-cell>
          <table:table-cell office:value-type="float" office:value="0.9773436" calcext:value-type="float">
            <text:p>0.9773436</text:p>
          </table:table-cell>
          <table:table-cell office:value-type="float" office:value="-0.2116588" calcext:value-type="float">
            <text:p>-0.2116588</text:p>
          </table:table-cell>
          <table:table-cell/>
          <table:table-cell table:formula="of:=SQRT(([.A59]-[.A58])*([.A59]-[.A58]) + ([.B59]-[.B58])*([.B59]-[.B58]))" office:value-type="float" office:value="93.0419797725736" calcext:value-type="float">
            <text:p>93.0419797726</text:p>
          </table:table-cell>
          <table:table-cell table:formula="of:=[.H58]+[.G59]" office:value-type="float" office:value="1791.33781842555" calcext:value-type="float">
            <text:p>1791.3378184256</text:p>
          </table:table-cell>
          <table:table-cell table:formula="of:=[.H59]-[.C59]" office:value-type="float" office:value="-0.0000512186229570943" calcext:value-type="float">
            <text:p>-0.000051</text:p>
          </table:table-cell>
        </table:table-row>
        <table:table-row table:style-name="ro1">
          <table:table-cell office:value-type="float" office:value="2164.6" calcext:value-type="float">
            <text:p>2164.6</text:p>
          </table:table-cell>
          <table:table-cell office:value-type="float" office:value="1766.9" calcext:value-type="float">
            <text:p>1766.9</text:p>
          </table:table-cell>
          <table:table-cell office:value-type="float" office:value="1833.0130443573" calcext:value-type="float">
            <text:p>1833.0130443573</text:p>
          </table:table-cell>
          <table:table-cell office:value-type="float" office:value="0.9878795" calcext:value-type="float">
            <text:p>0.9878795</text:p>
          </table:table-cell>
          <table:table-cell office:value-type="float" office:value="-0.1552228" calcext:value-type="float">
            <text:p>-0.1552228</text:p>
          </table:table-cell>
          <table:table-cell/>
          <table:table-cell table:formula="of:=SQRT(([.A60]-[.A59])*([.A60]-[.A59]) + ([.B60]-[.B59])*([.B60]-[.B59]))" office:value-type="float" office:value="41.6751724651502" calcext:value-type="float">
            <text:p>41.6751724652</text:p>
          </table:table-cell>
          <table:table-cell table:formula="of:=[.H59]+[.G60]" office:value-type="float" office:value="1833.0129908907" calcext:value-type="float">
            <text:p>1833.0129908907</text:p>
          </table:table-cell>
          <table:table-cell table:formula="of:=[.H60]-[.C60]" office:value-type="float" office:value="-0.0000534666028215725" calcext:value-type="float">
            <text:p>-0.000053</text:p>
          </table:table-cell>
        </table:table-row>
        <table:table-row table:style-name="ro1">
          <table:table-cell office:value-type="float" office:value="2170.6" calcext:value-type="float">
            <text:p>2170.6</text:p>
          </table:table-cell>
          <table:table-cell office:value-type="float" office:value="1807.9" calcext:value-type="float">
            <text:p>1807.9</text:p>
          </table:table-cell>
          <table:table-cell office:value-type="float" office:value="1874.44974327087" calcext:value-type="float">
            <text:p>1874.4497432709</text:p>
          </table:table-cell>
          <table:table-cell office:value-type="float" office:value="0.9896013" calcext:value-type="float">
            <text:p>0.9896013</text:p>
          </table:table-cell>
          <table:table-cell office:value-type="float" office:value="-0.1438374" calcext:value-type="float">
            <text:p>-0.1438374</text:p>
          </table:table-cell>
          <table:table-cell/>
          <table:table-cell table:formula="of:=SQRT(([.A61]-[.A60])*([.A61]-[.A60]) + ([.B61]-[.B60])*([.B61]-[.B60]))" office:value-type="float" office:value="41.4366987102013" calcext:value-type="float">
            <text:p>41.4366987102</text:p>
          </table:table-cell>
          <table:table-cell table:formula="of:=[.H60]+[.G61]" office:value-type="float" office:value="1874.4496896009" calcext:value-type="float">
            <text:p>1874.4496896009</text:p>
          </table:table-cell>
          <table:table-cell table:formula="of:=[.H61]-[.C61]" office:value-type="float" office:value="-0.0000536699712938571" calcext:value-type="float">
            <text:p>-0.000054</text:p>
          </table:table-cell>
        </table:table-row>
        <table:table-row table:style-name="ro1">
          <table:table-cell office:value-type="float" office:value="2177.1" calcext:value-type="float">
            <text:p>2177.1</text:p>
          </table:table-cell>
          <table:table-cell office:value-type="float" office:value="1852.9" calcext:value-type="float">
            <text:p>1852.9</text:p>
          </table:table-cell>
          <table:table-cell office:value-type="float" office:value="1919.91676521301" calcext:value-type="float">
            <text:p>1919.916765213</text:p>
          </table:table-cell>
          <table:table-cell office:value-type="float" office:value="0.9929643" calcext:value-type="float">
            <text:p>0.9929643</text:p>
          </table:table-cell>
          <table:table-cell office:value-type="float" office:value="-0.1184138" calcext:value-type="float">
            <text:p>-0.1184138</text:p>
          </table:table-cell>
          <table:table-cell/>
          <table:table-cell table:formula="of:=SQRT(([.A62]-[.A61])*([.A62]-[.A61]) + ([.B62]-[.B61])*([.B62]-[.B61]))" office:value-type="float" office:value="45.467021015237" calcext:value-type="float">
            <text:p>45.4670210152</text:p>
          </table:table-cell>
          <table:table-cell table:formula="of:=[.H61]+[.G62]" office:value-type="float" office:value="1919.91671061614" calcext:value-type="float">
            <text:p>1919.9167106161</text:p>
          </table:table-cell>
          <table:table-cell table:formula="of:=[.H62]-[.C62]" office:value-type="float" office:value="-0.000054596874406343" calcext:value-type="float">
            <text:p>-0.000055</text:p>
          </table:table-cell>
        </table:table-row>
        <table:table-row table:style-name="ro1">
          <table:table-cell office:value-type="float" office:value="2180.2" calcext:value-type="float">
            <text:p>2180.2</text:p>
          </table:table-cell>
          <table:table-cell office:value-type="float" office:value="1888.4" calcext:value-type="float">
            <text:p>1888.4</text:p>
          </table:table-cell>
          <table:table-cell office:value-type="float" office:value="1955.55184745789" calcext:value-type="float">
            <text:p>1955.5518474579</text:p>
          </table:table-cell>
          <table:table-cell office:value-type="float" office:value="0.9943331" calcext:value-type="float">
            <text:p>0.9943331</text:p>
          </table:table-cell>
          <table:table-cell office:value-type="float" office:value="-0.1063093" calcext:value-type="float">
            <text:p>-0.1063093</text:p>
          </table:table-cell>
          <table:table-cell/>
          <table:table-cell table:formula="of:=SQRT(([.A63]-[.A62])*([.A63]-[.A62]) + ([.B63]-[.B62])*([.B63]-[.B62]))" office:value-type="float" office:value="35.6350950609087" calcext:value-type="float">
            <text:p>35.6350950609</text:p>
          </table:table-cell>
          <table:table-cell table:formula="of:=[.H62]+[.G63]" office:value-type="float" office:value="1955.55180567704" calcext:value-type="float">
            <text:p>1955.5518056771</text:p>
          </table:table-cell>
          <table:table-cell table:formula="of:=[.H63]-[.C63]" office:value-type="float" office:value="-0.0000417808457768842" calcext:value-type="float">
            <text:p>-0.000042</text:p>
          </table:table-cell>
        </table:table-row>
        <table:table-row table:style-name="ro1">
          <table:table-cell office:value-type="float" office:value="2183.9" calcext:value-type="float">
            <text:p>2183.9</text:p>
          </table:table-cell>
          <table:table-cell office:value-type="float" office:value="1916.5" calcext:value-type="float">
            <text:p>1916.5</text:p>
          </table:table-cell>
          <table:table-cell office:value-type="float" office:value="1983.89436531067" calcext:value-type="float">
            <text:p>1983.8943653107</text:p>
          </table:table-cell>
          <table:table-cell office:value-type="float" office:value="0.9879052" calcext:value-type="float">
            <text:p>0.9879052</text:p>
          </table:table-cell>
          <table:table-cell office:value-type="float" office:value="-0.155059" calcext:value-type="float">
            <text:p>-0.155059</text:p>
          </table:table-cell>
          <table:table-cell/>
          <table:table-cell table:formula="of:=SQRT(([.A64]-[.A63])*([.A64]-[.A63]) + ([.B64]-[.B63])*([.B64]-[.B63]))" office:value-type="float" office:value="28.3425475213502" calcext:value-type="float">
            <text:p>28.3425475214</text:p>
          </table:table-cell>
          <table:table-cell table:formula="of:=[.H63]+[.G64]" office:value-type="float" office:value="1983.89435319839" calcext:value-type="float">
            <text:p>1983.8943531984</text:p>
          </table:table-cell>
          <table:table-cell table:formula="of:=[.H64]-[.C64]" office:value-type="float" office:value="-0.0000121122754990211" calcext:value-type="float">
            <text:p>-0.000012</text:p>
          </table:table-cell>
        </table:table-row>
        <table:table-row table:style-name="ro1">
          <table:table-cell office:value-type="float" office:value="2189.9" calcext:value-type="float">
            <text:p>2189.9</text:p>
          </table:table-cell>
          <table:table-cell office:value-type="float" office:value="1950.2" calcext:value-type="float">
            <text:p>1950.2</text:p>
          </table:table-cell>
          <table:table-cell office:value-type="float" office:value="2018.12427711487" calcext:value-type="float">
            <text:p>2018.1242771149</text:p>
          </table:table-cell>
          <table:table-cell office:value-type="float" office:value="0.9813541" calcext:value-type="float">
            <text:p>0.9813541</text:p>
          </table:table-cell>
          <table:table-cell office:value-type="float" office:value="-0.1922085" calcext:value-type="float">
            <text:p>-0.1922085</text:p>
          </table:table-cell>
          <table:table-cell/>
          <table:table-cell table:formula="of:=SQRT(([.A65]-[.A64])*([.A65]-[.A64]) + ([.B65]-[.B64])*([.B65]-[.B64]))" office:value-type="float" office:value="34.2299576394714" calcext:value-type="float">
            <text:p>34.2299576395</text:p>
          </table:table-cell>
          <table:table-cell table:formula="of:=[.H64]+[.G65]" office:value-type="float" office:value="2018.12431083787" calcext:value-type="float">
            <text:p>2018.1243108379</text:p>
          </table:table-cell>
          <table:table-cell table:formula="of:=[.H65]-[.C65]" office:value-type="float" office:value="0.000033722996022334" calcext:value-type="float">
            <text:p>0.000034</text:p>
          </table:table-cell>
        </table:table-row>
        <table:table-row table:style-name="ro1">
          <table:table-cell office:value-type="float" office:value="2196.2" calcext:value-type="float">
            <text:p>2196.2</text:p>
          </table:table-cell>
          <table:table-cell office:value-type="float" office:value="1979.3" calcext:value-type="float">
            <text:p>1979.3</text:p>
          </table:table-cell>
          <table:table-cell office:value-type="float" office:value="2047.89853286743" calcext:value-type="float">
            <text:p>2047.8985328674</text:p>
          </table:table-cell>
          <table:table-cell office:value-type="float" office:value="0.9807571" calcext:value-type="float">
            <text:p>0.9807571</text:p>
          </table:table-cell>
          <table:table-cell office:value-type="float" office:value="-0.195232" calcext:value-type="float">
            <text:p>-0.195232</text:p>
          </table:table-cell>
          <table:table-cell/>
          <table:table-cell table:formula="of:=SQRT(([.A66]-[.A65])*([.A66]-[.A65]) + ([.B66]-[.B65])*([.B66]-[.B65]))" office:value-type="float" office:value="29.7741498619187" calcext:value-type="float">
            <text:p>29.7741498619</text:p>
          </table:table-cell>
          <table:table-cell table:formula="of:=[.H65]+[.G66]" office:value-type="float" office:value="2047.89846069978" calcext:value-type="float">
            <text:p>2047.8984606998</text:p>
          </table:table-cell>
          <table:table-cell table:formula="of:=[.H66]-[.C66]" office:value-type="float" office:value="-0.0000721676453849795" calcext:value-type="float">
            <text:p>-0.000072</text:p>
          </table:table-cell>
        </table:table-row>
        <table:table-row table:style-name="ro1">
          <table:table-cell office:value-type="float" office:value="2202.6" calcext:value-type="float">
            <text:p>2202.6</text:p>
          </table:table-cell>
          <table:table-cell office:value-type="float" office:value="2014" calcext:value-type="float">
            <text:p>2014</text:p>
          </table:table-cell>
          <table:table-cell office:value-type="float" office:value="2083.18377685547" calcext:value-type="float">
            <text:p>2083.1837768555</text:p>
          </table:table-cell>
          <table:table-cell office:value-type="float" office:value="0.9832116" calcext:value-type="float">
            <text:p>0.9832116</text:p>
          </table:table-cell>
          <table:table-cell office:value-type="float" office:value="-0.1824688" calcext:value-type="float">
            <text:p>-0.1824688</text:p>
          </table:table-cell>
          <table:table-cell/>
          <table:table-cell table:formula="of:=SQRT(([.A67]-[.A66])*([.A67]-[.A66]) + ([.B67]-[.B66])*([.B67]-[.B66]))" office:value-type="float" office:value="35.2852660468928" calcext:value-type="float">
            <text:p>35.2852660469</text:p>
          </table:table-cell>
          <table:table-cell table:formula="of:=[.H66]+[.G67]" office:value-type="float" office:value="2083.18372674668" calcext:value-type="float">
            <text:p>2083.1837267467</text:p>
          </table:table-cell>
          <table:table-cell table:formula="of:=[.H67]-[.C67]" office:value-type="float" office:value="-0.0000501087924931198" calcext:value-type="float">
            <text:p>-0.000050</text:p>
          </table:table-cell>
        </table:table-row>
        <table:table-row table:style-name="ro1">
          <table:table-cell office:value-type="float" office:value="2208.3" calcext:value-type="float">
            <text:p>2208.3</text:p>
          </table:table-cell>
          <table:table-cell office:value-type="float" office:value="2044.5" calcext:value-type="float">
            <text:p>2044.5</text:p>
          </table:table-cell>
          <table:table-cell office:value-type="float" office:value="2114.21182060242" calcext:value-type="float">
            <text:p>2114.2118206024</text:p>
          </table:table-cell>
          <table:table-cell office:value-type="float" office:value="0.978106" calcext:value-type="float">
            <text:p>0.978106</text:p>
          </table:table-cell>
          <table:table-cell office:value-type="float" office:value="-0.2081075" calcext:value-type="float">
            <text:p>-0.2081075</text:p>
          </table:table-cell>
          <table:table-cell/>
          <table:table-cell table:formula="of:=SQRT(([.A68]-[.A67])*([.A68]-[.A67]) + ([.B68]-[.B67])*([.B68]-[.B67]))" office:value-type="float" office:value="31.0280518241156" calcext:value-type="float">
            <text:p>31.0280518241</text:p>
          </table:table-cell>
          <table:table-cell table:formula="of:=[.H67]+[.G68]" office:value-type="float" office:value="2114.21177857079" calcext:value-type="float">
            <text:p>2114.2117785708</text:p>
          </table:table-cell>
          <table:table-cell table:formula="of:=[.H68]-[.C68]" office:value-type="float" office:value="-0.0000420316268900933" calcext:value-type="float">
            <text:p>-0.000042</text:p>
          </table:table-cell>
        </table:table-row>
        <table:table-row table:style-name="ro1">
          <table:table-cell office:value-type="float" office:value="2216.6" calcext:value-type="float">
            <text:p>2216.6</text:p>
          </table:table-cell>
          <table:table-cell office:value-type="float" office:value="2079.8" calcext:value-type="float">
            <text:p>2079.8</text:p>
          </table:table-cell>
          <table:table-cell office:value-type="float" office:value="2150.47453117371" calcext:value-type="float">
            <text:p>2150.4745311737</text:p>
          </table:table-cell>
          <table:table-cell office:value-type="float" office:value="0.9662605" calcext:value-type="float">
            <text:p>0.9662605</text:p>
          </table:table-cell>
          <table:table-cell office:value-type="float" office:value="-0.2575668" calcext:value-type="float">
            <text:p>-0.2575668</text:p>
          </table:table-cell>
          <table:table-cell/>
          <table:table-cell table:formula="of:=SQRT(([.A69]-[.A68])*([.A69]-[.A68]) + ([.B69]-[.B68])*([.B69]-[.B68]))" office:value-type="float" office:value="36.2626529641725" calcext:value-type="float">
            <text:p>36.2626529642</text:p>
          </table:table-cell>
          <table:table-cell table:formula="of:=[.H68]+[.G69]" office:value-type="float" office:value="2150.47443153497" calcext:value-type="float">
            <text:p>2150.474431535</text:p>
          </table:table-cell>
          <table:table-cell table:formula="of:=[.H69]-[.C69]" office:value-type="float" office:value="-0.0000996387443592539" calcext:value-type="float">
            <text:p>-0.000100</text:p>
          </table:table-cell>
        </table:table-row>
        <table:table-row table:style-name="ro1">
          <table:table-cell office:value-type="float" office:value="2225.2" calcext:value-type="float">
            <text:p>2225.2</text:p>
          </table:table-cell>
          <table:table-cell office:value-type="float" office:value="2107.9" calcext:value-type="float">
            <text:p>2107.9</text:p>
          </table:table-cell>
          <table:table-cell office:value-type="float" office:value="2179.86091041565" calcext:value-type="float">
            <text:p>2179.8609104157</text:p>
          </table:table-cell>
          <table:table-cell office:value-type="float" office:value="0.9567135" calcext:value-type="float">
            <text:p>0.9567135</text:p>
          </table:table-cell>
          <table:table-cell office:value-type="float" office:value="-0.2910315" calcext:value-type="float">
            <text:p>-0.2910315</text:p>
          </table:table-cell>
          <table:table-cell/>
          <table:table-cell table:formula="of:=SQRT(([.A70]-[.A69])*([.A70]-[.A69]) + ([.B70]-[.B69])*([.B70]-[.B69]))" office:value-type="float" office:value="29.3865615545608" calcext:value-type="float">
            <text:p>29.3865615546</text:p>
          </table:table-cell>
          <table:table-cell table:formula="of:=[.H69]+[.G70]" office:value-type="float" office:value="2179.86099308953" calcext:value-type="float">
            <text:p>2179.8609930895</text:p>
          </table:table-cell>
          <table:table-cell table:formula="of:=[.H70]-[.C70]" office:value-type="float" office:value="0.0000826738769319491" calcext:value-type="float">
            <text:p>0.000083</text:p>
          </table:table-cell>
        </table:table-row>
        <table:table-row table:style-name="ro1">
          <table:table-cell office:value-type="float" office:value="2234.7" calcext:value-type="float">
            <text:p>2234.7</text:p>
          </table:table-cell>
          <table:table-cell office:value-type="float" office:value="2139.3" calcext:value-type="float">
            <text:p>2139.3</text:p>
          </table:table-cell>
          <table:table-cell office:value-type="float" office:value="2212.66669273376" calcext:value-type="float">
            <text:p>2212.6666927338</text:p>
          </table:table-cell>
          <table:table-cell office:value-type="float" office:value="0.963896" calcext:value-type="float">
            <text:p>0.963896</text:p>
          </table:table-cell>
          <table:table-cell office:value-type="float" office:value="-0.2662791" calcext:value-type="float">
            <text:p>-0.2662791</text:p>
          </table:table-cell>
          <table:table-cell/>
          <table:table-cell table:formula="of:=SQRT(([.A71]-[.A70])*([.A71]-[.A70]) + ([.B71]-[.B70])*([.B71]-[.B70]))" office:value-type="float" office:value="32.8056397590415" calcext:value-type="float">
            <text:p>32.805639759</text:p>
          </table:table-cell>
          <table:table-cell table:formula="of:=[.H70]+[.G71]" office:value-type="float" office:value="2212.66663284857" calcext:value-type="float">
            <text:p>2212.6666328486</text:p>
          </table:table-cell>
          <table:table-cell table:formula="of:=[.H71]-[.C71]" office:value-type="float" office:value="-0.0000598851916038257" calcext:value-type="float">
            <text:p>-0.000060</text:p>
          </table:table-cell>
        </table:table-row>
        <table:table-row table:style-name="ro1">
          <table:table-cell office:value-type="float" office:value="2242.3" calcext:value-type="float">
            <text:p>2242.3</text:p>
          </table:table-cell>
          <table:table-cell office:value-type="float" office:value="2169.8" calcext:value-type="float">
            <text:p>2169.8</text:p>
          </table:table-cell>
          <table:table-cell office:value-type="float" office:value="2244.09934234619" calcext:value-type="float">
            <text:p>2244.0993423462</text:p>
          </table:table-cell>
          <table:table-cell office:value-type="float" office:value="0.9739887" calcext:value-type="float">
            <text:p>0.9739887</text:p>
          </table:table-cell>
          <table:table-cell office:value-type="float" office:value="-0.2265965" calcext:value-type="float">
            <text:p>-0.2265965</text:p>
          </table:table-cell>
          <table:table-cell/>
          <table:table-cell table:formula="of:=SQRT(([.A72]-[.A71])*([.A72]-[.A71]) + ([.B72]-[.B71])*([.B72]-[.B71]))" office:value-type="float" office:value="31.4326263617917" calcext:value-type="float">
            <text:p>31.4326263618</text:p>
          </table:table-cell>
          <table:table-cell table:formula="of:=[.H71]+[.G72]" office:value-type="float" office:value="2244.09925921036" calcext:value-type="float">
            <text:p>2244.0992592104</text:p>
          </table:table-cell>
          <table:table-cell table:formula="of:=[.H72]-[.C72]" office:value-type="float" office:value="-0.0000831358297546103" calcext:value-type="float">
            <text:p>-0.000083</text:p>
          </table:table-cell>
        </table:table-row>
        <table:table-row table:style-name="ro1">
          <table:table-cell office:value-type="float" office:value="2247.1" calcext:value-type="float">
            <text:p>2247.1</text:p>
          </table:table-cell>
          <table:table-cell office:value-type="float" office:value="2192.6" calcext:value-type="float">
            <text:p>2192.6</text:p>
          </table:table-cell>
          <table:table-cell office:value-type="float" office:value="2267.39918518066" calcext:value-type="float">
            <text:p>2267.3991851807</text:p>
          </table:table-cell>
          <table:table-cell office:value-type="float" office:value="0.9787823" calcext:value-type="float">
            <text:p>0.9787823</text:p>
          </table:table-cell>
          <table:table-cell office:value-type="float" office:value="-0.2049031" calcext:value-type="float">
            <text:p>-0.2049031</text:p>
          </table:table-cell>
          <table:table-cell/>
          <table:table-cell table:formula="of:=SQRT(([.A73]-[.A72])*([.A73]-[.A72]) + ([.B73]-[.B72])*([.B73]-[.B72]))" office:value-type="float" office:value="23.2997854067368" calcext:value-type="float">
            <text:p>23.2997854067</text:p>
          </table:table-cell>
          <table:table-cell table:formula="of:=[.H72]+[.G73]" office:value-type="float" office:value="2267.3990446171" calcext:value-type="float">
            <text:p>2267.3990446171</text:p>
          </table:table-cell>
          <table:table-cell table:formula="of:=[.H73]-[.C73]" office:value-type="float" office:value="-0.000140563563036267" calcext:value-type="float">
            <text:p>-0.000141</text:p>
          </table:table-cell>
        </table:table-row>
        <table:table-row table:style-name="ro1">
          <table:table-cell office:value-type="float" office:value="2253.5" calcext:value-type="float">
            <text:p>2253.5</text:p>
          </table:table-cell>
          <table:table-cell office:value-type="float" office:value="2223.3" calcext:value-type="float">
            <text:p>2223.3</text:p>
          </table:table-cell>
          <table:table-cell office:value-type="float" office:value="2298.75912284851" calcext:value-type="float">
            <text:p>2298.7591228485</text:p>
          </table:table-cell>
          <table:table-cell office:value-type="float" office:value="0.9832389" calcext:value-type="float">
            <text:p>0.9832389</text:p>
          </table:table-cell>
          <table:table-cell office:value-type="float" office:value="-0.1823219" calcext:value-type="float">
            <text:p>-0.1823219</text:p>
          </table:table-cell>
          <table:table-cell/>
          <table:table-cell table:formula="of:=SQRT(([.A74]-[.A73])*([.A74]-[.A73]) + ([.B74]-[.B73])*([.B74]-[.B73]))" office:value-type="float" office:value="31.3600063775507" calcext:value-type="float">
            <text:p>31.3600063776</text:p>
          </table:table-cell>
          <table:table-cell table:formula="of:=[.H73]+[.G74]" office:value-type="float" office:value="2298.75905099465" calcext:value-type="float">
            <text:p>2298.7590509947</text:p>
          </table:table-cell>
          <table:table-cell table:formula="of:=[.H74]-[.C74]" office:value-type="float" office:value="-0.0000718538622095366" calcext:value-type="float">
            <text:p>-0.000072</text:p>
          </table:table-cell>
        </table:table-row>
        <table:table-row table:style-name="ro1">
          <table:table-cell office:value-type="float" office:value="2258.3" calcext:value-type="float">
            <text:p>2258.3</text:p>
          </table:table-cell>
          <table:table-cell office:value-type="float" office:value="2253" calcext:value-type="float">
            <text:p>2253</text:p>
          </table:table-cell>
          <table:table-cell office:value-type="float" office:value="2328.84446144104" calcext:value-type="float">
            <text:p>2328.844461441</text:p>
          </table:table-cell>
          <table:table-cell office:value-type="float" office:value="0.9839467" calcext:value-type="float">
            <text:p>0.9839467</text:p>
          </table:table-cell>
          <table:table-cell office:value-type="float" office:value="-0.1784626" calcext:value-type="float">
            <text:p>-0.1784626</text:p>
          </table:table-cell>
          <table:table-cell/>
          <table:table-cell table:formula="of:=SQRT(([.A75]-[.A74])*([.A75]-[.A74]) + ([.B75]-[.B74])*([.B75]-[.B74]))" office:value-type="float" office:value="30.0853785085046" calcext:value-type="float">
            <text:p>30.0853785085</text:p>
          </table:table-cell>
          <table:table-cell table:formula="of:=[.H74]+[.G75]" office:value-type="float" office:value="2328.84442950315" calcext:value-type="float">
            <text:p>2328.8444295032</text:p>
          </table:table-cell>
          <table:table-cell table:formula="of:=[.H75]-[.C75]" office:value-type="float" office:value="-0.0000319378877975396" calcext:value-type="float">
            <text:p>-0.000032</text:p>
          </table:table-cell>
        </table:table-row>
        <table:table-row table:style-name="ro1">
          <table:table-cell office:value-type="float" office:value="2264.6" calcext:value-type="float">
            <text:p>2264.6</text:p>
          </table:table-cell>
          <table:table-cell office:value-type="float" office:value="2284.5" calcext:value-type="float">
            <text:p>2284.5</text:p>
          </table:table-cell>
          <table:table-cell office:value-type="float" office:value="2360.96829414368" calcext:value-type="float">
            <text:p>2360.9682941437</text:p>
          </table:table-cell>
          <table:table-cell office:value-type="float" office:value="0.9796195" calcext:value-type="float">
            <text:p>0.9796195</text:p>
          </table:table-cell>
          <table:table-cell office:value-type="float" office:value="-0.2008624" calcext:value-type="float">
            <text:p>-0.2008624</text:p>
          </table:table-cell>
          <table:table-cell/>
          <table:table-cell table:formula="of:=SQRT(([.A76]-[.A75])*([.A76]-[.A75]) + ([.B76]-[.B75])*([.B76]-[.B75]))" office:value-type="float" office:value="32.1238229356345" calcext:value-type="float">
            <text:p>32.1238229356</text:p>
          </table:table-cell>
          <table:table-cell table:formula="of:=[.H75]+[.G76]" office:value-type="float" office:value="2360.96825243879" calcext:value-type="float">
            <text:p>2360.9682524388</text:p>
          </table:table-cell>
          <table:table-cell table:formula="of:=[.H76]-[.C76]" office:value-type="float" office:value="-0.0000417048931922182" calcext:value-type="float">
            <text:p>-0.000042</text:p>
          </table:table-cell>
        </table:table-row>
        <table:table-row table:style-name="ro1">
          <table:table-cell office:value-type="float" office:value="2270.5" calcext:value-type="float">
            <text:p>2270.5</text:p>
          </table:table-cell>
          <table:table-cell office:value-type="float" office:value="2312.5" calcext:value-type="float">
            <text:p>2312.5</text:p>
          </table:table-cell>
          <table:table-cell office:value-type="float" office:value="2389.58312988281" calcext:value-type="float">
            <text:p>2389.5831298828</text:p>
          </table:table-cell>
          <table:table-cell office:value-type="float" office:value="0.9615891" calcext:value-type="float">
            <text:p>0.9615891</text:p>
          </table:table-cell>
          <table:table-cell office:value-type="float" office:value="-0.2744929" calcext:value-type="float">
            <text:p>-0.2744929</text:p>
          </table:table-cell>
          <table:table-cell/>
          <table:table-cell table:formula="of:=SQRT(([.A77]-[.A76])*([.A77]-[.A76]) + ([.B77]-[.B76])*([.B77]-[.B76]))" office:value-type="float" office:value="28.6148562813096" calcext:value-type="float">
            <text:p>28.6148562813</text:p>
          </table:table-cell>
          <table:table-cell table:formula="of:=[.H76]+[.G77]" office:value-type="float" office:value="2389.5831087201" calcext:value-type="float">
            <text:p>2389.5831087201</text:p>
          </table:table-cell>
          <table:table-cell table:formula="of:=[.H77]-[.C77]" office:value-type="float" office:value="-0.0000211627138924086" calcext:value-type="float">
            <text:p>-0.000021</text:p>
          </table:table-cell>
        </table:table-row>
        <table:table-row table:style-name="ro1">
          <table:table-cell office:value-type="float" office:value="2282.09" calcext:value-type="float">
            <text:p>2282.09</text:p>
          </table:table-cell>
          <table:table-cell office:value-type="float" office:value="2345.77" calcext:value-type="float">
            <text:p>2345.77</text:p>
          </table:table-cell>
          <table:table-cell office:value-type="float" office:value="2424.81414413452" calcext:value-type="float">
            <text:p>2424.8141441345</text:p>
          </table:table-cell>
          <table:table-cell office:value-type="float" office:value="0.947088" calcext:value-type="float">
            <text:p>0.947088</text:p>
          </table:table-cell>
          <table:table-cell office:value-type="float" office:value="-0.3209741" calcext:value-type="float">
            <text:p>-0.3209741</text:p>
          </table:table-cell>
          <table:table-cell/>
          <table:table-cell table:formula="of:=SQRT(([.A78]-[.A77])*([.A78]-[.A77]) + ([.B78]-[.B77])*([.B78]-[.B77]))" office:value-type="float" office:value="35.2309664925617" calcext:value-type="float">
            <text:p>35.2309664926</text:p>
          </table:table-cell>
          <table:table-cell table:formula="of:=[.H77]+[.G78]" office:value-type="float" office:value="2424.81407521266" calcext:value-type="float">
            <text:p>2424.8140752127</text:p>
          </table:table-cell>
          <table:table-cell table:formula="of:=[.H78]-[.C78]" office:value-type="float" office:value="-0.0000689218622937915" calcext:value-type="float">
            <text:p>-0.000069</text:p>
          </table:table-cell>
        </table:table-row>
        <table:table-row table:style-name="ro1">
          <table:table-cell office:value-type="float" office:value="2292.8" calcext:value-type="float">
            <text:p>2292.8</text:p>
          </table:table-cell>
          <table:table-cell office:value-type="float" office:value="2378.3" calcext:value-type="float">
            <text:p>2378.3</text:p>
          </table:table-cell>
          <table:table-cell office:value-type="float" office:value="2459.06186294556" calcext:value-type="float">
            <text:p>2459.0618629456</text:p>
          </table:table-cell>
          <table:table-cell office:value-type="float" office:value="0.9500042" calcext:value-type="float">
            <text:p>0.9500042</text:p>
          </table:table-cell>
          <table:table-cell office:value-type="float" office:value="-0.3122372" calcext:value-type="float">
            <text:p>-0.3122372</text:p>
          </table:table-cell>
          <table:table-cell/>
          <table:table-cell table:formula="of:=SQRT(([.A79]-[.A78])*([.A79]-[.A78]) + ([.B79]-[.B78])*([.B79]-[.B78]))" office:value-type="float" office:value="34.2477006527448" calcext:value-type="float">
            <text:p>34.2477006527</text:p>
          </table:table-cell>
          <table:table-cell table:formula="of:=[.H78]+[.G79]" office:value-type="float" office:value="2459.0617758654" calcext:value-type="float">
            <text:p>2459.0617758654</text:p>
          </table:table-cell>
          <table:table-cell table:formula="of:=[.H79]-[.C79]" office:value-type="float" office:value="-0.000087080157300079" calcext:value-type="float">
            <text:p>-0.000087</text:p>
          </table:table-cell>
        </table:table-row>
        <table:table-row table:style-name="ro1">
          <table:table-cell office:value-type="float" office:value="2303.71" calcext:value-type="float">
            <text:p>2303.71</text:p>
          </table:table-cell>
          <table:table-cell office:value-type="float" office:value="2411.55" calcext:value-type="float">
            <text:p>2411.55</text:p>
          </table:table-cell>
          <table:table-cell office:value-type="float" office:value="2494.05598449707" calcext:value-type="float">
            <text:p>2494.0559844971</text:p>
          </table:table-cell>
          <table:table-cell office:value-type="float" office:value="0.9634976" calcext:value-type="float">
            <text:p>0.9634976</text:p>
          </table:table-cell>
          <table:table-cell office:value-type="float" office:value="-0.2677169" calcext:value-type="float">
            <text:p>-0.2677169</text:p>
          </table:table-cell>
          <table:table-cell/>
          <table:table-cell table:formula="of:=SQRT(([.A80]-[.A79])*([.A80]-[.A79]) + ([.B80]-[.B79])*([.B80]-[.B79]))" office:value-type="float" office:value="34.9941509398356" calcext:value-type="float">
            <text:p>34.9941509398</text:p>
          </table:table-cell>
          <table:table-cell table:formula="of:=[.H79]+[.G80]" office:value-type="float" office:value="2494.05592680524" calcext:value-type="float">
            <text:p>2494.0559268052</text:p>
          </table:table-cell>
          <table:table-cell table:formula="of:=[.H80]-[.C80]" office:value-type="float" office:value="-0.0000576918318984099" calcext:value-type="float">
            <text:p>-0.000058</text:p>
          </table:table-cell>
        </table:table-row>
        <table:table-row table:style-name="ro1">
          <table:table-cell office:value-type="float" office:value="2311.5" calcext:value-type="float">
            <text:p>2311.5</text:p>
          </table:table-cell>
          <table:table-cell office:value-type="float" office:value="2445.6" calcext:value-type="float">
            <text:p>2445.6</text:p>
          </table:table-cell>
          <table:table-cell office:value-type="float" office:value="2528.98577880859" calcext:value-type="float">
            <text:p>2528.9857788086</text:p>
          </table:table-cell>
          <table:table-cell office:value-type="float" office:value="0.9778725" calcext:value-type="float">
            <text:p>0.9778725</text:p>
          </table:table-cell>
          <table:table-cell office:value-type="float" office:value="-0.2092019" calcext:value-type="float">
            <text:p>-0.2092019</text:p>
          </table:table-cell>
          <table:table-cell/>
          <table:table-cell table:formula="of:=SQRT(([.A81]-[.A80])*([.A81]-[.A80]) + ([.B81]-[.B80])*([.B81]-[.B80]))" office:value-type="float" office:value="34.9297380465411" calcext:value-type="float">
            <text:p>34.9297380465</text:p>
          </table:table-cell>
          <table:table-cell table:formula="of:=[.H80]+[.G81]" office:value-type="float" office:value="2528.98566485178" calcext:value-type="float">
            <text:p>2528.9856648518</text:p>
          </table:table-cell>
          <table:table-cell table:formula="of:=[.H81]-[.C81]" office:value-type="float" office:value="-0.000113956811219396" calcext:value-type="float">
            <text:p>-0.000114</text:p>
          </table:table-cell>
        </table:table-row>
        <table:table-row table:style-name="ro1">
          <table:table-cell office:value-type="float" office:value="2316.3" calcext:value-type="float">
            <text:p>2316.3</text:p>
          </table:table-cell>
          <table:table-cell office:value-type="float" office:value="2470.4" calcext:value-type="float">
            <text:p>2470.4</text:p>
          </table:table-cell>
          <table:table-cell office:value-type="float" office:value="2554.24584197998" calcext:value-type="float">
            <text:p>2554.24584198</text:p>
          </table:table-cell>
          <table:table-cell office:value-type="float" office:value="0.9832523" calcext:value-type="float">
            <text:p>0.9832523</text:p>
          </table:table-cell>
          <table:table-cell office:value-type="float" office:value="-0.1822498" calcext:value-type="float">
            <text:p>-0.1822498</text:p>
          </table:table-cell>
          <table:table-cell/>
          <table:table-cell table:formula="of:=SQRT(([.A82]-[.A81])*([.A82]-[.A81]) + ([.B82]-[.B81])*([.B82]-[.B81]))" office:value-type="float" office:value="25.2602454461553" calcext:value-type="float">
            <text:p>25.2602454462</text:p>
          </table:table-cell>
          <table:table-cell table:formula="of:=[.H81]+[.G82]" office:value-type="float" office:value="2554.24591029793" calcext:value-type="float">
            <text:p>2554.2459102979</text:p>
          </table:table-cell>
          <table:table-cell table:formula="of:=[.H82]-[.C82]" office:value-type="float" office:value="0.0000683179541738355" calcext:value-type="float">
            <text:p>0.000068</text:p>
          </table:table-cell>
        </table:table-row>
        <table:table-row table:style-name="ro1">
          <table:table-cell office:value-type="float" office:value="2322.41" calcext:value-type="float">
            <text:p>2322.41</text:p>
          </table:table-cell>
          <table:table-cell office:value-type="float" office:value="2504.46" calcext:value-type="float">
            <text:p>2504.46</text:p>
          </table:table-cell>
          <table:table-cell office:value-type="float" office:value="2588.84957122803" calcext:value-type="float">
            <text:p>2588.849571228</text:p>
          </table:table-cell>
          <table:table-cell office:value-type="float" office:value="0.9842378" calcext:value-type="float">
            <text:p>0.9842378</text:p>
          </table:table-cell>
          <table:table-cell office:value-type="float" office:value="-0.1768498" calcext:value-type="float">
            <text:p>-0.1768498</text:p>
          </table:table-cell>
          <table:table-cell/>
          <table:table-cell table:formula="of:=SQRT(([.A83]-[.A82])*([.A83]-[.A82]) + ([.B83]-[.B82])*([.B83]-[.B82]))" office:value-type="float" office:value="34.6036948894189" calcext:value-type="float">
            <text:p>34.6036948894</text:p>
          </table:table-cell>
          <table:table-cell table:formula="of:=[.H82]+[.G83]" office:value-type="float" office:value="2588.84960518735" calcext:value-type="float">
            <text:p>2588.8496051874</text:p>
          </table:table-cell>
          <table:table-cell table:formula="of:=[.H83]-[.C83]" office:value-type="float" office:value="0.0000339593229909951" calcext:value-type="float">
            <text:p>0.000034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541.08" calcext:value-type="float">
            <text:p>2541.08</text:p>
          </table:table-cell>
          <table:table-cell office:value-type="float" office:value="2626.05793380737" calcext:value-type="float">
            <text:p>2626.0579338074</text:p>
          </table:table-cell>
          <table:table-cell office:value-type="float" office:value="0.9902409" calcext:value-type="float">
            <text:p>0.9902409</text:p>
          </table:table-cell>
          <table:table-cell office:value-type="float" office:value="-0.1393661" calcext:value-type="float">
            <text:p>-0.1393661</text:p>
          </table:table-cell>
          <table:table-cell/>
          <table:table-cell table:formula="of:=SQRT(([.A84]-[.A83])*([.A84]-[.A83]) + ([.B84]-[.B83])*([.B84]-[.B83]))" office:value-type="float" office:value="37.2082316161356" calcext:value-type="float">
            <text:p>37.2082316161</text:p>
          </table:table-cell>
          <table:table-cell table:formula="of:=[.H83]+[.G84]" office:value-type="float" office:value="2626.05783680349" calcext:value-type="float">
            <text:p>2626.0578368035</text:p>
          </table:table-cell>
          <table:table-cell table:formula="of:=[.H84]-[.C84]" office:value-type="float" office:value="-0.0000970038813647989" calcext:value-type="float">
            <text:p>-0.000097</text:p>
          </table:table-cell>
        </table:table-row>
        <table:table-row table:style-name="ro1">
          <table:table-cell office:value-type="float" office:value="2331.8" calcext:value-type="float">
            <text:p>2331.8</text:p>
          </table:table-cell>
          <table:table-cell office:value-type="float" office:value="2571.18" calcext:value-type="float">
            <text:p>2571.18</text:p>
          </table:table-cell>
          <table:table-cell office:value-type="float" office:value="2656.28774452209" calcext:value-type="float">
            <text:p>2656.2877445221</text:p>
          </table:table-cell>
          <table:table-cell office:value-type="float" office:value="0.9977358" calcext:value-type="float">
            <text:p>0.9977358</text:p>
          </table:table-cell>
          <table:table-cell office:value-type="float" office:value="-0.06725549" calcext:value-type="float">
            <text:p>-0.06725549</text:p>
          </table:table-cell>
          <table:table-cell/>
          <table:table-cell table:formula="of:=SQRT(([.A85]-[.A84])*([.A85]-[.A84]) + ([.B85]-[.B84])*([.B85]-[.B84]))" office:value-type="float" office:value="30.2299520343648" calcext:value-type="float">
            <text:p>30.2299520344</text:p>
          </table:table-cell>
          <table:table-cell table:formula="of:=[.H84]+[.G85]" office:value-type="float" office:value="2656.28778883785" calcext:value-type="float">
            <text:p>2656.2877888379</text:p>
          </table:table-cell>
          <table:table-cell table:formula="of:=[.H85]-[.C85]" office:value-type="float" office:value="0.0000443157632616931" calcext:value-type="float">
            <text:p>0.000044</text:p>
          </table:table-cell>
        </table:table-row>
        <table:table-row table:style-name="ro1">
          <table:table-cell office:value-type="float" office:value="2332.1" calcext:value-type="float">
            <text:p>2332.1</text:p>
          </table:table-cell>
          <table:table-cell office:value-type="float" office:value="2587.07" calcext:value-type="float">
            <text:p>2587.07</text:p>
          </table:table-cell>
          <table:table-cell office:value-type="float" office:value="2672.18071365356" calcext:value-type="float">
            <text:p>2672.1807136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QRT(([.A86]-[.A85])*([.A86]-[.A85]) + ([.B86]-[.B85])*([.B86]-[.B85]))" office:value-type="float" office:value="15.892831717476" calcext:value-type="float">
            <text:p>15.8928317175</text:p>
          </table:table-cell>
          <table:table-cell table:formula="of:=[.H85]+[.G86]" office:value-type="float" office:value="2672.18062055533" calcext:value-type="float">
            <text:p>2672.1806205553</text:p>
          </table:table-cell>
          <table:table-cell table:formula="of:=[.H86]-[.C86]" office:value-type="float" office:value="-0.0000930982305362704" calcext:value-type="float">
            <text:p>-0.000093</text:p>
          </table:table-cell>
        </table:table-row>
        <table:table-row table:style-name="ro1">
          <table:table-cell office:value-type="float" office:value="2331.8" calcext:value-type="float">
            <text:p>2331.8</text:p>
          </table:table-cell>
          <table:table-cell office:value-type="float" office:value="2611.5" calcext:value-type="float">
            <text:p>2611.5</text:p>
          </table:table-cell>
          <table:table-cell office:value-type="float" office:value="2696.61248779297" calcext:value-type="float">
            <text:p>2696.612487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QRT(([.A87]-[.A86])*([.A87]-[.A86]) + ([.B87]-[.B86])*([.B87]-[.B86]))" office:value-type="float" office:value="24.4318419281067" calcext:value-type="float">
            <text:p>24.4318419281</text:p>
          </table:table-cell>
          <table:table-cell table:formula="of:=[.H86]+[.G87]" office:value-type="float" office:value="2696.61246248344" calcext:value-type="float">
            <text:p>2696.6124624834</text:p>
          </table:table-cell>
          <table:table-cell table:formula="of:=[.H87]-[.C87]" office:value-type="float" office:value="-0.0000253095340667642" calcext:value-type="float">
            <text:p>-0.000025</text:p>
          </table:table-cell>
        </table:table-row>
        <table:table-row table:style-name="ro1">
          <table:table-cell office:value-type="float" office:value="2332.1" calcext:value-type="float">
            <text:p>2332.1</text:p>
          </table:table-cell>
          <table:table-cell office:value-type="float" office:value="2639.7" calcext:value-type="float">
            <text:p>2639.7</text:p>
          </table:table-cell>
          <table:table-cell office:value-type="float" office:value="2724.81403541565" calcext:value-type="float">
            <text:p>2724.8140354157</text:p>
          </table:table-cell>
          <table:table-cell office:value-type="float" office:value="0.9999801" calcext:value-type="float">
            <text:p>0.9999801</text:p>
          </table:table-cell>
          <table:table-cell office:value-type="float" office:value="-0.006312702" calcext:value-type="float">
            <text:p>-0.006312702</text:p>
          </table:table-cell>
          <table:table-cell/>
          <table:table-cell table:formula="of:=SQRT(([.A88]-[.A87])*([.A88]-[.A87]) + ([.B88]-[.B87])*([.B88]-[.B87]))" office:value-type="float" office:value="28.2015956995343" calcext:value-type="float">
            <text:p>28.2015956995</text:p>
          </table:table-cell>
          <table:table-cell table:formula="of:=[.H87]+[.G88]" office:value-type="float" office:value="2724.81405818297" calcext:value-type="float">
            <text:p>2724.814058183</text:p>
          </table:table-cell>
          <table:table-cell table:formula="of:=[.H88]-[.C88]" office:value-type="float" office:value="0.000022767320388084" calcext:value-type="float">
            <text:p>0.000023</text:p>
          </table:table-cell>
        </table:table-row>
        <table:table-row table:style-name="ro1">
          <table:table-cell office:value-type="float" office:value="2332.1" calcext:value-type="float">
            <text:p>2332.1</text:p>
          </table:table-cell>
          <table:table-cell office:value-type="float" office:value="2659.03" calcext:value-type="float">
            <text:p>2659.03</text:p>
          </table:table-cell>
          <table:table-cell office:value-type="float" office:value="2744.14411354065" calcext:value-type="float">
            <text:p>2744.1441135407</text:p>
          </table:table-cell>
          <table:table-cell office:value-type="float" office:value="0.9998295" calcext:value-type="float">
            <text:p>0.9998295</text:p>
          </table:table-cell>
          <table:table-cell office:value-type="float" office:value="-0.0184638" calcext:value-type="float">
            <text:p>-0.0184638</text:p>
          </table:table-cell>
          <table:table-cell/>
          <table:table-cell table:formula="of:=SQRT(([.A89]-[.A88])*([.A89]-[.A88]) + ([.B89]-[.B88])*([.B89]-[.B88]))" office:value-type="float" office:value="19.3300000000004" calcext:value-type="float">
            <text:p>19.33</text:p>
          </table:table-cell>
          <table:table-cell table:formula="of:=[.H88]+[.G89]" office:value-type="float" office:value="2744.14405818297" calcext:value-type="float">
            <text:p>2744.144058183</text:p>
          </table:table-cell>
          <table:table-cell table:formula="of:=[.H89]-[.C89]" office:value-type="float" office:value="-0.0000553576792299282" calcext:value-type="float">
            <text:p>-0.000055</text:p>
          </table:table-cell>
        </table:table-row>
        <table:table-row table:style-name="ro1">
          <table:table-cell office:value-type="float" office:value="2332.9" calcext:value-type="float">
            <text:p>2332.9</text:p>
          </table:table-cell>
          <table:table-cell office:value-type="float" office:value="2683.01" calcext:value-type="float">
            <text:p>2683.01</text:p>
          </table:table-cell>
          <table:table-cell office:value-type="float" office:value="2768.13742828369" calcext:value-type="float">
            <text:p>2768.1374282837</text:p>
          </table:table-cell>
          <table:table-cell office:value-type="float" office:value="0.9998022" calcext:value-type="float">
            <text:p>0.9998022</text:p>
          </table:table-cell>
          <table:table-cell office:value-type="float" office:value="-0.01988864" calcext:value-type="float">
            <text:p>-0.01988864</text:p>
          </table:table-cell>
          <table:table-cell/>
          <table:table-cell table:formula="of:=SQRT(([.A90]-[.A89])*([.A90]-[.A89]) + ([.B90]-[.B89])*([.B90]-[.B89]))" office:value-type="float" office:value="23.9933407427978" calcext:value-type="float">
            <text:p>23.9933407428</text:p>
          </table:table-cell>
          <table:table-cell table:formula="of:=[.H89]+[.G90]" office:value-type="float" office:value="2768.13739892577" calcext:value-type="float">
            <text:p>2768.1373989258</text:p>
          </table:table-cell>
          <table:table-cell table:formula="of:=[.H90]-[.C90]" office:value-type="float" office:value="-0.0000293579214485362" calcext:value-type="float">
            <text:p>-0.000029</text:p>
          </table:table-cell>
        </table:table-row>
        <table:table-row table:style-name="ro1">
          <table:table-cell office:value-type="float" office:value="2333.1" calcext:value-type="float">
            <text:p>2333.1</text:p>
          </table:table-cell>
          <table:table-cell office:value-type="float" office:value="2709.3" calcext:value-type="float">
            <text:p>2709.3</text:p>
          </table:table-cell>
          <table:table-cell office:value-type="float" office:value="2794.42823028564" calcext:value-type="float">
            <text:p>2794.4282302856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-0.008834856" calcext:value-type="float">
            <text:p>-0.008834856</text:p>
          </table:table-cell>
          <table:table-cell/>
          <table:table-cell table:formula="of:=SQRT(([.A91]-[.A90])*([.A91]-[.A90]) + ([.B91]-[.B90])*([.B91]-[.B90]))" office:value-type="float" office:value="26.2907607345242" calcext:value-type="float">
            <text:p>26.2907607345</text:p>
          </table:table-cell>
          <table:table-cell table:formula="of:=[.H90]+[.G91]" office:value-type="float" office:value="2794.42815966029" calcext:value-type="float">
            <text:p>2794.4281596603</text:p>
          </table:table-cell>
          <table:table-cell table:formula="of:=[.H91]-[.C91]" office:value-type="float" office:value="-0.0000706253472344542" calcext:value-type="float">
            <text:p>-0.000071</text:p>
          </table:table-cell>
        </table:table-row>
        <table:table-row table:style-name="ro1">
          <table:table-cell office:value-type="float" office:value="2333.3" calcext:value-type="float">
            <text:p>2333.3</text:p>
          </table:table-cell>
          <table:table-cell office:value-type="float" office:value="2728.3" calcext:value-type="float">
            <text:p>2728.3</text:p>
          </table:table-cell>
          <table:table-cell office:value-type="float" office:value="2813.42928314209" calcext:value-type="float">
            <text:p>2813.4292831421</text:p>
          </table:table-cell>
          <table:table-cell office:value-type="float" office:value="0.9999968" calcext:value-type="float">
            <text:p>0.9999968</text:p>
          </table:table-cell>
          <table:table-cell office:value-type="float" office:value="-0.002508871" calcext:value-type="float">
            <text:p>-0.002508871</text:p>
          </table:table-cell>
          <table:table-cell/>
          <table:table-cell table:formula="of:=SQRT(([.A92]-[.A91])*([.A92]-[.A91]) + ([.B92]-[.B91])*([.B92]-[.B91]))" office:value-type="float" office:value="19.0010526024218" calcext:value-type="float">
            <text:p>19.0010526024</text:p>
          </table:table-cell>
          <table:table-cell table:formula="of:=[.H91]+[.G92]" office:value-type="float" office:value="2813.42921226271" calcext:value-type="float">
            <text:p>2813.4292122627</text:p>
          </table:table-cell>
          <table:table-cell table:formula="of:=[.H92]-[.C92]" office:value-type="float" office:value="-0.0000708793754711223" calcext:value-type="float">
            <text:p>-0.000071</text:p>
          </table:table-cell>
        </table:table-row>
        <table:table-row table:style-name="ro1">
          <table:table-cell office:value-type="float" office:value="2333.2" calcext:value-type="float">
            <text:p>2333.2</text:p>
          </table:table-cell>
          <table:table-cell office:value-type="float" office:value="2749.1" calcext:value-type="float">
            <text:p>2749.1</text:p>
          </table:table-cell>
          <table:table-cell office:value-type="float" office:value="2834.22957229614" calcext:value-type="float">
            <text:p>2834.2295722961</text:p>
          </table:table-cell>
          <table:table-cell office:value-type="float" office:value="0.9999975" calcext:value-type="float">
            <text:p>0.9999975</text:p>
          </table:table-cell>
          <table:table-cell office:value-type="float" office:value="-0.002233857" calcext:value-type="float">
            <text:p>-0.002233857</text:p>
          </table:table-cell>
          <table:table-cell/>
          <table:table-cell table:formula="of:=SQRT(([.A93]-[.A92])*([.A93]-[.A92]) + ([.B93]-[.B92])*([.B93]-[.B92]))" office:value-type="float" office:value="20.8002403832261" calcext:value-type="float">
            <text:p>20.8002403832</text:p>
          </table:table-cell>
          <table:table-cell table:formula="of:=[.H92]+[.G93]" office:value-type="float" office:value="2834.22945264594" calcext:value-type="float">
            <text:p>2834.2294526459</text:p>
          </table:table-cell>
          <table:table-cell table:formula="of:=[.H93]-[.C93]" office:value-type="float" office:value="-0.000119650199394528" calcext:value-type="float">
            <text:p>-0.000120</text:p>
          </table:table-cell>
        </table:table-row>
        <table:table-row table:style-name="ro1">
          <table:table-cell office:value-type="float" office:value="2333.4" calcext:value-type="float">
            <text:p>2333.4</text:p>
          </table:table-cell>
          <table:table-cell office:value-type="float" office:value="2773" calcext:value-type="float">
            <text:p>2773</text:p>
          </table:table-cell>
          <table:table-cell office:value-type="float" office:value="2858.13031005859" calcext:value-type="float">
            <text:p>2858.1303100586</text:p>
          </table:table-cell>
          <table:table-cell office:value-type="float" office:value="0.9984792" calcext:value-type="float">
            <text:p>0.9984792</text:p>
          </table:table-cell>
          <table:table-cell office:value-type="float" office:value="0.05512987" calcext:value-type="float">
            <text:p>0.05512987</text:p>
          </table:table-cell>
          <table:table-cell/>
          <table:table-cell table:formula="of:=SQRT(([.A94]-[.A93])*([.A94]-[.A93]) + ([.B94]-[.B93])*([.B94]-[.B93]))" office:value-type="float" office:value="23.9008368054343" calcext:value-type="float">
            <text:p>23.9008368054</text:p>
          </table:table-cell>
          <table:table-cell table:formula="of:=[.H93]+[.G94]" office:value-type="float" office:value="2858.13028945137" calcext:value-type="float">
            <text:p>2858.1302894514</text:p>
          </table:table-cell>
          <table:table-cell table:formula="of:=[.H94]-[.C94]" office:value-type="float" office:value="-0.0000206072154469439" calcext:value-type="float">
            <text:p>-0.000021</text:p>
          </table:table-cell>
        </table:table-row>
        <table:table-row table:style-name="ro1">
          <table:table-cell office:value-type="float" office:value="2330.5" calcext:value-type="float">
            <text:p>2330.5</text:p>
          </table:table-cell>
          <table:table-cell office:value-type="float" office:value="2798" calcext:value-type="float">
            <text:p>2798</text:p>
          </table:table-cell>
          <table:table-cell office:value-type="float" office:value="2883.29793739319" calcext:value-type="float">
            <text:p>2883.2979373932</text:p>
          </table:table-cell>
          <table:table-cell office:value-type="float" office:value="0.9844533" calcext:value-type="float">
            <text:p>0.9844533</text:p>
          </table:table-cell>
          <table:table-cell office:value-type="float" office:value="0.1756466" calcext:value-type="float">
            <text:p>0.1756466</text:p>
          </table:table-cell>
          <table:table-cell/>
          <table:table-cell table:formula="of:=SQRT(([.A95]-[.A94])*([.A95]-[.A94]) + ([.B95]-[.B94])*([.B95]-[.B94]))" office:value-type="float" office:value="25.167637950352" calcext:value-type="float">
            <text:p>25.1676379504</text:p>
          </table:table-cell>
          <table:table-cell table:formula="of:=[.H94]+[.G95]" office:value-type="float" office:value="2883.29792740173" calcext:value-type="float">
            <text:p>2883.2979274017</text:p>
          </table:table-cell>
          <table:table-cell table:formula="of:=[.H95]-[.C95]" office:value-type="float" office:value="-0.00000999146323010791" calcext:value-type="float">
            <text:p>-0.000010</text:p>
          </table:table-cell>
        </table:table-row>
        <table:table-row table:style-name="ro1">
          <table:table-cell office:value-type="float" office:value="2324.8" calcext:value-type="float">
            <text:p>2324.8</text:p>
          </table:table-cell>
          <table:table-cell office:value-type="float" office:value="2821.2" calcext:value-type="float">
            <text:p>2821.2</text:p>
          </table:table-cell>
          <table:table-cell office:value-type="float" office:value="2907.18783378601" calcext:value-type="float">
            <text:p>2907.187833786</text:p>
          </table:table-cell>
          <table:table-cell office:value-type="float" office:value="0.9590173" calcext:value-type="float">
            <text:p>0.9590173</text:p>
          </table:table-cell>
          <table:table-cell office:value-type="float" office:value="0.2833476" calcext:value-type="float">
            <text:p>0.2833476</text:p>
          </table:table-cell>
          <table:table-cell/>
          <table:table-cell table:formula="of:=SQRT(([.A96]-[.A95])*([.A96]-[.A95]) + ([.B96]-[.B95])*([.B96]-[.B95]))" office:value-type="float" office:value="23.8899560485152" calcext:value-type="float">
            <text:p>23.8899560485</text:p>
          </table:table-cell>
          <table:table-cell table:formula="of:=[.H95]+[.G96]" office:value-type="float" office:value="2907.18788345024" calcext:value-type="float">
            <text:p>2907.1878834503</text:p>
          </table:table-cell>
          <table:table-cell table:formula="of:=[.H96]-[.C96]" office:value-type="float" office:value="0.0000496642319376406" calcext:value-type="float">
            <text:p>0.000050</text:p>
          </table:table-cell>
        </table:table-row>
        <table:table-row table:style-name="ro1">
          <table:table-cell office:value-type="float" office:value="2316.2" calcext:value-type="float">
            <text:p>2316.2</text:p>
          </table:table-cell>
          <table:table-cell office:value-type="float" office:value="2846.4" calcext:value-type="float">
            <text:p>2846.4</text:p>
          </table:table-cell>
          <table:table-cell office:value-type="float" office:value="2933.8148727417" calcext:value-type="float">
            <text:p>2933.8148727417</text:p>
          </table:table-cell>
          <table:table-cell office:value-type="float" office:value="0.9277467" calcext:value-type="float">
            <text:p>0.9277467</text:p>
          </table:table-cell>
          <table:table-cell office:value-type="float" office:value="0.3732107" calcext:value-type="float">
            <text:p>0.3732107</text:p>
          </table:table-cell>
          <table:table-cell/>
          <table:table-cell table:formula="of:=SQRT(([.A97]-[.A96])*([.A97]-[.A96]) + ([.B97]-[.B96])*([.B97]-[.B96]))" office:value-type="float" office:value="26.6270539113891" calcext:value-type="float">
            <text:p>26.6270539114</text:p>
          </table:table-cell>
          <table:table-cell table:formula="of:=[.H96]+[.G97]" office:value-type="float" office:value="2933.81493736163" calcext:value-type="float">
            <text:p>2933.8149373616</text:p>
          </table:table-cell>
          <table:table-cell table:formula="of:=[.H97]-[.C97]" office:value-type="float" office:value="0.0000646199305265327" calcext:value-type="float">
            <text:p>0.000065</text:p>
          </table:table-cell>
        </table:table-row>
        <table:table-row table:style-name="ro1">
          <table:table-cell office:value-type="float" office:value="2303.6" calcext:value-type="float">
            <text:p>2303.6</text:p>
          </table:table-cell>
          <table:table-cell office:value-type="float" office:value="2873.9" calcext:value-type="float">
            <text:p>2873.9</text:p>
          </table:table-cell>
          <table:table-cell office:value-type="float" office:value="2964.06394386292" calcext:value-type="float">
            <text:p>2964.0639438629</text:p>
          </table:table-cell>
          <table:table-cell office:value-type="float" office:value="0.8834426" calcext:value-type="float">
            <text:p>0.8834426</text:p>
          </table:table-cell>
          <table:table-cell office:value-type="float" office:value="0.4685393" calcext:value-type="float">
            <text:p>0.4685393</text:p>
          </table:table-cell>
          <table:table-cell/>
          <table:table-cell table:formula="of:=SQRT(([.A98]-[.A97])*([.A98]-[.A97]) + ([.B98]-[.B97])*([.B98]-[.B97]))" office:value-type="float" office:value="30.2491322189579" calcext:value-type="float">
            <text:p>30.249132219</text:p>
          </table:table-cell>
          <table:table-cell table:formula="of:=[.H97]+[.G98]" office:value-type="float" office:value="2964.06406958059" calcext:value-type="float">
            <text:p>2964.0640695806</text:p>
          </table:table-cell>
          <table:table-cell table:formula="of:=[.H98]-[.C98]" office:value-type="float" office:value="0.000125717668652214" calcext:value-type="float">
            <text:p>0.000126</text:p>
          </table:table-cell>
        </table:table-row>
        <table:table-row table:style-name="ro1">
          <table:table-cell office:value-type="float" office:value="2286.5" calcext:value-type="float">
            <text:p>2286.5</text:p>
          </table:table-cell>
          <table:table-cell office:value-type="float" office:value="2902.4" calcext:value-type="float">
            <text:p>2902.4</text:p>
          </table:table-cell>
          <table:table-cell office:value-type="float" office:value="2997.30042076111" calcext:value-type="float">
            <text:p>2997.3004207611</text:p>
          </table:table-cell>
          <table:table-cell office:value-type="float" office:value="0.8373147" calcext:value-type="float">
            <text:p>0.8373147</text:p>
          </table:table-cell>
          <table:table-cell office:value-type="float" office:value="0.5467212" calcext:value-type="float">
            <text:p>0.5467212</text:p>
          </table:table-cell>
          <table:table-cell/>
          <table:table-cell table:formula="of:=SQRT(([.A99]-[.A98])*([.A99]-[.A98]) + ([.B99]-[.B98])*([.B99]-[.B98]))" office:value-type="float" office:value="33.2364258006182" calcext:value-type="float">
            <text:p>33.2364258006</text:p>
          </table:table-cell>
          <table:table-cell table:formula="of:=[.H98]+[.G99]" office:value-type="float" office:value="2997.30049538121" calcext:value-type="float">
            <text:p>2997.3004953812</text:p>
          </table:table-cell>
          <table:table-cell table:formula="of:=[.H99]-[.C99]" office:value-type="float" office:value="0.0000746200967114419" calcext:value-type="float">
            <text:p>0.000075</text:p>
          </table:table-cell>
        </table:table-row>
        <table:table-row table:style-name="ro1">
          <table:table-cell office:value-type="float" office:value="2266.786" calcext:value-type="float">
            <text:p>2266.786</text:p>
          </table:table-cell>
          <table:table-cell office:value-type="float" office:value="2930.281" calcext:value-type="float">
            <text:p>2930.281</text:p>
          </table:table-cell>
          <table:table-cell office:value-type="float" office:value="3031.44725227356" calcext:value-type="float">
            <text:p>3031.4472522736</text:p>
          </table:table-cell>
          <table:table-cell office:value-type="float" office:value="0.7709385" calcext:value-type="float">
            <text:p>0.7709385</text:p>
          </table:table-cell>
          <table:table-cell office:value-type="float" office:value="0.6369097" calcext:value-type="float">
            <text:p>0.6369097</text:p>
          </table:table-cell>
          <table:table-cell/>
          <table:table-cell table:formula="of:=SQRT(([.A100]-[.A99])*([.A100]-[.A99]) + ([.B100]-[.B99])*([.B100]-[.B99]))" office:value-type="float" office:value="34.1466243866065" calcext:value-type="float">
            <text:p>34.1466243866</text:p>
          </table:table-cell>
          <table:table-cell table:formula="of:=[.H99]+[.G100]" office:value-type="float" office:value="3031.44711976781" calcext:value-type="float">
            <text:p>3031.4471197678</text:p>
          </table:table-cell>
          <table:table-cell table:formula="of:=[.H100]-[.C100]" office:value-type="float" office:value="-0.000132505746478273" calcext:value-type="float">
            <text:p>-0.000133</text:p>
          </table:table-cell>
        </table:table-row>
        <table:table-row table:style-name="ro1">
          <table:table-cell office:value-type="float" office:value="2246.81" calcext:value-type="float">
            <text:p>2246.81</text:p>
          </table:table-cell>
          <table:table-cell office:value-type="float" office:value="2950.443" calcext:value-type="float">
            <text:p>2950.443</text:p>
          </table:table-cell>
          <table:table-cell office:value-type="float" office:value="3059.82936286926" calcext:value-type="float">
            <text:p>3059.8293628693</text:p>
          </table:table-cell>
          <table:table-cell office:value-type="float" office:value="0.6763027" calcext:value-type="float">
            <text:p>0.6763027</text:p>
          </table:table-cell>
          <table:table-cell office:value-type="float" office:value="0.7366239" calcext:value-type="float">
            <text:p>0.7366239</text:p>
          </table:table-cell>
          <table:table-cell/>
          <table:table-cell table:formula="of:=SQRT(([.A101]-[.A100])*([.A101]-[.A100]) + ([.B101]-[.B100])*([.B101]-[.B100]))" office:value-type="float" office:value="28.3821567186149" calcext:value-type="float">
            <text:p>28.3821567186</text:p>
          </table:table-cell>
          <table:table-cell table:formula="of:=[.H100]+[.G101]" office:value-type="float" office:value="3059.82927648643" calcext:value-type="float">
            <text:p>3059.8292764864</text:p>
          </table:table-cell>
          <table:table-cell table:formula="of:=[.H101]-[.C101]" office:value-type="float" office:value="-0.0000863828313413251" calcext:value-type="float">
            <text:p>-0.000086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971.4" calcext:value-type="float">
            <text:p>2971.4</text:p>
          </table:table-cell>
          <table:table-cell office:value-type="float" office:value="3092.30584907532" calcext:value-type="float">
            <text:p>3092.3058490753</text:p>
          </table:table-cell>
          <table:table-cell office:value-type="float" office:value="0.5497622" calcext:value-type="float">
            <text:p>0.5497622</text:p>
          </table:table-cell>
          <table:table-cell office:value-type="float" office:value="0.8353212" calcext:value-type="float">
            <text:p>0.8353212</text:p>
          </table:table-cell>
          <table:table-cell/>
          <table:table-cell table:formula="of:=SQRT(([.A102]-[.A101])*([.A102]-[.A101]) + ([.B102]-[.B101])*([.B102]-[.B101]))" office:value-type="float" office:value="32.4766369718293" calcext:value-type="float">
            <text:p>32.4766369718</text:p>
          </table:table-cell>
          <table:table-cell table:formula="of:=[.H101]+[.G102]" office:value-type="float" office:value="3092.30591345826" calcext:value-type="float">
            <text:p>3092.3059134583</text:p>
          </table:table-cell>
          <table:table-cell table:formula="of:=[.H102]-[.C102]" office:value-type="float" office:value="0.0000643829380351235" calcext:value-type="float">
            <text:p>0.000064</text:p>
          </table:table-cell>
        </table:table-row>
        <table:table-row table:style-name="ro1">
          <table:table-cell office:value-type="float" office:value="2190.2" calcext:value-type="float">
            <text:p>2190.2</text:p>
          </table:table-cell>
          <table:table-cell office:value-type="float" office:value="2987.7" calcext:value-type="float">
            <text:p>2987.7</text:p>
          </table:table-cell>
          <table:table-cell office:value-type="float" office:value="3128.04007148743" calcext:value-type="float">
            <text:p>3128.0400714874</text:p>
          </table:table-cell>
          <table:table-cell office:value-type="float" office:value="0.3435533" calcext:value-type="float">
            <text:p>0.3435533</text:p>
          </table:table-cell>
          <table:table-cell office:value-type="float" office:value="0.9391332" calcext:value-type="float">
            <text:p>0.9391332</text:p>
          </table:table-cell>
          <table:table-cell/>
          <table:table-cell table:formula="of:=SQRT(([.A103]-[.A102])*([.A103]-[.A102]) + ([.B103]-[.B102])*([.B103]-[.B102]))" office:value-type="float" office:value="35.734157328808" calcext:value-type="float">
            <text:p>35.7341573288</text:p>
          </table:table-cell>
          <table:table-cell table:formula="of:=[.H102]+[.G103]" office:value-type="float" office:value="3128.04007078707" calcext:value-type="float">
            <text:p>3128.0400707871</text:p>
          </table:table-cell>
          <table:table-cell table:formula="of:=[.H103]-[.C103]" office:value-type="float" office:value="-0.000000700363671057858" calcext:value-type="float">
            <text:p>-0.000001</text:p>
          </table:table-cell>
        </table:table-row>
        <table:table-row table:style-name="ro1">
          <table:table-cell office:value-type="float" office:value="2155.3" calcext:value-type="float">
            <text:p>2155.3</text:p>
          </table:table-cell>
          <table:table-cell office:value-type="float" office:value="2995.8" calcext:value-type="float">
            <text:p>2995.8</text:p>
          </table:table-cell>
          <table:table-cell office:value-type="float" office:value="3163.86763954163" calcext:value-type="float">
            <text:p>3163.8676395416</text:p>
          </table:table-cell>
          <table:table-cell office:value-type="float" office:value="0.1557412" calcext:value-type="float">
            <text:p>0.1557412</text:p>
          </table:table-cell>
          <table:table-cell office:value-type="float" office:value="0.9877979" calcext:value-type="float">
            <text:p>0.9877979</text:p>
          </table:table-cell>
          <table:table-cell/>
          <table:table-cell table:formula="of:=SQRT(([.A104]-[.A103])*([.A104]-[.A103]) + ([.B104]-[.B103])*([.B104]-[.B103]))" office:value-type="float" office:value="35.8276429590335" calcext:value-type="float">
            <text:p>35.827642959</text:p>
          </table:table-cell>
          <table:table-cell table:formula="of:=[.H103]+[.G104]" office:value-type="float" office:value="3163.8677137461" calcext:value-type="float">
            <text:p>3163.8677137461</text:p>
          </table:table-cell>
          <table:table-cell table:formula="of:=[.H104]-[.C104]" office:value-type="float" office:value="0.0000742044694561628" calcext:value-type="float">
            <text:p>0.000074</text:p>
          </table:table-cell>
        </table:table-row>
        <table:table-row table:style-name="ro1">
          <table:table-cell office:value-type="float" office:value="2121.7" calcext:value-type="float">
            <text:p>2121.7</text:p>
          </table:table-cell>
          <table:table-cell office:value-type="float" office:value="2998.5" calcext:value-type="float">
            <text:p>2998.5</text:p>
          </table:table-cell>
          <table:table-cell office:value-type="float" office:value="3197.57604026794" calcext:value-type="float">
            <text:p>3197.5760402679</text:p>
          </table:table-cell>
          <table:table-cell office:value-type="float" office:value="0.04806948" calcext:value-type="float">
            <text:p>0.04806948</text:p>
          </table:table-cell>
          <table:table-cell office:value-type="float" office:value="0.998844" calcext:value-type="float">
            <text:p>0.998844</text:p>
          </table:table-cell>
          <table:table-cell/>
          <table:table-cell table:formula="of:=SQRT(([.A105]-[.A104])*([.A105]-[.A104]) + ([.B105]-[.B104])*([.B105]-[.B104]))" office:value-type="float" office:value="33.7083075813667" calcext:value-type="float">
            <text:p>33.7083075814</text:p>
          </table:table-cell>
          <table:table-cell table:formula="of:=[.H104]+[.G105]" office:value-type="float" office:value="3197.57602132747" calcext:value-type="float">
            <text:p>3197.5760213275</text:p>
          </table:table-cell>
          <table:table-cell table:formula="of:=[.H105]-[.C105]" office:value-type="float" office:value="-0.0000189404736374854" calcext:value-type="float">
            <text:p>-0.000019</text:p>
          </table:table-cell>
        </table:table-row>
        <table:table-row table:style-name="ro1">
          <table:table-cell office:value-type="float" office:value="2094.053" calcext:value-type="float">
            <text:p>2094.053</text:p>
          </table:table-cell>
          <table:table-cell office:value-type="float" office:value="2998.748" calcext:value-type="float">
            <text:p>2998.748</text:p>
          </table:table-cell>
          <table:table-cell office:value-type="float" office:value="3225.22387695313" calcext:value-type="float">
            <text:p>3225.2238769531</text:p>
          </table:table-cell>
          <table:table-cell office:value-type="float" office:value="0.01201504" calcext:value-type="float">
            <text:p>0.01201504</text:p>
          </table:table-cell>
          <table:table-cell office:value-type="float" office:value="0.9999279" calcext:value-type="float">
            <text:p>0.9999279</text:p>
          </table:table-cell>
          <table:table-cell/>
          <table:table-cell table:formula="of:=SQRT(([.A106]-[.A105])*([.A106]-[.A105]) + ([.B106]-[.B105])*([.B106]-[.B105]))" office:value-type="float" office:value="27.6481122863749" calcext:value-type="float">
            <text:p>27.6481122864</text:p>
          </table:table-cell>
          <table:table-cell table:formula="of:=[.H105]+[.G106]" office:value-type="float" office:value="3225.22413361384" calcext:value-type="float">
            <text:p>3225.2241336138</text:p>
          </table:table-cell>
          <table:table-cell table:formula="of:=[.H106]-[.C106]" office:value-type="float" office:value="0.000256660710874712" calcext:value-type="float">
            <text:p>0.000257</text:p>
          </table:table-cell>
        </table:table-row>
        <table:table-row table:style-name="ro1">
          <table:table-cell office:value-type="float" office:value="2063.083" calcext:value-type="float">
            <text:p>2063.083</text:p>
          </table:table-cell>
          <table:table-cell office:value-type="float" office:value="2999.204" calcext:value-type="float">
            <text:p>2999.204</text:p>
          </table:table-cell>
          <table:table-cell office:value-type="float" office:value="3256.19746017456" calcext:value-type="float">
            <text:p>3256.1974601746</text:p>
          </table:table-cell>
          <table:table-cell office:value-type="float" office:value="0.0192073" calcext:value-type="float">
            <text:p>0.0192073</text:p>
          </table:table-cell>
          <table:table-cell office:value-type="float" office:value="0.9998155" calcext:value-type="float">
            <text:p>0.9998155</text:p>
          </table:table-cell>
          <table:table-cell/>
          <table:table-cell table:formula="of:=SQRT(([.A107]-[.A106])*([.A107]-[.A106]) + ([.B107]-[.B106])*([.B107]-[.B106]))" office:value-type="float" office:value="30.9733568732869" calcext:value-type="float">
            <text:p>30.9733568733</text:p>
          </table:table-cell>
          <table:table-cell table:formula="of:=[.H106]+[.G107]" office:value-type="float" office:value="3256.19749048713" calcext:value-type="float">
            <text:p>3256.1974904871</text:p>
          </table:table-cell>
          <table:table-cell table:formula="of:=[.H107]-[.C107]" office:value-type="float" office:value="0.0000303125675600313" calcext:value-type="float">
            <text:p>0.000030</text:p>
          </table:table-cell>
        </table:table-row>
        <table:table-row table:style-name="ro1">
          <table:table-cell office:value-type="float" office:value="2032.366" calcext:value-type="float">
            <text:p>2032.366</text:p>
          </table:table-cell>
          <table:table-cell office:value-type="float" office:value="2999.933" calcext:value-type="float">
            <text:p>2999.933</text:p>
          </table:table-cell>
          <table:table-cell office:value-type="float" office:value="3286.92301177979" calcext:value-type="float">
            <text:p>3286.9230117798</text:p>
          </table:table-cell>
          <table:table-cell office:value-type="float" office:value="-0.0151453" calcext:value-type="float">
            <text:p>-0.0151453</text:p>
          </table:table-cell>
          <table:table-cell office:value-type="float" office:value="0.9998853" calcext:value-type="float">
            <text:p>0.9998853</text:p>
          </table:table-cell>
          <table:table-cell/>
          <table:table-cell table:formula="of:=SQRT(([.A108]-[.A107])*([.A108]-[.A107]) + ([.B108]-[.B107])*([.B108]-[.B107]))" office:value-type="float" office:value="30.7256493828854" calcext:value-type="float">
            <text:p>30.7256493829</text:p>
          </table:table-cell>
          <table:table-cell table:formula="of:=[.H107]+[.G108]" office:value-type="float" office:value="3286.92313987001" calcext:value-type="float">
            <text:p>3286.92313987</text:p>
          </table:table-cell>
          <table:table-cell table:formula="of:=[.H108]-[.C108]" office:value-type="float" office:value="0.000128090222915489" calcext:value-type="float">
            <text:p>0.000128</text:p>
          </table:table-cell>
        </table:table-row>
        <table:table-row table:style-name="ro1">
          <table:table-cell office:value-type="float" office:value="1997.563" calcext:value-type="float">
            <text:p>1997.563</text:p>
          </table:table-cell>
          <table:table-cell office:value-type="float" office:value="2998.212" calcext:value-type="float">
            <text:p>2998.212</text:p>
          </table:table-cell>
          <table:table-cell office:value-type="float" office:value="3321.76837921143" calcext:value-type="float">
            <text:p>3321.7683792114</text:p>
          </table:table-cell>
          <table:table-cell office:value-type="float" office:value="-0.06530881" calcext:value-type="float">
            <text:p>-0.06530881</text:p>
          </table:table-cell>
          <table:table-cell office:value-type="float" office:value="0.9978652" calcext:value-type="float">
            <text:p>0.9978652</text:p>
          </table:table-cell>
          <table:table-cell/>
          <table:table-cell table:formula="of:=SQRT(([.A109]-[.A108])*([.A109]-[.A108]) + ([.B109]-[.B108])*([.B109]-[.B108]))" office:value-type="float" office:value="34.8455255377214" calcext:value-type="float">
            <text:p>34.8455255377</text:p>
          </table:table-cell>
          <table:table-cell table:formula="of:=[.H108]+[.G109]" office:value-type="float" office:value="3321.76866540773" calcext:value-type="float">
            <text:p>3321.7686654077</text:p>
          </table:table-cell>
          <table:table-cell table:formula="of:=[.H109]-[.C109]" office:value-type="float" office:value="0.000286196304386976" calcext:value-type="float">
            <text:p>0.000286</text:p>
          </table:table-cell>
        </table:table-row>
        <table:table-row table:style-name="ro1">
          <table:table-cell office:value-type="float" office:value="1963.766" calcext:value-type="float">
            <text:p>1963.766</text:p>
          </table:table-cell>
          <table:table-cell office:value-type="float" office:value="2995.443" calcext:value-type="float">
            <text:p>2995.443</text:p>
          </table:table-cell>
          <table:table-cell office:value-type="float" office:value="3355.67862319946" calcext:value-type="float">
            <text:p>3355.6786231995</text:p>
          </table:table-cell>
          <table:table-cell office:value-type="float" office:value="-0.06276703" calcext:value-type="float">
            <text:p>-0.06276703</text:p>
          </table:table-cell>
          <table:table-cell office:value-type="float" office:value="0.9980282" calcext:value-type="float">
            <text:p>0.9980282</text:p>
          </table:table-cell>
          <table:table-cell/>
          <table:table-cell table:formula="of:=SQRT(([.A110]-[.A109])*([.A110]-[.A109]) + ([.B110]-[.B109])*([.B110]-[.B109]))" office:value-type="float" office:value="33.9102428478476" calcext:value-type="float">
            <text:p>33.9102428478</text:p>
          </table:table-cell>
          <table:table-cell table:formula="of:=[.H109]+[.G110]" office:value-type="float" office:value="3355.67890825558" calcext:value-type="float">
            <text:p>3355.6789082556</text:p>
          </table:table-cell>
          <table:table-cell table:formula="of:=[.H110]-[.C110]" office:value-type="float" office:value="0.000285056121811067" calcext:value-type="float">
            <text:p>0.000285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993.9" calcext:value-type="float">
            <text:p>2993.9</text:p>
          </table:table-cell>
          <table:table-cell office:value-type="float" office:value="3390.4790802002" calcext:value-type="float">
            <text:p>3390.4790802002</text:p>
          </table:table-cell>
          <table:table-cell office:value-type="float" office:value="-0.06750417" calcext:value-type="float">
            <text:p>-0.06750417</text:p>
          </table:table-cell>
          <table:table-cell office:value-type="float" office:value="0.9977191" calcext:value-type="float">
            <text:p>0.9977191</text:p>
          </table:table-cell>
          <table:table-cell/>
          <table:table-cell table:formula="of:=SQRT(([.A111]-[.A110])*([.A111]-[.A110]) + ([.B111]-[.B110])*([.B111]-[.B110]))" office:value-type="float" office:value="34.8002242090479" calcext:value-type="float">
            <text:p>34.800224209</text:p>
          </table:table-cell>
          <table:table-cell table:formula="of:=[.H110]+[.G111]" office:value-type="float" office:value="3390.47913246463" calcext:value-type="float">
            <text:p>3390.4791324646</text:p>
          </table:table-cell>
          <table:table-cell table:formula="of:=[.H111]-[.C111]" office:value-type="float" office:value="0.0000522644299962849" calcext:value-type="float">
            <text:p>0.000052</text:p>
          </table:table-cell>
        </table:table-row>
        <table:table-row table:style-name="ro1">
          <table:table-cell office:value-type="float" office:value="1898.1" calcext:value-type="float">
            <text:p>1898.1</text:p>
          </table:table-cell>
          <table:table-cell office:value-type="float" office:value="2991" calcext:value-type="float">
            <text:p>2991</text:p>
          </table:table-cell>
          <table:table-cell office:value-type="float" office:value="3421.51488113403" calcext:value-type="float">
            <text:p>3421.514881134</text:p>
          </table:table-cell>
          <table:table-cell office:value-type="float" office:value="-0.1194509" calcext:value-type="float">
            <text:p>-0.1194509</text:p>
          </table:table-cell>
          <table:table-cell office:value-type="float" office:value="0.9928401" calcext:value-type="float">
            <text:p>0.9928401</text:p>
          </table:table-cell>
          <table:table-cell/>
          <table:table-cell table:formula="of:=SQRT(([.A112]-[.A111])*([.A112]-[.A111]) + ([.B112]-[.B111])*([.B112]-[.B111]))" office:value-type="float" office:value="31.0357857963997" calcext:value-type="float">
            <text:p>31.0357857964</text:p>
          </table:table-cell>
          <table:table-cell table:formula="of:=[.H111]+[.G112]" office:value-type="float" office:value="3421.51491826103" calcext:value-type="float">
            <text:p>3421.514918261</text:p>
          </table:table-cell>
          <table:table-cell table:formula="of:=[.H112]-[.C112]" office:value-type="float" office:value="0.000037126999359316" calcext:value-type="float">
            <text:p>0.000037</text:p>
          </table:table-cell>
        </table:table-row>
        <table:table-row table:style-name="ro1">
          <table:table-cell office:value-type="float" office:value="1864.891" calcext:value-type="float">
            <text:p>1864.891</text:p>
          </table:table-cell>
          <table:table-cell office:value-type="float" office:value="2986.187" calcext:value-type="float">
            <text:p>2986.187</text:p>
          </table:table-cell>
          <table:table-cell office:value-type="float" office:value="3455.07110214233" calcext:value-type="float">
            <text:p>3455.0711021423</text:p>
          </table:table-cell>
          <table:table-cell office:value-type="float" office:value="-0.1654203" calcext:value-type="float">
            <text:p>-0.1654203</text:p>
          </table:table-cell>
          <table:table-cell office:value-type="float" office:value="0.9862232" calcext:value-type="float">
            <text:p>0.9862232</text:p>
          </table:table-cell>
          <table:table-cell/>
          <table:table-cell table:formula="of:=SQRT(([.A113]-[.A112])*([.A113]-[.A112]) + ([.B113]-[.B112])*([.B113]-[.B112]))" office:value-type="float" office:value="33.5559629574237" calcext:value-type="float">
            <text:p>33.5559629574</text:p>
          </table:table-cell>
          <table:table-cell table:formula="of:=[.H112]+[.G113]" office:value-type="float" office:value="3455.07088121845" calcext:value-type="float">
            <text:p>3455.0708812185</text:p>
          </table:table-cell>
          <table:table-cell table:formula="of:=[.H113]-[.C113]" office:value-type="float" office:value="-0.00022092387689554" calcext:value-type="float">
            <text:p>-0.000221</text:p>
          </table:table-cell>
        </table:table-row>
        <table:table-row table:style-name="ro1">
          <table:table-cell office:value-type="float" office:value="1830.363" calcext:value-type="float">
            <text:p>1830.363</text:p>
          </table:table-cell>
          <table:table-cell office:value-type="float" office:value="2979.638" calcext:value-type="float">
            <text:p>2979.638</text:p>
          </table:table-cell>
          <table:table-cell office:value-type="float" office:value="3490.21416854858" calcext:value-type="float">
            <text:p>3490.2141685486</text:p>
          </table:table-cell>
          <table:table-cell office:value-type="float" office:value="-0.1499853" calcext:value-type="float">
            <text:p>-0.1499853</text:p>
          </table:table-cell>
          <table:table-cell office:value-type="float" office:value="0.9886882" calcext:value-type="float">
            <text:p>0.9886882</text:p>
          </table:table-cell>
          <table:table-cell/>
          <table:table-cell table:formula="of:=SQRT(([.A114]-[.A113])*([.A114]-[.A113]) + ([.B114]-[.B113])*([.B114]-[.B113]))" office:value-type="float" office:value="35.1435937974477" calcext:value-type="float">
            <text:p>35.1435937974</text:p>
          </table:table-cell>
          <table:table-cell table:formula="of:=[.H113]+[.G114]" office:value-type="float" office:value="3490.2144750159" calcext:value-type="float">
            <text:p>3490.2144750159</text:p>
          </table:table-cell>
          <table:table-cell table:formula="of:=[.H114]-[.C114]" office:value-type="float" office:value="0.000306467320569936" calcext:value-type="float">
            <text:p>0.000306</text:p>
          </table:table-cell>
        </table:table-row>
        <table:table-row table:style-name="ro1">
          <table:table-cell office:value-type="float" office:value="1792.705" calcext:value-type="float">
            <text:p>1792.705</text:p>
          </table:table-cell>
          <table:table-cell office:value-type="float" office:value="2975.236" calcext:value-type="float">
            <text:p>2975.236</text:p>
          </table:table-cell>
          <table:table-cell office:value-type="float" office:value="3528.12882232666" calcext:value-type="float">
            <text:p>3528.1288223267</text:p>
          </table:table-cell>
          <table:table-cell office:value-type="float" office:value="-0.09902501" calcext:value-type="float">
            <text:p>-0.09902501</text:p>
          </table:table-cell>
          <table:table-cell office:value-type="float" office:value="0.995085" calcext:value-type="float">
            <text:p>0.995085</text:p>
          </table:table-cell>
          <table:table-cell/>
          <table:table-cell table:formula="of:=SQRT(([.A115]-[.A114])*([.A115]-[.A114]) + ([.B115]-[.B114])*([.B115]-[.B114]))" office:value-type="float" office:value="37.9144110860239" calcext:value-type="float">
            <text:p>37.914411086</text:p>
          </table:table-cell>
          <table:table-cell table:formula="of:=[.H114]+[.G115]" office:value-type="float" office:value="3528.12888610192" calcext:value-type="float">
            <text:p>3528.1288861019</text:p>
          </table:table-cell>
          <table:table-cell table:formula="of:=[.H115]-[.C115]" office:value-type="float" office:value="0.0000637752641523548" calcext:value-type="float">
            <text:p>0.000064</text:p>
          </table:table-cell>
        </table:table-row>
        <table:table-row table:style-name="ro1">
          <table:table-cell office:value-type="float" office:value="1752.6" calcext:value-type="float">
            <text:p>1752.6</text:p>
          </table:table-cell>
          <table:table-cell office:value-type="float" office:value="2971.9" calcext:value-type="float">
            <text:p>2971.9</text:p>
          </table:table-cell>
          <table:table-cell office:value-type="float" office:value="3568.37232589722" calcext:value-type="float">
            <text:p>3568.3723258972</text:p>
          </table:table-cell>
          <table:table-cell office:value-type="float" office:value="-0.1009978" calcext:value-type="float">
            <text:p>-0.1009978</text:p>
          </table:table-cell>
          <table:table-cell office:value-type="float" office:value="0.9948867" calcext:value-type="float">
            <text:p>0.9948867</text:p>
          </table:table-cell>
          <table:table-cell/>
          <table:table-cell table:formula="of:=SQRT(([.A116]-[.A115])*([.A116]-[.A115]) + ([.B116]-[.B115])*([.B116]-[.B115]))" office:value-type="float" office:value="40.2435078118198" calcext:value-type="float">
            <text:p>40.2435078118</text:p>
          </table:table-cell>
          <table:table-cell table:formula="of:=[.H115]+[.G116]" office:value-type="float" office:value="3568.37239391374" calcext:value-type="float">
            <text:p>3568.3723939138</text:p>
          </table:table-cell>
          <table:table-cell table:formula="of:=[.H116]-[.C116]" office:value-type="float" office:value="0.0000680165239828057" calcext:value-type="float">
            <text:p>0.000068</text:p>
          </table:table-cell>
        </table:table-row>
        <table:table-row table:style-name="ro1">
          <table:table-cell office:value-type="float" office:value="1716.5" calcext:value-type="float">
            <text:p>1716.5</text:p>
          </table:table-cell>
          <table:table-cell office:value-type="float" office:value="2967.5" calcext:value-type="float">
            <text:p>2967.5</text:p>
          </table:table-cell>
          <table:table-cell office:value-type="float" office:value="3604.73944473267" calcext:value-type="float">
            <text:p>3604.7394447327</text:p>
          </table:table-cell>
          <table:table-cell office:value-type="float" office:value="-0.1416101" calcext:value-type="float">
            <text:p>-0.1416101</text:p>
          </table:table-cell>
          <table:table-cell office:value-type="float" office:value="0.9899225" calcext:value-type="float">
            <text:p>0.9899225</text:p>
          </table:table-cell>
          <table:table-cell/>
          <table:table-cell table:formula="of:=SQRT(([.A117]-[.A116])*([.A117]-[.A116]) + ([.B117]-[.B116])*([.B117]-[.B116]))" office:value-type="float" office:value="36.3671555115326" calcext:value-type="float">
            <text:p>36.3671555115</text:p>
          </table:table-cell>
          <table:table-cell table:formula="of:=[.H116]+[.G117]" office:value-type="float" office:value="3604.73954942528" calcext:value-type="float">
            <text:p>3604.7395494253</text:p>
          </table:table-cell>
          <table:table-cell table:formula="of:=[.H117]-[.C117]" office:value-type="float" office:value="0.000104692606328172" calcext:value-type="float">
            <text:p>0.000105</text:p>
          </table:table-cell>
        </table:table-row>
        <table:table-row table:style-name="ro1">
          <table:table-cell office:value-type="float" office:value="1679.2" calcext:value-type="float">
            <text:p>1679.2</text:p>
          </table:table-cell>
          <table:table-cell office:value-type="float" office:value="2961.4" calcext:value-type="float">
            <text:p>2961.4</text:p>
          </table:table-cell>
          <table:table-cell office:value-type="float" office:value="3642.5350112915" calcext:value-type="float">
            <text:p>3642.5350112915</text:p>
          </table:table-cell>
          <table:table-cell office:value-type="float" office:value="-0.1572973" calcext:value-type="float">
            <text:p>-0.1572973</text:p>
          </table:table-cell>
          <table:table-cell office:value-type="float" office:value="0.9875513" calcext:value-type="float">
            <text:p>0.9875513</text:p>
          </table:table-cell>
          <table:table-cell/>
          <table:table-cell table:formula="of:=SQRT(([.A118]-[.A117])*([.A118]-[.A117]) + ([.B118]-[.B117])*([.B118]-[.B117]))" office:value-type="float" office:value="37.7955023779285" calcext:value-type="float">
            <text:p>37.7955023779</text:p>
          </table:table-cell>
          <table:table-cell table:formula="of:=[.H117]+[.G118]" office:value-type="float" office:value="3642.5350518032" calcext:value-type="float">
            <text:p>3642.5350518032</text:p>
          </table:table-cell>
          <table:table-cell table:formula="of:=[.H118]-[.C118]" office:value-type="float" office:value="0.0000405117052650894" calcext:value-type="float">
            <text:p>0.000041</text:p>
          </table:table-cell>
        </table:table-row>
        <table:table-row table:style-name="ro1">
          <table:table-cell office:value-type="float" office:value="1644.3" calcext:value-type="float">
            <text:p>1644.3</text:p>
          </table:table-cell>
          <table:table-cell office:value-type="float" office:value="2956" calcext:value-type="float">
            <text:p>2956</text:p>
          </table:table-cell>
          <table:table-cell office:value-type="float" office:value="3677.85019302368" calcext:value-type="float">
            <text:p>3677.8501930237</text:p>
          </table:table-cell>
          <table:table-cell office:value-type="float" office:value="-0.1282835" calcext:value-type="float">
            <text:p>-0.1282835</text:p>
          </table:table-cell>
          <table:table-cell office:value-type="float" office:value="0.9917377" calcext:value-type="float">
            <text:p>0.9917377</text:p>
          </table:table-cell>
          <table:table-cell/>
          <table:table-cell table:formula="of:=SQRT(([.A119]-[.A118])*([.A119]-[.A118]) + ([.B119]-[.B118])*([.B119]-[.B118]))" office:value-type="float" office:value="35.3152941372432" calcext:value-type="float">
            <text:p>35.3152941372</text:p>
          </table:table-cell>
          <table:table-cell table:formula="of:=[.H118]+[.G119]" office:value-type="float" office:value="3677.85034594045" calcext:value-type="float">
            <text:p>3677.8503459405</text:p>
          </table:table-cell>
          <table:table-cell table:formula="of:=[.H119]-[.C119]" office:value-type="float" office:value="0.000152916768456635" calcext:value-type="float">
            <text:p>0.000153</text:p>
          </table:table-cell>
        </table:table-row>
        <table:table-row table:style-name="ro1">
          <table:table-cell office:value-type="float" office:value="1598.8" calcext:value-type="float">
            <text:p>1598.8</text:p>
          </table:table-cell>
          <table:table-cell office:value-type="float" office:value="2951" calcext:value-type="float">
            <text:p>2951</text:p>
          </table:table-cell>
          <table:table-cell office:value-type="float" office:value="3723.62409210205" calcext:value-type="float">
            <text:p>3723.6240921021</text:p>
          </table:table-cell>
          <table:table-cell office:value-type="float" office:value="-0.1229882" calcext:value-type="float">
            <text:p>-0.1229882</text:p>
          </table:table-cell>
          <table:table-cell office:value-type="float" office:value="0.9924082" calcext:value-type="float">
            <text:p>0.9924082</text:p>
          </table:table-cell>
          <table:table-cell/>
          <table:table-cell table:formula="of:=SQRT(([.A120]-[.A119])*([.A120]-[.A119]) + ([.B120]-[.B119])*([.B120]-[.B119]))" office:value-type="float" office:value="45.7739008606433" calcext:value-type="float">
            <text:p>45.7739008606</text:p>
          </table:table-cell>
          <table:table-cell table:formula="of:=[.H119]+[.G120]" office:value-type="float" office:value="3723.62424680109" calcext:value-type="float">
            <text:p>3723.6242468011</text:p>
          </table:table-cell>
          <table:table-cell table:formula="of:=[.H120]-[.C120]" office:value-type="float" office:value="0.00015469904155907" calcext:value-type="float">
            <text:p>0.000155</text:p>
          </table:table-cell>
        </table:table-row>
        <table:table-row table:style-name="ro1">
          <table:table-cell office:value-type="float" office:value="1538.467" calcext:value-type="float">
            <text:p>1538.467</text:p>
          </table:table-cell>
          <table:table-cell office:value-type="float" office:value="2942.884" calcext:value-type="float">
            <text:p>2942.884</text:p>
          </table:table-cell>
          <table:table-cell office:value-type="float" office:value="3784.5001335144" calcext:value-type="float">
            <text:p>3784.5001335144</text:p>
          </table:table-cell>
          <table:table-cell office:value-type="float" office:value="-0.08315027" calcext:value-type="float">
            <text:p>-0.08315027</text:p>
          </table:table-cell>
          <table:table-cell office:value-type="float" office:value="0.996537" calcext:value-type="float">
            <text:p>0.996537</text:p>
          </table:table-cell>
          <table:table-cell/>
          <table:table-cell table:formula="of:=SQRT(([.A121]-[.A120])*([.A121]-[.A120]) + ([.B121]-[.B120])*([.B121]-[.B120]))" office:value-type="float" office:value="60.8764350549536" calcext:value-type="float">
            <text:p>60.876435055</text:p>
          </table:table-cell>
          <table:table-cell table:formula="of:=[.H120]+[.G121]" office:value-type="float" office:value="3784.50068185604" calcext:value-type="float">
            <text:p>3784.5006818561</text:p>
          </table:table-cell>
          <table:table-cell table:formula="of:=[.H121]-[.C121]" office:value-type="float" office:value="0.000548341644844186" calcext:value-type="float">
            <text:p>0.000548</text:p>
          </table:table-cell>
        </table:table-row>
        <table:table-row table:style-name="ro1">
          <table:table-cell office:value-type="float" office:value="1481.088" calcext:value-type="float">
            <text:p>1481.088</text:p>
          </table:table-cell>
          <table:table-cell office:value-type="float" office:value="2941.178" calcext:value-type="float">
            <text:p>2941.178</text:p>
          </table:table-cell>
          <table:table-cell office:value-type="float" office:value="3841.90451812744" calcext:value-type="float">
            <text:p>3841.9045181274</text:p>
          </table:table-cell>
          <table:table-cell office:value-type="float" office:value="-0.02094829" calcext:value-type="float">
            <text:p>-0.02094829</text:p>
          </table:table-cell>
          <table:table-cell office:value-type="float" office:value="0.9997806" calcext:value-type="float">
            <text:p>0.9997806</text:p>
          </table:table-cell>
          <table:table-cell/>
          <table:table-cell table:formula="of:=SQRT(([.A122]-[.A121])*([.A122]-[.A121]) + ([.B122]-[.B121])*([.B122]-[.B121]))" office:value-type="float" office:value="57.4043559061507" calcext:value-type="float">
            <text:p>57.4043559062</text:p>
          </table:table-cell>
          <table:table-cell table:formula="of:=[.H121]+[.G122]" office:value-type="float" office:value="3841.9050377622" calcext:value-type="float">
            <text:p>3841.9050377622</text:p>
          </table:table-cell>
          <table:table-cell table:formula="of:=[.H122]-[.C122]" office:value-type="float" office:value="0.000519634755619336" calcext:value-type="float">
            <text:p>0.000520</text:p>
          </table:table-cell>
        </table:table-row>
        <table:table-row table:style-name="ro1">
          <table:table-cell office:value-type="float" office:value="1428.893" calcext:value-type="float">
            <text:p>1428.893</text:p>
          </table:table-cell>
          <table:table-cell office:value-type="float" office:value="2940.588" calcext:value-type="float">
            <text:p>2940.588</text:p>
          </table:table-cell>
          <table:table-cell office:value-type="float" office:value="3894.10328674316" calcext:value-type="float">
            <text:p>3894.1032867432</text:p>
          </table:table-cell>
          <table:table-cell office:value-type="float" office:value="0.0007269979" calcext:value-type="float">
            <text:p>0.0007269979</text:p>
          </table:table-cell>
          <table:table-cell office:value-type="float" office:value="0.9999998" calcext:value-type="float">
            <text:p>0.9999998</text:p>
          </table:table-cell>
          <table:table-cell/>
          <table:table-cell table:formula="of:=SQRT(([.A123]-[.A122])*([.A123]-[.A122]) + ([.B123]-[.B122])*([.B123]-[.B122]))" office:value-type="float" office:value="52.1983345040816" calcext:value-type="float">
            <text:p>52.1983345041</text:p>
          </table:table-cell>
          <table:table-cell table:formula="of:=[.H122]+[.G123]" office:value-type="float" office:value="3894.10337226628" calcext:value-type="float">
            <text:p>3894.1033722663</text:p>
          </table:table-cell>
          <table:table-cell table:formula="of:=[.H123]-[.C123]" office:value-type="float" office:value="0.0000855231173773063" calcext:value-type="float">
            <text:p>0.000086</text:p>
          </table:table-cell>
        </table:table-row>
        <table:table-row table:style-name="ro1">
          <table:table-cell office:value-type="float" office:value="1385.381" calcext:value-type="float">
            <text:p>1385.381</text:p>
          </table:table-cell>
          <table:table-cell office:value-type="float" office:value="2941.248" calcext:value-type="float">
            <text:p>2941.248</text:p>
          </table:table-cell>
          <table:table-cell office:value-type="float" office:value="3937.62049102783" calcext:value-type="float">
            <text:p>3937.6204910278</text:p>
          </table:table-cell>
          <table:table-cell office:value-type="float" office:value="0.03085208" calcext:value-type="float">
            <text:p>0.03085208</text:p>
          </table:table-cell>
          <table:table-cell office:value-type="float" office:value="0.999524" calcext:value-type="float">
            <text:p>0.999524</text:p>
          </table:table-cell>
          <table:table-cell/>
          <table:table-cell table:formula="of:=SQRT(([.A124]-[.A123])*([.A124]-[.A123]) + ([.B124]-[.B123])*([.B124]-[.B123]))" office:value-type="float" office:value="43.5170052278416" calcext:value-type="float">
            <text:p>43.5170052278</text:p>
          </table:table-cell>
          <table:table-cell table:formula="of:=[.H123]+[.G124]" office:value-type="float" office:value="3937.62037749412" calcext:value-type="float">
            <text:p>3937.6203774941</text:p>
          </table:table-cell>
          <table:table-cell table:formula="of:=[.H124]-[.C124]" office:value-type="float" office:value="-0.000113533711100899" calcext:value-type="float">
            <text:p>-0.000114</text:p>
          </table:table-cell>
        </table:table-row>
        <table:table-row table:style-name="ro1">
          <table:table-cell office:value-type="float" office:value="1323.206" calcext:value-type="float">
            <text:p>1323.206</text:p>
          </table:table-cell>
          <table:table-cell office:value-type="float" office:value="2943.851" calcext:value-type="float">
            <text:p>2943.851</text:p>
          </table:table-cell>
          <table:table-cell office:value-type="float" office:value="3999.84999465942" calcext:value-type="float">
            <text:p>3999.8499946594</text:p>
          </table:table-cell>
          <table:table-cell office:value-type="float" office:value="0.08081907" calcext:value-type="float">
            <text:p>0.08081907</text:p>
          </table:table-cell>
          <table:table-cell office:value-type="float" office:value="0.9967288" calcext:value-type="float">
            <text:p>0.9967288</text:p>
          </table:table-cell>
          <table:table-cell/>
          <table:table-cell table:formula="of:=SQRT(([.A125]-[.A124])*([.A125]-[.A124]) + ([.B125]-[.B124])*([.B125]-[.B124]))" office:value-type="float" office:value="62.2294643557216" calcext:value-type="float">
            <text:p>62.2294643557</text:p>
          </table:table-cell>
          <table:table-cell table:formula="of:=[.H124]+[.G125]" office:value-type="float" office:value="3999.84984184984" calcext:value-type="float">
            <text:p>3999.8498418498</text:p>
          </table:table-cell>
          <table:table-cell table:formula="of:=[.H125]-[.C125]" office:value-type="float" office:value="-0.00015280957950381" calcext:value-type="float">
            <text:p>-0.000153</text:p>
          </table:table-cell>
        </table:table-row>
        <table:table-row table:style-name="ro1">
          <table:table-cell office:value-type="float" office:value="1273.241" calcext:value-type="float">
            <text:p>1273.241</text:p>
          </table:table-cell>
          <table:table-cell office:value-type="float" office:value="2950.341" calcext:value-type="float">
            <text:p>2950.341</text:p>
          </table:table-cell>
          <table:table-cell office:value-type="float" office:value="4050.23456954956" calcext:value-type="float">
            <text:p>4050.2345695496</text:p>
          </table:table-cell>
          <table:table-cell office:value-type="float" office:value="0.1000831" calcext:value-type="float">
            <text:p>0.1000831</text:p>
          </table:table-cell>
          <table:table-cell office:value-type="float" office:value="0.9949791" calcext:value-type="float">
            <text:p>0.9949791</text:p>
          </table:table-cell>
          <table:table-cell/>
          <table:table-cell table:formula="of:=SQRT(([.A126]-[.A125])*([.A126]-[.A125]) + ([.B126]-[.B125])*([.B126]-[.B125]))" office:value-type="float" office:value="50.3847330547656" calcext:value-type="float">
            <text:p>50.3847330548</text:p>
          </table:table-cell>
          <table:table-cell table:formula="of:=[.H125]+[.G126]" office:value-type="float" office:value="4050.23457490461" calcext:value-type="float">
            <text:p>4050.2345749046</text:p>
          </table:table-cell>
          <table:table-cell table:formula="of:=[.H126]-[.C126]" office:value-type="float" office:value="0.00000535504614163074" calcext:value-type="float">
            <text:p>0.000005</text:p>
          </table:table-cell>
        </table:table-row>
        <table:table-row table:style-name="ro1">
          <table:table-cell office:value-type="float" office:value="1224.223" calcext:value-type="float">
            <text:p>1224.223</text:p>
          </table:table-cell>
          <table:table-cell office:value-type="float" office:value="2953.807" calcext:value-type="float">
            <text:p>2953.807</text:p>
          </table:table-cell>
          <table:table-cell office:value-type="float" office:value="4099.37530517578" calcext:value-type="float">
            <text:p>4099.3753051758</text:p>
          </table:table-cell>
          <table:table-cell office:value-type="float" office:value="0.03130078" calcext:value-type="float">
            <text:p>0.03130078</text:p>
          </table:table-cell>
          <table:table-cell office:value-type="float" office:value="0.99951" calcext:value-type="float">
            <text:p>0.99951</text:p>
          </table:table-cell>
          <table:table-cell/>
          <table:table-cell table:formula="of:=SQRT(([.A127]-[.A126])*([.A127]-[.A126]) + ([.B127]-[.B126])*([.B127]-[.B126]))" office:value-type="float" office:value="49.1403854278739" calcext:value-type="float">
            <text:p>49.1403854279</text:p>
          </table:table-cell>
          <table:table-cell table:formula="of:=[.H126]+[.G127]" office:value-type="float" office:value="4099.37496033248" calcext:value-type="float">
            <text:p>4099.3749603325</text:p>
          </table:table-cell>
          <table:table-cell table:formula="of:=[.H127]-[.C127]" office:value-type="float" office:value="-0.000344843299899367" calcext:value-type="float">
            <text:p>-0.000345</text:p>
          </table:table-cell>
        </table:table-row>
        <table:table-row table:style-name="ro1">
          <table:table-cell office:value-type="float" office:value="1163.645" calcext:value-type="float">
            <text:p>1163.645</text:p>
          </table:table-cell>
          <table:table-cell office:value-type="float" office:value="2953.773" calcext:value-type="float">
            <text:p>2953.773</text:p>
          </table:table-cell>
          <table:table-cell office:value-type="float" office:value="4159.95307540894" calcext:value-type="float">
            <text:p>4159.9530754089</text:p>
          </table:table-cell>
          <table:table-cell office:value-type="float" office:value="-0.02042937" calcext:value-type="float">
            <text:p>-0.02042937</text:p>
          </table:table-cell>
          <table:table-cell office:value-type="float" office:value="0.9997913" calcext:value-type="float">
            <text:p>0.9997913</text:p>
          </table:table-cell>
          <table:table-cell/>
          <table:table-cell table:formula="of:=SQRT(([.A128]-[.A127])*([.A128]-[.A127]) + ([.B128]-[.B127])*([.B128]-[.B127]))" office:value-type="float" office:value="60.5780095414169" calcext:value-type="float">
            <text:p>60.5780095414</text:p>
          </table:table-cell>
          <table:table-cell table:formula="of:=[.H127]+[.G128]" office:value-type="float" office:value="4159.9529698739" calcext:value-type="float">
            <text:p>4159.9529698739</text:p>
          </table:table-cell>
          <table:table-cell table:formula="of:=[.H128]-[.C128]" office:value-type="float" office:value="-0.000105535043076088" calcext:value-type="float">
            <text:p>-0.000106</text:p>
          </table:table-cell>
        </table:table-row>
        <table:table-row table:style-name="ro1">
          <table:table-cell office:value-type="float" office:value="1127.181" calcext:value-type="float">
            <text:p>1127.181</text:p>
          </table:table-cell>
          <table:table-cell office:value-type="float" office:value="2951.824" calcext:value-type="float">
            <text:p>2951.824</text:p>
          </table:table-cell>
          <table:table-cell office:value-type="float" office:value="4196.46884536743" calcext:value-type="float">
            <text:p>4196.4688453674</text:p>
          </table:table-cell>
          <table:table-cell office:value-type="float" office:value="-0.09344053" calcext:value-type="float">
            <text:p>-0.09344053</text:p>
          </table:table-cell>
          <table:table-cell office:value-type="float" office:value="0.9956249" calcext:value-type="float">
            <text:p>0.9956249</text:p>
          </table:table-cell>
          <table:table-cell/>
          <table:table-cell table:formula="of:=SQRT(([.A129]-[.A128])*([.A129]-[.A128]) + ([.B129]-[.B128])*([.B129]-[.B128]))" office:value-type="float" office:value="36.5160498548241" calcext:value-type="float">
            <text:p>36.5160498548</text:p>
          </table:table-cell>
          <table:table-cell table:formula="of:=[.H128]+[.G129]" office:value-type="float" office:value="4196.46901972872" calcext:value-type="float">
            <text:p>4196.4690197287</text:p>
          </table:table-cell>
          <table:table-cell table:formula="of:=[.H129]-[.C129]" office:value-type="float" office:value="0.000174361291101377" calcext:value-type="float">
            <text:p>0.000174</text:p>
          </table:table-cell>
        </table:table-row>
        <table:table-row table:style-name="ro1">
          <table:table-cell office:value-type="float" office:value="1076.317" calcext:value-type="float">
            <text:p>1076.317</text:p>
          </table:table-cell>
          <table:table-cell office:value-type="float" office:value="2945.577" calcext:value-type="float">
            <text:p>2945.577</text:p>
          </table:table-cell>
          <table:table-cell office:value-type="float" office:value="4247.71508026123" calcext:value-type="float">
            <text:p>4247.7150802612</text:p>
          </table:table-cell>
          <table:table-cell office:value-type="float" office:value="-0.1865232" calcext:value-type="float">
            <text:p>-0.1865232</text:p>
          </table:table-cell>
          <table:table-cell office:value-type="float" office:value="0.9824507" calcext:value-type="float">
            <text:p>0.9824507</text:p>
          </table:table-cell>
          <table:table-cell/>
          <table:table-cell table:formula="of:=SQRT(([.A130]-[.A129])*([.A130]-[.A129]) + ([.B130]-[.B129])*([.B130]-[.B129]))" office:value-type="float" office:value="51.246185272662" calcext:value-type="float">
            <text:p>51.2461852727</text:p>
          </table:table-cell>
          <table:table-cell table:formula="of:=[.H129]+[.G130]" office:value-type="float" office:value="4247.71520500138" calcext:value-type="float">
            <text:p>4247.7152050014</text:p>
          </table:table-cell>
          <table:table-cell table:formula="of:=[.H130]-[.C130]" office:value-type="float" office:value="0.000124740153296443" calcext:value-type="float">
            <text:p>0.000125</text:p>
          </table:table-cell>
        </table:table-row>
        <table:table-row table:style-name="ro1">
          <table:table-cell office:value-type="float" office:value="1010.781" calcext:value-type="float">
            <text:p>1010.781</text:p>
          </table:table-cell>
          <table:table-cell office:value-type="float" office:value="2929.725" calcext:value-type="float">
            <text:p>2929.725</text:p>
          </table:table-cell>
          <table:table-cell office:value-type="float" office:value="4315.14101409912" calcext:value-type="float">
            <text:p>4315.1410140991</text:p>
          </table:table-cell>
          <table:table-cell office:value-type="float" office:value="-0.258821" calcext:value-type="float">
            <text:p>-0.258821</text:p>
          </table:table-cell>
          <table:table-cell office:value-type="float" office:value="0.9659254" calcext:value-type="float">
            <text:p>0.9659254</text:p>
          </table:table-cell>
          <table:table-cell/>
          <table:table-cell table:formula="of:=SQRT(([.A131]-[.A130])*([.A131]-[.A130]) + ([.B131]-[.B130])*([.B131]-[.B130]))" office:value-type="float" office:value="67.4259089668061" calcext:value-type="float">
            <text:p>67.4259089668</text:p>
          </table:table-cell>
          <table:table-cell table:formula="of:=[.H130]+[.G131]" office:value-type="float" office:value="4315.14111396819" calcext:value-type="float">
            <text:p>4315.1411139682</text:p>
          </table:table-cell>
          <table:table-cell table:formula="of:=[.H131]-[.C131]" office:value-type="float" office:value="0.0000998690684355097" calcext:value-type="float">
            <text:p>0.000100</text:p>
          </table:table-cell>
        </table:table-row>
        <table:table-row table:style-name="ro1">
          <table:table-cell office:value-type="float" office:value="957.2896" calcext:value-type="float">
            <text:p>957.2896</text:p>
          </table:table-cell>
          <table:table-cell office:value-type="float" office:value="2913.683" calcext:value-type="float">
            <text:p>2913.683</text:p>
          </table:table-cell>
          <table:table-cell office:value-type="float" office:value="4370.98598098755" calcext:value-type="float">
            <text:p>4370.9859809876</text:p>
          </table:table-cell>
          <table:table-cell office:value-type="float" office:value="-0.2463995" calcext:value-type="float">
            <text:p>-0.2463995</text:p>
          </table:table-cell>
          <table:table-cell office:value-type="float" office:value="0.9691684" calcext:value-type="float">
            <text:p>0.9691684</text:p>
          </table:table-cell>
          <table:table-cell/>
          <table:table-cell table:formula="of:=SQRT(([.A132]-[.A131])*([.A132]-[.A131]) + ([.B132]-[.B131])*([.B132]-[.B131]))" office:value-type="float" office:value="55.8451039748338" calcext:value-type="float">
            <text:p>55.8451039748</text:p>
          </table:table-cell>
          <table:table-cell table:formula="of:=[.H131]+[.G132]" office:value-type="float" office:value="4370.98621794302" calcext:value-type="float">
            <text:p>4370.986217943</text:p>
          </table:table-cell>
          <table:table-cell table:formula="of:=[.H132]-[.C132]" office:value-type="float" office:value="0.000236955472246336" calcext:value-type="float">
            <text:p>0.000237</text:p>
          </table:table-cell>
        </table:table-row>
        <table:table-row table:style-name="ro1">
          <table:table-cell office:value-type="float" office:value="920.5009" calcext:value-type="float">
            <text:p>920.5009</text:p>
          </table:table-cell>
          <table:table-cell office:value-type="float" office:value="2906.772" calcext:value-type="float">
            <text:p>2906.772</text:p>
          </table:table-cell>
          <table:table-cell office:value-type="float" office:value="4408.41822814941" calcext:value-type="float">
            <text:p>4408.4182281494</text:p>
          </table:table-cell>
          <table:table-cell office:value-type="float" office:value="-0.1343836" calcext:value-type="float">
            <text:p>-0.1343836</text:p>
          </table:table-cell>
          <table:table-cell office:value-type="float" office:value="0.9909295" calcext:value-type="float">
            <text:p>0.9909295</text:p>
          </table:table-cell>
          <table:table-cell/>
          <table:table-cell table:formula="of:=SQRT(([.A133]-[.A132])*([.A133]-[.A132]) + ([.B133]-[.B132])*([.B133]-[.B132]))" office:value-type="float" office:value="37.4322103099723" calcext:value-type="float">
            <text:p>37.43221031</text:p>
          </table:table-cell>
          <table:table-cell table:formula="of:=[.H132]+[.G133]" office:value-type="float" office:value="4408.41842825299" calcext:value-type="float">
            <text:p>4408.418428253</text:p>
          </table:table-cell>
          <table:table-cell table:formula="of:=[.H133]-[.C133]" office:value-type="float" office:value="0.000200103583665623" calcext:value-type="float">
            <text:p>0.000200</text:p>
          </table:table-cell>
        </table:table-row>
        <table:table-row table:style-name="ro1">
          <table:table-cell office:value-type="float" office:value="872.5331" calcext:value-type="float">
            <text:p>872.5331</text:p>
          </table:table-cell>
          <table:table-cell office:value-type="float" office:value="2902.189" calcext:value-type="float">
            <text:p>2902.189</text:p>
          </table:table-cell>
          <table:table-cell office:value-type="float" office:value="4456.60440444946" calcext:value-type="float">
            <text:p>4456.6044044495</text:p>
          </table:table-cell>
          <table:table-cell office:value-type="float" office:value="-0.06716657" calcext:value-type="float">
            <text:p>-0.06716657</text:p>
          </table:table-cell>
          <table:table-cell office:value-type="float" office:value="0.9977418" calcext:value-type="float">
            <text:p>0.9977418</text:p>
          </table:table-cell>
          <table:table-cell/>
          <table:table-cell table:formula="of:=SQRT(([.A134]-[.A133])*([.A134]-[.A133]) + ([.B134]-[.B133])*([.B134]-[.B133]))" office:value-type="float" office:value="48.1862400052131" calcext:value-type="float">
            <text:p>48.1862400052</text:p>
          </table:table-cell>
          <table:table-cell table:formula="of:=[.H133]+[.G134]" office:value-type="float" office:value="4456.60466825821" calcext:value-type="float">
            <text:p>4456.6046682582</text:p>
          </table:table-cell>
          <table:table-cell table:formula="of:=[.H134]-[.C134]" office:value-type="float" office:value="0.000263808747149596" calcext:value-type="float">
            <text:p>0.000264</text:p>
          </table:table-cell>
        </table:table-row>
        <table:table-row table:style-name="ro1">
          <table:table-cell office:value-type="float" office:value="809.5" calcext:value-type="float">
            <text:p>809.5</text:p>
          </table:table-cell>
          <table:table-cell office:value-type="float" office:value="2899.3" calcext:value-type="float">
            <text:p>2899.3</text:p>
          </table:table-cell>
          <table:table-cell office:value-type="float" office:value="4519.70372390747" calcext:value-type="float">
            <text:p>4519.7037239075</text:p>
          </table:table-cell>
          <table:table-cell office:value-type="float" office:value="-0.00617373" calcext:value-type="float">
            <text:p>-0.00617373</text:p>
          </table:table-cell>
          <table:table-cell office:value-type="float" office:value="0.9999809" calcext:value-type="float">
            <text:p>0.9999809</text:p>
          </table:table-cell>
          <table:table-cell/>
          <table:table-cell table:formula="of:=SQRT(([.A135]-[.A134])*([.A135]-[.A134]) + ([.B135]-[.B134])*([.B135]-[.B134]))" office:value-type="float" office:value="63.099271125822" calcext:value-type="float">
            <text:p>63.0992711258</text:p>
          </table:table-cell>
          <table:table-cell table:formula="of:=[.H134]+[.G135]" office:value-type="float" office:value="4519.70393938403" calcext:value-type="float">
            <text:p>4519.703939384</text:p>
          </table:table-cell>
          <table:table-cell table:formula="of:=[.H135]-[.C135]" office:value-type="float" office:value="0.00021547655978793" calcext:value-type="float">
            <text:p>0.000215</text:p>
          </table:table-cell>
        </table:table-row>
        <table:table-row table:style-name="ro1">
          <table:table-cell office:value-type="float" office:value="760.9" calcext:value-type="float">
            <text:p>760.9</text:p>
          </table:table-cell>
          <table:table-cell office:value-type="float" office:value="2901.5" calcext:value-type="float">
            <text:p>2901.5</text:p>
          </table:table-cell>
          <table:table-cell office:value-type="float" office:value="4568.35346603394" calcext:value-type="float">
            <text:p>4568.3534660339</text:p>
          </table:table-cell>
          <table:table-cell office:value-type="float" office:value="0.03776932" calcext:value-type="float">
            <text:p>0.03776932</text:p>
          </table:table-cell>
          <table:table-cell office:value-type="float" office:value="0.9992865" calcext:value-type="float">
            <text:p>0.9992865</text:p>
          </table:table-cell>
          <table:table-cell/>
          <table:table-cell table:formula="of:=SQRT(([.A136]-[.A135])*([.A136]-[.A135]) + ([.B136]-[.B135])*([.B136]-[.B135]))" office:value-type="float" office:value="48.6497687558739" calcext:value-type="float">
            <text:p>48.6497687559</text:p>
          </table:table-cell>
          <table:table-cell table:formula="of:=[.H135]+[.G136]" office:value-type="float" office:value="4568.3537081399" calcext:value-type="float">
            <text:p>4568.3537081399</text:p>
          </table:table-cell>
          <table:table-cell table:formula="of:=[.H136]-[.C136]" office:value-type="float" office:value="0.000242105963479844" calcext:value-type="float">
            <text:p>0.000242</text:p>
          </table:table-cell>
        </table:table-row>
        <table:table-row table:style-name="ro1">
          <table:table-cell office:value-type="float" office:value="709.4828" calcext:value-type="float">
            <text:p>709.4828</text:p>
          </table:table-cell>
          <table:table-cell office:value-type="float" office:value="2903.08" calcext:value-type="float">
            <text:p>2903.08</text:p>
          </table:table-cell>
          <table:table-cell office:value-type="float" office:value="4619.794921875" calcext:value-type="float">
            <text:p>4619.794921875</text:p>
          </table:table-cell>
          <table:table-cell office:value-type="float" office:value="-0.006520033" calcext:value-type="float">
            <text:p>-0.006520033</text:p>
          </table:table-cell>
          <table:table-cell office:value-type="float" office:value="0.9999787" calcext:value-type="float">
            <text:p>0.9999787</text:p>
          </table:table-cell>
          <table:table-cell/>
          <table:table-cell table:formula="of:=SQRT(([.A137]-[.A136])*([.A137]-[.A136]) + ([.B137]-[.B136])*([.B137]-[.B136]))" office:value-type="float" office:value="51.4414701951645" calcext:value-type="float">
            <text:p>51.4414701952</text:p>
          </table:table-cell>
          <table:table-cell table:formula="of:=[.H136]+[.G137]" office:value-type="float" office:value="4619.79517833507" calcext:value-type="float">
            <text:p>4619.7951783351</text:p>
          </table:table-cell>
          <table:table-cell table:formula="of:=[.H137]-[.C137]" office:value-type="float" office:value="0.000256460068158049" calcext:value-type="float">
            <text:p>0.000256</text:p>
          </table:table-cell>
        </table:table-row>
        <table:table-row table:style-name="ro1">
          <table:table-cell office:value-type="float" office:value="651.4912" calcext:value-type="float">
            <text:p>651.4912</text:p>
          </table:table-cell>
          <table:table-cell office:value-type="float" office:value="2900.787" calcext:value-type="float">
            <text:p>2900.787</text:p>
          </table:table-cell>
          <table:table-cell office:value-type="float" office:value="4677.83190536499" calcext:value-type="float">
            <text:p>4677.831905365</text:p>
          </table:table-cell>
          <table:table-cell office:value-type="float" office:value="-0.05208302" calcext:value-type="float">
            <text:p>-0.05208302</text:p>
          </table:table-cell>
          <table:table-cell office:value-type="float" office:value="0.9986428" calcext:value-type="float">
            <text:p>0.9986428</text:p>
          </table:table-cell>
          <table:table-cell/>
          <table:table-cell table:formula="of:=SQRT(([.A138]-[.A137])*([.A138]-[.A137]) + ([.B138]-[.B137])*([.B138]-[.B137]))" office:value-type="float" office:value="58.0369151451039" calcext:value-type="float">
            <text:p>58.0369151451</text:p>
          </table:table-cell>
          <table:table-cell table:formula="of:=[.H137]+[.G138]" office:value-type="float" office:value="4677.83209348017" calcext:value-type="float">
            <text:p>4677.8320934802</text:p>
          </table:table-cell>
          <table:table-cell table:formula="of:=[.H138]-[.C138]" office:value-type="float" office:value="0.000188115182027104" calcext:value-type="float">
            <text:p>0.000188</text:p>
          </table:table-cell>
        </table:table-row>
        <table:table-row table:style-name="ro1">
          <table:table-cell office:value-type="float" office:value="614.2916" calcext:value-type="float">
            <text:p>614.2916</text:p>
          </table:table-cell>
          <table:table-cell office:value-type="float" office:value="2898.116" calcext:value-type="float">
            <text:p>2898.116</text:p>
          </table:table-cell>
          <table:table-cell office:value-type="float" office:value="4715.12731170654" calcext:value-type="float">
            <text:p>4715.1273117065</text:p>
          </table:table-cell>
          <table:table-cell office:value-type="float" office:value="-0.1316625" calcext:value-type="float">
            <text:p>-0.1316625</text:p>
          </table:table-cell>
          <table:table-cell office:value-type="float" office:value="0.9912946" calcext:value-type="float">
            <text:p>0.9912946</text:p>
          </table:table-cell>
          <table:table-cell/>
          <table:table-cell table:formula="of:=SQRT(([.A139]-[.A138])*([.A139]-[.A138]) + ([.B139]-[.B138])*([.B139]-[.B138]))" office:value-type="float" office:value="37.2953680925661" calcext:value-type="float">
            <text:p>37.2953680926</text:p>
          </table:table-cell>
          <table:table-cell table:formula="of:=[.H138]+[.G139]" office:value-type="float" office:value="4715.12746157274" calcext:value-type="float">
            <text:p>4715.1274615727</text:p>
          </table:table-cell>
          <table:table-cell table:formula="of:=[.H139]-[.C139]" office:value-type="float" office:value="0.000149866197716619" calcext:value-type="float">
            <text:p>0.000150</text:p>
          </table:table-cell>
        </table:table-row>
        <table:table-row table:style-name="ro1">
          <table:table-cell office:value-type="float" office:value="562.6884" calcext:value-type="float">
            <text:p>562.6884</text:p>
          </table:table-cell>
          <table:table-cell office:value-type="float" office:value="2888.992" calcext:value-type="float">
            <text:p>2888.992</text:p>
          </table:table-cell>
          <table:table-cell office:value-type="float" office:value="4767.53088760376" calcext:value-type="float">
            <text:p>4767.5308876038</text:p>
          </table:table-cell>
          <table:table-cell office:value-type="float" office:value="-0.2052449" calcext:value-type="float">
            <text:p>-0.2052449</text:p>
          </table:table-cell>
          <table:table-cell office:value-type="float" office:value="0.9787107" calcext:value-type="float">
            <text:p>0.9787107</text:p>
          </table:table-cell>
          <table:table-cell/>
          <table:table-cell table:formula="of:=SQRT(([.A140]-[.A139])*([.A140]-[.A139]) + ([.B140]-[.B139])*([.B140]-[.B139]))" office:value-type="float" office:value="52.4036031799341" calcext:value-type="float">
            <text:p>52.4036031799</text:p>
          </table:table-cell>
          <table:table-cell table:formula="of:=[.H139]+[.G140]" office:value-type="float" office:value="4767.53106475267" calcext:value-type="float">
            <text:p>4767.5310647527</text:p>
          </table:table-cell>
          <table:table-cell table:formula="of:=[.H140]-[.C140]" office:value-type="float" office:value="0.000177148912371194" calcext:value-type="float">
            <text:p>0.000177</text:p>
          </table:table-cell>
        </table:table-row>
        <table:table-row table:style-name="ro1">
          <table:table-cell office:value-type="float" office:value="512.8154" calcext:value-type="float">
            <text:p>512.8154</text:p>
          </table:table-cell>
          <table:table-cell office:value-type="float" office:value="2876.835" calcext:value-type="float">
            <text:p>2876.835</text:p>
          </table:table-cell>
          <table:table-cell office:value-type="float" office:value="4818.8641242981" calcext:value-type="float">
            <text:p>4818.8641242981</text:p>
          </table:table-cell>
          <table:table-cell office:value-type="float" office:value="-0.274142" calcext:value-type="float">
            <text:p>-0.274142</text:p>
          </table:table-cell>
          <table:table-cell office:value-type="float" office:value="0.9616892" calcext:value-type="float">
            <text:p>0.9616892</text:p>
          </table:table-cell>
          <table:table-cell/>
          <table:table-cell table:formula="of:=SQRT(([.A141]-[.A140])*([.A141]-[.A140]) + ([.B141]-[.B140])*([.B141]-[.B140]))" office:value-type="float" office:value="51.3333106082202" calcext:value-type="float">
            <text:p>51.3333106082</text:p>
          </table:table-cell>
          <table:table-cell table:formula="of:=[.H140]+[.G141]" office:value-type="float" office:value="4818.86437536089" calcext:value-type="float">
            <text:p>4818.8643753609</text:p>
          </table:table-cell>
          <table:table-cell table:formula="of:=[.H141]-[.C141]" office:value-type="float" office:value="0.000251062791903678" calcext:value-type="float">
            <text:p>0.000251</text:p>
          </table:table-cell>
        </table:table-row>
        <table:table-row table:style-name="ro1">
          <table:table-cell office:value-type="float" office:value="471.6826" calcext:value-type="float">
            <text:p>471.6826</text:p>
          </table:table-cell>
          <table:table-cell office:value-type="float" office:value="2863.05" calcext:value-type="float">
            <text:p>2863.05</text:p>
          </table:table-cell>
          <table:table-cell office:value-type="float" office:value="4862.24559783936" calcext:value-type="float">
            <text:p>4862.2455978394</text:p>
          </table:table-cell>
          <table:table-cell office:value-type="float" office:value="-0.3464711" calcext:value-type="float">
            <text:p>-0.3464711</text:p>
          </table:table-cell>
          <table:table-cell office:value-type="float" office:value="0.9380608" calcext:value-type="float">
            <text:p>0.9380608</text:p>
          </table:table-cell>
          <table:table-cell/>
          <table:table-cell table:formula="of:=SQRT(([.A142]-[.A141])*([.A142]-[.A141]) + ([.B142]-[.B141])*([.B142]-[.B141]))" office:value-type="float" office:value="43.3812570223593" calcext:value-type="float">
            <text:p>43.3812570224</text:p>
          </table:table-cell>
          <table:table-cell table:formula="of:=[.H141]+[.G142]" office:value-type="float" office:value="4862.24563238325" calcext:value-type="float">
            <text:p>4862.2456323833</text:p>
          </table:table-cell>
          <table:table-cell table:formula="of:=[.H142]-[.C142]" office:value-type="float" office:value="0.0000345438911608653" calcext:value-type="float">
            <text:p>0.000035</text:p>
          </table:table-cell>
        </table:table-row>
        <table:table-row table:style-name="ro1">
          <table:table-cell office:value-type="float" office:value="418.5" calcext:value-type="float">
            <text:p>418.5</text:p>
          </table:table-cell>
          <table:table-cell office:value-type="float" office:value="2842" calcext:value-type="float">
            <text:p>2842</text:p>
          </table:table-cell>
          <table:table-cell office:value-type="float" office:value="4919.44234848022" calcext:value-type="float">
            <text:p>4919.4423484802</text:p>
          </table:table-cell>
          <table:table-cell office:value-type="float" office:value="-0.4432236" calcext:value-type="float">
            <text:p>-0.4432236</text:p>
          </table:table-cell>
          <table:table-cell office:value-type="float" office:value="0.8964111" calcext:value-type="float">
            <text:p>0.8964111</text:p>
          </table:table-cell>
          <table:table-cell/>
          <table:table-cell table:formula="of:=SQRT(([.A143]-[.A142])*([.A143]-[.A142]) + ([.B143]-[.B142])*([.B143]-[.B142]))" office:value-type="float" office:value="57.1969530898282" calcext:value-type="float">
            <text:p>57.1969530898</text:p>
          </table:table-cell>
          <table:table-cell table:formula="of:=[.H142]+[.G143]" office:value-type="float" office:value="4919.44258547308" calcext:value-type="float">
            <text:p>4919.4425854731</text:p>
          </table:table-cell>
          <table:table-cell table:formula="of:=[.H143]-[.C143]" office:value-type="float" office:value="0.000236992859754537" calcext:value-type="float">
            <text:p>0.000237</text:p>
          </table:table-cell>
        </table:table-row>
        <table:table-row table:style-name="ro1">
          <table:table-cell office:value-type="float" office:value="383.2" calcext:value-type="float">
            <text:p>383.2</text:p>
          </table:table-cell>
          <table:table-cell office:value-type="float" office:value="2819.3" calcext:value-type="float">
            <text:p>2819.3</text:p>
          </table:table-cell>
          <table:table-cell office:value-type="float" office:value="4961.41110992432" calcext:value-type="float">
            <text:p>4961.4111099243</text:p>
          </table:table-cell>
          <table:table-cell office:value-type="float" office:value="-0.6158115" calcext:value-type="float">
            <text:p>-0.6158115</text:p>
          </table:table-cell>
          <table:table-cell office:value-type="float" office:value="0.7878937" calcext:value-type="float">
            <text:p>0.7878937</text:p>
          </table:table-cell>
          <table:table-cell/>
          <table:table-cell table:formula="of:=SQRT(([.A144]-[.A143])*([.A144]-[.A143]) + ([.B144]-[.B143])*([.B144]-[.B143]))" office:value-type="float" office:value="41.968797933703" calcext:value-type="float">
            <text:p>41.9687979337</text:p>
          </table:table-cell>
          <table:table-cell table:formula="of:=[.H143]+[.G144]" office:value-type="float" office:value="4961.41138340678" calcext:value-type="float">
            <text:p>4961.4113834068</text:p>
          </table:table-cell>
          <table:table-cell table:formula="of:=[.H144]-[.C144]" office:value-type="float" office:value="0.00027348246294423" calcext:value-type="float">
            <text:p>0.000273</text:p>
          </table:table-cell>
        </table:table-row>
        <table:table-row table:style-name="ro1">
          <table:table-cell office:value-type="float" office:value="345.7" calcext:value-type="float">
            <text:p>345.7</text:p>
          </table:table-cell>
          <table:table-cell office:value-type="float" office:value="2785.1" calcext:value-type="float">
            <text:p>2785.1</text:p>
          </table:table-cell>
          <table:table-cell office:value-type="float" office:value="5012.16431045532" calcext:value-type="float">
            <text:p>5012.1643104553</text:p>
          </table:table-cell>
          <table:table-cell office:value-type="float" office:value="-0.7330205" calcext:value-type="float">
            <text:p>-0.7330205</text:p>
          </table:table-cell>
          <table:table-cell office:value-type="float" office:value="0.6802067" calcext:value-type="float">
            <text:p>0.6802067</text:p>
          </table:table-cell>
          <table:table-cell/>
          <table:table-cell table:formula="of:=SQRT(([.A145]-[.A144])*([.A145]-[.A144]) + ([.B145]-[.B144])*([.B145]-[.B144]))" office:value-type="float" office:value="50.753226498421" calcext:value-type="float">
            <text:p>50.7532264984</text:p>
          </table:table-cell>
          <table:table-cell table:formula="of:=[.H144]+[.G145]" office:value-type="float" office:value="5012.1646099052" calcext:value-type="float">
            <text:p>5012.1646099052</text:p>
          </table:table-cell>
          <table:table-cell table:formula="of:=[.H145]-[.C145]" office:value-type="float" office:value="0.0002994498836415" calcext:value-type="float">
            <text:p>0.000299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2738.8" calcext:value-type="float">
            <text:p>2738.8</text:p>
          </table:table-cell>
          <table:table-cell office:value-type="float" office:value="5071.55736923218" calcext:value-type="float">
            <text:p>5071.5573692322</text:p>
          </table:table-cell>
          <table:table-cell office:value-type="float" office:value="-0.8330534" calcext:value-type="float">
            <text:p>-0.8330534</text:p>
          </table:table-cell>
          <table:table-cell office:value-type="float" office:value="0.5531927" calcext:value-type="float">
            <text:p>0.5531927</text:p>
          </table:table-cell>
          <table:table-cell/>
          <table:table-cell table:formula="of:=SQRT(([.A146]-[.A145])*([.A146]-[.A145]) + ([.B146]-[.B145])*([.B146]-[.B145]))" office:value-type="float" office:value="59.3930130570926" calcext:value-type="float">
            <text:p>59.3930130571</text:p>
          </table:table-cell>
          <table:table-cell table:formula="of:=[.H145]+[.G146]" office:value-type="float" office:value="5071.5576229623" calcext:value-type="float">
            <text:p>5071.5576229623</text:p>
          </table:table-cell>
          <table:table-cell table:formula="of:=[.H146]-[.C146]" office:value-type="float" office:value="0.000253730117037776" calcext:value-type="float">
            <text:p>0.000254</text:p>
          </table:table-cell>
        </table:table-row>
        <table:table-row table:style-name="ro1">
          <table:table-cell office:value-type="float" office:value="277.9" calcext:value-type="float">
            <text:p>277.9</text:p>
          </table:table-cell>
          <table:table-cell office:value-type="float" office:value="2683" calcext:value-type="float">
            <text:p>2683</text:p>
          </table:table-cell>
          <table:table-cell office:value-type="float" office:value="5135.19702529907" calcext:value-type="float">
            <text:p>5135.1970252991</text:p>
          </table:table-cell>
          <table:table-cell office:value-type="float" office:value="-0.8918767" calcext:value-type="float">
            <text:p>-0.8918767</text:p>
          </table:table-cell>
          <table:table-cell office:value-type="float" office:value="0.4522787" calcext:value-type="float">
            <text:p>0.4522787</text:p>
          </table:table-cell>
          <table:table-cell/>
          <table:table-cell table:formula="of:=SQRT(([.A147]-[.A146])*([.A147]-[.A146]) + ([.B147]-[.B146])*([.B147]-[.B146]))" office:value-type="float" office:value="63.6396103067895" calcext:value-type="float">
            <text:p>63.6396103068</text:p>
          </table:table-cell>
          <table:table-cell table:formula="of:=[.H146]+[.G147]" office:value-type="float" office:value="5135.19723326909" calcext:value-type="float">
            <text:p>5135.1972332691</text:p>
          </table:table-cell>
          <table:table-cell table:formula="of:=[.H147]-[.C147]" office:value-type="float" office:value="0.000207970015253522" calcext:value-type="float">
            <text:p>0.00020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33.3" calcext:value-type="float">
            <text:p>2633.3</text:p>
          </table:table-cell>
          <table:table-cell office:value-type="float" office:value="5189.91900253296" calcext:value-type="float">
            <text:p>5189.919002533</text:p>
          </table:table-cell>
          <table:table-cell office:value-type="float" office:value="-0.9280702" calcext:value-type="float">
            <text:p>-0.9280702</text:p>
          </table:table-cell>
          <table:table-cell office:value-type="float" office:value="0.3724052" calcext:value-type="float">
            <text:p>0.3724052</text:p>
          </table:table-cell>
          <table:table-cell/>
          <table:table-cell table:formula="of:=SQRT(([.A148]-[.A147])*([.A148]-[.A147]) + ([.B148]-[.B147])*([.B148]-[.B147]))" office:value-type="float" office:value="54.7220248163386" calcext:value-type="float">
            <text:p>54.7220248163</text:p>
          </table:table-cell>
          <table:table-cell table:formula="of:=[.H147]+[.G148]" office:value-type="float" office:value="5189.91925808542" calcext:value-type="float">
            <text:p>5189.9192580854</text:p>
          </table:table-cell>
          <table:table-cell table:formula="of:=[.H148]-[.C148]" office:value-type="float" office:value="0.000255552464295761" calcext:value-type="float">
            <text:p>0.000256</text:p>
          </table:table-cell>
        </table:table-row>
        <table:table-row table:style-name="ro1">
          <table:table-cell office:value-type="float" office:value="237.3182" calcext:value-type="float">
            <text:p>237.3182</text:p>
          </table:table-cell>
          <table:table-cell office:value-type="float" office:value="2581.866" calcext:value-type="float">
            <text:p>2581.866</text:p>
          </table:table-cell>
          <table:table-cell office:value-type="float" office:value="5244.30728530884" calcext:value-type="float">
            <text:p>5244.3072853088</text:p>
          </table:table-cell>
          <table:table-cell office:value-type="float" office:value="-0.9449031" calcext:value-type="float">
            <text:p>-0.9449031</text:p>
          </table:table-cell>
          <table:table-cell office:value-type="float" office:value="0.32735" calcext:value-type="float">
            <text:p>0.32735</text:p>
          </table:table-cell>
          <table:table-cell/>
          <table:table-cell table:formula="of:=SQRT(([.A149]-[.A148])*([.A149]-[.A148]) + ([.B149]-[.B148])*([.B149]-[.B148]))" office:value-type="float" office:value="54.388440014768" calcext:value-type="float">
            <text:p>54.3884400148</text:p>
          </table:table-cell>
          <table:table-cell table:formula="of:=[.H148]+[.G149]" office:value-type="float" office:value="5244.30769810019" calcext:value-type="float">
            <text:p>5244.3076981002</text:p>
          </table:table-cell>
          <table:table-cell table:formula="of:=[.H149]-[.C149]" office:value-type="float" office:value="0.000412791352573549" calcext:value-type="float">
            <text:p>0.000413</text:p>
          </table:table-cell>
        </table:table-row>
        <table:table-row table:style-name="ro1">
          <table:table-cell office:value-type="float" office:value="220.1718" calcext:value-type="float">
            <text:p>220.1718</text:p>
          </table:table-cell>
          <table:table-cell office:value-type="float" office:value="2532.768" calcext:value-type="float">
            <text:p>2532.768</text:p>
          </table:table-cell>
          <table:table-cell office:value-type="float" office:value="5296.31378555298" calcext:value-type="float">
            <text:p>5296.313785553</text:p>
          </table:table-cell>
          <table:table-cell office:value-type="float" office:value="-0.9477751" calcext:value-type="float">
            <text:p>-0.9477751</text:p>
          </table:table-cell>
          <table:table-cell office:value-type="float" office:value="0.3189399" calcext:value-type="float">
            <text:p>0.3189399</text:p>
          </table:table-cell>
          <table:table-cell/>
          <table:table-cell table:formula="of:=SQRT(([.A150]-[.A149])*([.A150]-[.A149]) + ([.B150]-[.B149])*([.B150]-[.B149]))" office:value-type="float" office:value="52.005890406376" calcext:value-type="float">
            <text:p>52.0058904064</text:p>
          </table:table-cell>
          <table:table-cell table:formula="of:=[.H149]+[.G150]" office:value-type="float" office:value="5296.31358850657" calcext:value-type="float">
            <text:p>5296.3135885066</text:p>
          </table:table-cell>
          <table:table-cell table:formula="of:=[.H150]-[.C150]" office:value-type="float" office:value="-0.000197046411813062" calcext:value-type="float">
            <text:p>-0.000197</text:p>
          </table:table-cell>
        </table:table-row>
        <table:table-row table:style-name="ro1">
          <table:table-cell office:value-type="float" office:value="203.0656" calcext:value-type="float">
            <text:p>203.0656</text:p>
          </table:table-cell>
          <table:table-cell office:value-type="float" office:value="2480.08" calcext:value-type="float">
            <text:p>2480.08</text:p>
          </table:table-cell>
          <table:table-cell office:value-type="float" office:value="5351.70889663696" calcext:value-type="float">
            <text:p>5351.708896637</text:p>
          </table:table-cell>
          <table:table-cell office:value-type="float" office:value="-0.9582791" calcext:value-type="float">
            <text:p>-0.9582791</text:p>
          </table:table-cell>
          <table:table-cell office:value-type="float" office:value="0.2858341" calcext:value-type="float">
            <text:p>0.2858341</text:p>
          </table:table-cell>
          <table:table-cell/>
          <table:table-cell table:formula="of:=SQRT(([.A151]-[.A150])*([.A151]-[.A150]) + ([.B151]-[.B150])*([.B151]-[.B150]))" office:value-type="float" office:value="55.3953736555681" calcext:value-type="float">
            <text:p>55.3953736556</text:p>
          </table:table-cell>
          <table:table-cell table:formula="of:=[.H150]+[.G151]" office:value-type="float" office:value="5351.70896216214" calcext:value-type="float">
            <text:p>5351.7089621621</text:p>
          </table:table-cell>
          <table:table-cell table:formula="of:=[.H151]-[.C151]" office:value-type="float" office:value="0.0000655251760690589" calcext:value-type="float">
            <text:p>0.000066</text:p>
          </table:table-cell>
        </table:table-row>
        <table:table-row table:style-name="ro1">
          <table:table-cell office:value-type="float" office:value="188.2281" calcext:value-type="float">
            <text:p>188.2281</text:p>
          </table:table-cell>
          <table:table-cell office:value-type="float" office:value="2425.674" calcext:value-type="float">
            <text:p>2425.674</text:p>
          </table:table-cell>
          <table:table-cell office:value-type="float" office:value="5408.10162734985" calcext:value-type="float">
            <text:p>5408.1016273499</text:p>
          </table:table-cell>
          <table:table-cell office:value-type="float" office:value="-0.9688905" calcext:value-type="float">
            <text:p>-0.9688905</text:p>
          </table:table-cell>
          <table:table-cell office:value-type="float" office:value="0.2474897" calcext:value-type="float">
            <text:p>0.2474897</text:p>
          </table:table-cell>
          <table:table-cell/>
          <table:table-cell table:formula="of:=SQRT(([.A152]-[.A151])*([.A152]-[.A151]) + ([.B152]-[.B151])*([.B152]-[.B151]))" office:value-type="float" office:value="56.3929449687636" calcext:value-type="float">
            <text:p>56.3929449688</text:p>
          </table:table-cell>
          <table:table-cell table:formula="of:=[.H151]+[.G152]" office:value-type="float" office:value="5408.1019071309" calcext:value-type="float">
            <text:p>5408.1019071309</text:p>
          </table:table-cell>
          <table:table-cell table:formula="of:=[.H152]-[.C152]" office:value-type="float" office:value="0.000279781050267047" calcext:value-type="float">
            <text:p>0.000280</text:p>
          </table:table-cell>
        </table:table-row>
        <table:table-row table:style-name="ro1">
          <table:table-cell office:value-type="float" office:value="178.6" calcext:value-type="float">
            <text:p>178.6</text:p>
          </table:table-cell>
          <table:table-cell office:value-type="float" office:value="2384.3" calcext:value-type="float">
            <text:p>2384.3</text:p>
          </table:table-cell>
          <table:table-cell office:value-type="float" office:value="5450.58114624023" calcext:value-type="float">
            <text:p>5450.5811462402</text:p>
          </table:table-cell>
          <table:table-cell office:value-type="float" office:value="-0.9826933" calcext:value-type="float">
            <text:p>-0.9826933</text:p>
          </table:table-cell>
          <table:table-cell office:value-type="float" office:value="0.1852403" calcext:value-type="float">
            <text:p>0.1852403</text:p>
          </table:table-cell>
          <table:table-cell/>
          <table:table-cell table:formula="of:=SQRT(([.A153]-[.A152])*([.A153]-[.A152]) + ([.B153]-[.B152])*([.B153]-[.B152]))" office:value-type="float" office:value="42.4795031233886" calcext:value-type="float">
            <text:p>42.4795031234</text:p>
          </table:table-cell>
          <table:table-cell table:formula="of:=[.H152]+[.G153]" office:value-type="float" office:value="5450.58141025429" calcext:value-type="float">
            <text:p>5450.5814102543</text:p>
          </table:table-cell>
          <table:table-cell table:formula="of:=[.H153]-[.C153]" office:value-type="float" office:value="0.000264014059212059" calcext:value-type="float">
            <text:p>0.000264</text:p>
          </table:table-cell>
        </table:table-row>
        <table:table-row table:style-name="ro1">
          <table:table-cell office:value-type="float" office:value="171.2963" calcext:value-type="float">
            <text:p>171.2963</text:p>
          </table:table-cell>
          <table:table-cell office:value-type="float" office:value="2335.852" calcext:value-type="float">
            <text:p>2335.852</text:p>
          </table:table-cell>
          <table:table-cell office:value-type="float" office:value="5499.57681655884" calcext:value-type="float">
            <text:p>5499.5768165588</text:p>
          </table:table-cell>
          <table:table-cell office:value-type="float" office:value="-0.9924971" calcext:value-type="float">
            <text:p>-0.9924971</text:p>
          </table:table-cell>
          <table:table-cell office:value-type="float" office:value="0.122268" calcext:value-type="float">
            <text:p>0.122268</text:p>
          </table:table-cell>
          <table:table-cell/>
          <table:table-cell table:formula="of:=SQRT(([.A154]-[.A153])*([.A154]-[.A153]) + ([.B154]-[.B153])*([.B154]-[.B153]))" office:value-type="float" office:value="48.9954358863153" calcext:value-type="float">
            <text:p>48.9954358863</text:p>
          </table:table-cell>
          <table:table-cell table:formula="of:=[.H153]+[.G154]" office:value-type="float" office:value="5499.5768461406" calcext:value-type="float">
            <text:p>5499.5768461406</text:p>
          </table:table-cell>
          <table:table-cell table:formula="of:=[.H154]-[.C154]" office:value-type="float" office:value="0.0000295817644655472" calcext:value-type="float">
            <text:p>0.000030</text:p>
          </table:table-cell>
        </table:table-row>
        <table:table-row table:style-name="ro1">
          <table:table-cell office:value-type="float" office:value="167.1821" calcext:value-type="float">
            <text:p>167.1821</text:p>
          </table:table-cell>
          <table:table-cell office:value-type="float" office:value="2291.617" calcext:value-type="float">
            <text:p>2291.617</text:p>
          </table:table-cell>
          <table:table-cell office:value-type="float" office:value="5544.00283813477" calcext:value-type="float">
            <text:p>5544.0028381348</text:p>
          </table:table-cell>
          <table:table-cell office:value-type="float" office:value="-0.9977285" calcext:value-type="float">
            <text:p>-0.9977285</text:p>
          </table:table-cell>
          <table:table-cell office:value-type="float" office:value="0.06736647" calcext:value-type="float">
            <text:p>0.06736647</text:p>
          </table:table-cell>
          <table:table-cell/>
          <table:table-cell table:formula="of:=SQRT(([.A155]-[.A154])*([.A155]-[.A154]) + ([.B155]-[.B154])*([.B155]-[.B154]))" office:value-type="float" office:value="44.4259143590762" calcext:value-type="float">
            <text:p>44.4259143591</text:p>
          </table:table-cell>
          <table:table-cell table:formula="of:=[.H154]+[.G155]" office:value-type="float" office:value="5544.00276049968" calcext:value-type="float">
            <text:p>5544.0027604997</text:p>
          </table:table-cell>
          <table:table-cell table:formula="of:=[.H155]-[.C155]" office:value-type="float" office:value="-0.0000776350898377132" calcext:value-type="float">
            <text:p>-0.00007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42.6" calcext:value-type="float">
            <text:p>2242.6</text:p>
          </table:table-cell>
          <table:table-cell office:value-type="float" office:value="5593.06798934937" calcext:value-type="float">
            <text:p>5593.0679893494</text:p>
          </table:table-cell>
          <table:table-cell office:value-type="float" office:value="-0.9988278" calcext:value-type="float">
            <text:p>-0.9988278</text:p>
          </table:table-cell>
          <table:table-cell office:value-type="float" office:value="0.04840581" calcext:value-type="float">
            <text:p>0.04840581</text:p>
          </table:table-cell>
          <table:table-cell/>
          <table:table-cell table:formula="of:=SQRT(([.A156]-[.A155])*([.A156]-[.A155]) + ([.B156]-[.B155])*([.B156]-[.B155]))" office:value-type="float" office:value="49.0655464599145" calcext:value-type="float">
            <text:p>49.0655464599</text:p>
          </table:table-cell>
          <table:table-cell table:formula="of:=[.H155]+[.G156]" office:value-type="float" office:value="5593.0683069596" calcext:value-type="float">
            <text:p>5593.0683069596</text:p>
          </table:table-cell>
          <table:table-cell table:formula="of:=[.H156]-[.C156]" office:value-type="float" office:value="0.000317610225465614" calcext:value-type="float">
            <text:p>0.000318</text:p>
          </table:table-cell>
        </table:table-row>
        <table:table-row table:style-name="ro1">
          <table:table-cell office:value-type="float" office:value="162.4873" calcext:value-type="float">
            <text:p>162.4873</text:p>
          </table:table-cell>
          <table:table-cell office:value-type="float" office:value="2194.741" calcext:value-type="float">
            <text:p>2194.741</text:p>
          </table:table-cell>
          <table:table-cell office:value-type="float" office:value="5640.99279403687" calcext:value-type="float">
            <text:p>5640.9927940369</text:p>
          </table:table-cell>
          <table:table-cell office:value-type="float" office:value="-0.9994211" calcext:value-type="float">
            <text:p>-0.9994211</text:p>
          </table:table-cell>
          <table:table-cell office:value-type="float" office:value="0.03402611" calcext:value-type="float">
            <text:p>0.03402611</text:p>
          </table:table-cell>
          <table:table-cell/>
          <table:table-cell table:formula="of:=SQRT(([.A157]-[.A156])*([.A157]-[.A156]) + ([.B157]-[.B156])*([.B157]-[.B156]))" office:value-type="float" office:value="47.9249156732695" calcext:value-type="float">
            <text:p>47.9249156733</text:p>
          </table:table-cell>
          <table:table-cell table:formula="of:=[.H156]+[.G157]" office:value-type="float" office:value="5640.99322263287" calcext:value-type="float">
            <text:p>5640.9932226329</text:p>
          </table:table-cell>
          <table:table-cell table:formula="of:=[.H157]-[.C157]" office:value-type="float" office:value="0.000428595994890202" calcext:value-type="float">
            <text:p>0.000429</text:p>
          </table:table-cell>
        </table:table-row>
        <table:table-row table:style-name="ro1">
          <table:table-cell office:value-type="float" office:value="161.6546" calcext:value-type="float">
            <text:p>161.6546</text:p>
          </table:table-cell>
          <table:table-cell office:value-type="float" office:value="2144.339" calcext:value-type="float">
            <text:p>2144.339</text:p>
          </table:table-cell>
          <table:table-cell office:value-type="float" office:value="5691.40152740479" calcext:value-type="float">
            <text:p>5691.4015274048</text:p>
          </table:table-cell>
          <table:table-cell office:value-type="float" office:value="-0.9999855" calcext:value-type="float">
            <text:p>-0.9999855</text:p>
          </table:table-cell>
          <table:table-cell office:value-type="float" office:value="-0.005401879" calcext:value-type="float">
            <text:p>-0.005401879</text:p>
          </table:table-cell>
          <table:table-cell/>
          <table:table-cell table:formula="of:=SQRT(([.A158]-[.A157])*([.A158]-[.A157]) + ([.B158]-[.B157])*([.B158]-[.B157]))" office:value-type="float" office:value="50.4088781197321" calcext:value-type="float">
            <text:p>50.4088781197</text:p>
          </table:table-cell>
          <table:table-cell table:formula="of:=[.H157]+[.G158]" office:value-type="float" office:value="5691.4021007526" calcext:value-type="float">
            <text:p>5691.4021007526</text:p>
          </table:table-cell>
          <table:table-cell table:formula="of:=[.H158]-[.C158]" office:value-type="float" office:value="0.000573347807403479" calcext:value-type="float">
            <text:p>0.000573</text:p>
          </table:table-cell>
        </table:table-row>
        <table:table-row table:style-name="ro1">
          <table:table-cell office:value-type="float" office:value="163.0776" calcext:value-type="float">
            <text:p>163.0776</text:p>
          </table:table-cell>
          <table:table-cell office:value-type="float" office:value="2085.463" calcext:value-type="float">
            <text:p>2085.463</text:p>
          </table:table-cell>
          <table:table-cell office:value-type="float" office:value="5750.29518508911" calcext:value-type="float">
            <text:p>5750.2951850891</text:p>
          </table:table-cell>
          <table:table-cell office:value-type="float" office:value="-0.9969574" calcext:value-type="float">
            <text:p>-0.9969574</text:p>
          </table:table-cell>
          <table:table-cell office:value-type="float" office:value="-0.07795043" calcext:value-type="float">
            <text:p>-0.07795043</text:p>
          </table:table-cell>
          <table:table-cell/>
          <table:table-cell table:formula="of:=SQRT(([.A159]-[.A158])*([.A159]-[.A158]) + ([.B159]-[.B158])*([.B159]-[.B158]))" office:value-type="float" office:value="58.8931940465108" calcext:value-type="float">
            <text:p>58.8931940465</text:p>
          </table:table-cell>
          <table:table-cell table:formula="of:=[.H158]+[.G159]" office:value-type="float" office:value="5750.29529479911" calcext:value-type="float">
            <text:p>5750.2952947991</text:p>
          </table:table-cell>
          <table:table-cell table:formula="of:=[.H159]-[.C159]" office:value-type="float" office:value="0.000109709997559548" calcext:value-type="float">
            <text:p>0.000110</text:p>
          </table:table-cell>
        </table:table-row>
        <table:table-row table:style-name="ro1">
          <table:table-cell office:value-type="float" office:value="169.5" calcext:value-type="float">
            <text:p>169.5</text:p>
          </table:table-cell>
          <table:table-cell office:value-type="float" office:value="2044" calcext:value-type="float">
            <text:p>2044</text:p>
          </table:table-cell>
          <table:table-cell office:value-type="float" office:value="5792.25253677368" calcext:value-type="float">
            <text:p>5792.2525367737</text:p>
          </table:table-cell>
          <table:table-cell office:value-type="float" office:value="-0.9848059" calcext:value-type="float">
            <text:p>-0.9848059</text:p>
          </table:table-cell>
          <table:table-cell office:value-type="float" office:value="-0.1736591" calcext:value-type="float">
            <text:p>-0.1736591</text:p>
          </table:table-cell>
          <table:table-cell/>
          <table:table-cell table:formula="of:=SQRT(([.A160]-[.A159])*([.A160]-[.A159]) + ([.B160]-[.B159])*([.B160]-[.B159]))" office:value-type="float" office:value="41.9574497647321" calcext:value-type="float">
            <text:p>41.9574497647</text:p>
          </table:table-cell>
          <table:table-cell table:formula="of:=[.H159]+[.G160]" office:value-type="float" office:value="5792.25274456384" calcext:value-type="float">
            <text:p>5792.2527445638</text:p>
          </table:table-cell>
          <table:table-cell table:formula="of:=[.H160]-[.C160]" office:value-type="float" office:value="0.000207790159947763" calcext:value-type="float">
            <text:p>0.000208</text:p>
          </table:table-cell>
        </table:table-row>
        <table:table-row table:style-name="ro1">
          <table:table-cell office:value-type="float" office:value="179.4" calcext:value-type="float">
            <text:p>179.4</text:p>
          </table:table-cell>
          <table:table-cell office:value-type="float" office:value="1992.9" calcext:value-type="float">
            <text:p>1992.9</text:p>
          </table:table-cell>
          <table:table-cell office:value-type="float" office:value="5844.30268859863" calcext:value-type="float">
            <text:p>5844.3026885986</text:p>
          </table:table-cell>
          <table:table-cell office:value-type="float" office:value="-0.973924" calcext:value-type="float">
            <text:p>-0.973924</text:p>
          </table:table-cell>
          <table:table-cell office:value-type="float" office:value="-0.2268747" calcext:value-type="float">
            <text:p>-0.2268747</text:p>
          </table:table-cell>
          <table:table-cell/>
          <table:table-cell table:formula="of:=SQRT(([.A161]-[.A160])*([.A161]-[.A160]) + ([.B161]-[.B160])*([.B161]-[.B160]))" office:value-type="float" office:value="52.0501681073173" calcext:value-type="float">
            <text:p>52.0501681073</text:p>
          </table:table-cell>
          <table:table-cell table:formula="of:=[.H160]+[.G161]" office:value-type="float" office:value="5844.30291267116" calcext:value-type="float">
            <text:p>5844.3029126712</text:p>
          </table:table-cell>
          <table:table-cell table:formula="of:=[.H161]-[.C161]" office:value-type="float" office:value="0.000224072527089447" calcext:value-type="float">
            <text:p>0.000224</text:p>
          </table:table-cell>
        </table:table-row>
        <table:table-row table:style-name="ro1">
          <table:table-cell office:value-type="float" office:value="192.8806" calcext:value-type="float">
            <text:p>192.8806</text:p>
          </table:table-cell>
          <table:table-cell office:value-type="float" office:value="1943.632" calcext:value-type="float">
            <text:p>1943.632</text:p>
          </table:table-cell>
          <table:table-cell office:value-type="float" office:value="5895.38137054443" calcext:value-type="float">
            <text:p>5895.3813705444</text:p>
          </table:table-cell>
          <table:table-cell office:value-type="float" office:value="-0.9388913" calcext:value-type="float">
            <text:p>-0.9388913</text:p>
          </table:table-cell>
          <table:table-cell office:value-type="float" office:value="-0.3442138" calcext:value-type="float">
            <text:p>-0.3442138</text:p>
          </table:table-cell>
          <table:table-cell/>
          <table:table-cell table:formula="of:=SQRT(([.A162]-[.A161])*([.A162]-[.A161]) + ([.B162]-[.B161])*([.B162]-[.B161]))" office:value-type="float" office:value="51.0789819824162" calcext:value-type="float">
            <text:p>51.0789819824</text:p>
          </table:table-cell>
          <table:table-cell table:formula="of:=[.H161]+[.G162]" office:value-type="float" office:value="5895.38189465357" calcext:value-type="float">
            <text:p>5895.3818946536</text:p>
          </table:table-cell>
          <table:table-cell table:formula="of:=[.H162]-[.C162]" office:value-type="float" office:value="0.000524109143043461" calcext:value-type="float">
            <text:p>0.000524</text:p>
          </table:table-cell>
        </table:table-row>
        <table:table-row table:style-name="ro1">
          <table:table-cell office:value-type="float" office:value="215.982" calcext:value-type="float">
            <text:p>215.982</text:p>
          </table:table-cell>
          <table:table-cell office:value-type="float" office:value="1893.118" calcext:value-type="float">
            <text:p>1893.118</text:p>
          </table:table-cell>
          <table:table-cell office:value-type="float" office:value="5950.92790985107" calcext:value-type="float">
            <text:p>5950.9279098511</text:p>
          </table:table-cell>
          <table:table-cell office:value-type="float" office:value="-0.9058797" calcext:value-type="float">
            <text:p>-0.9058797</text:p>
          </table:table-cell>
          <table:table-cell office:value-type="float" office:value="-0.4235349" calcext:value-type="float">
            <text:p>-0.4235349</text:p>
          </table:table-cell>
          <table:table-cell/>
          <table:table-cell table:formula="of:=SQRT(([.A163]-[.A162])*([.A163]-[.A162]) + ([.B163]-[.B162])*([.B163]-[.B162]))" office:value-type="float" office:value="55.5458268275846" calcext:value-type="float">
            <text:p>55.5458268276</text:p>
          </table:table-cell>
          <table:table-cell table:formula="of:=[.H162]+[.G163]" office:value-type="float" office:value="5950.92772148116" calcext:value-type="float">
            <text:p>5950.9277214812</text:p>
          </table:table-cell>
          <table:table-cell table:formula="of:=[.H163]-[.C163]" office:value-type="float" office:value="-0.000188369912393682" calcext:value-type="float">
            <text:p>-0.000188</text:p>
          </table:table-cell>
        </table:table-row>
        <table:table-row table:style-name="ro1">
          <table:table-cell office:value-type="float" office:value="234.9113" calcext:value-type="float">
            <text:p>234.9113</text:p>
          </table:table-cell>
          <table:table-cell office:value-type="float" office:value="1853.735" calcext:value-type="float">
            <text:p>1853.735</text:p>
          </table:table-cell>
          <table:table-cell office:value-type="float" office:value="5994.62371444702" calcext:value-type="float">
            <text:p>5994.623714447</text:p>
          </table:table-cell>
          <table:table-cell office:value-type="float" office:value="-0.9034821" calcext:value-type="float">
            <text:p>-0.9034821</text:p>
          </table:table-cell>
          <table:table-cell office:value-type="float" office:value="-0.4286261" calcext:value-type="float">
            <text:p>-0.4286261</text:p>
          </table:table-cell>
          <table:table-cell/>
          <table:table-cell table:formula="of:=SQRT(([.A164]-[.A163])*([.A164]-[.A163]) + ([.B164]-[.B163])*([.B164]-[.B163]))" office:value-type="float" office:value="43.6959847982627" calcext:value-type="float">
            <text:p>43.6959847983</text:p>
          </table:table-cell>
          <table:table-cell table:formula="of:=[.H163]+[.G164]" office:value-type="float" office:value="5994.62370627942" calcext:value-type="float">
            <text:p>5994.6237062794</text:p>
          </table:table-cell>
          <table:table-cell table:formula="of:=[.H164]-[.C164]" office:value-type="float" office:value="-0.00000816759984445525" calcext:value-type="float">
            <text:p>-0.000008</text:p>
          </table:table-cell>
        </table:table-row>
        <table:table-row table:style-name="ro1">
          <table:table-cell office:value-type="float" office:value="259.606" calcext:value-type="float">
            <text:p>259.606</text:p>
          </table:table-cell>
          <table:table-cell office:value-type="float" office:value="1801.164" calcext:value-type="float">
            <text:p>1801.164</text:p>
          </table:table-cell>
          <table:table-cell office:value-type="float" office:value="6052.70541000366" calcext:value-type="float">
            <text:p>6052.7054100037</text:p>
          </table:table-cell>
          <table:table-cell office:value-type="float" office:value="-0.9147444" calcext:value-type="float">
            <text:p>-0.9147444</text:p>
          </table:table-cell>
          <table:table-cell office:value-type="float" office:value="-0.4040332" calcext:value-type="float">
            <text:p>-0.4040332</text:p>
          </table:table-cell>
          <table:table-cell/>
          <table:table-cell table:formula="of:=SQRT(([.A165]-[.A164])*([.A165]-[.A164]) + ([.B165]-[.B164])*([.B165]-[.B164]))" office:value-type="float" office:value="58.0821680818648" calcext:value-type="float">
            <text:p>58.0821680819</text:p>
          </table:table-cell>
          <table:table-cell table:formula="of:=[.H164]+[.G165]" office:value-type="float" office:value="6052.70587436128" calcext:value-type="float">
            <text:p>6052.7058743613</text:p>
          </table:table-cell>
          <table:table-cell table:formula="of:=[.H165]-[.C165]" office:value-type="float" office:value="0.000464357623968681" calcext:value-type="float">
            <text:p>0.000464</text:p>
          </table:table-cell>
        </table:table-row>
        <table:table-row table:style-name="ro1">
          <table:table-cell office:value-type="float" office:value="281.9393" calcext:value-type="float">
            <text:p>281.9393</text:p>
          </table:table-cell>
          <table:table-cell office:value-type="float" office:value="1747.262" calcext:value-type="float">
            <text:p>1747.262</text:p>
          </table:table-cell>
          <table:table-cell office:value-type="float" office:value="6111.0514755249" calcext:value-type="float">
            <text:p>6111.0514755249</text:p>
          </table:table-cell>
          <table:table-cell office:value-type="float" office:value="-0.9286604" calcext:value-type="float">
            <text:p>-0.9286604</text:p>
          </table:table-cell>
          <table:table-cell office:value-type="float" office:value="-0.3709309" calcext:value-type="float">
            <text:p>-0.3709309</text:p>
          </table:table-cell>
          <table:table-cell/>
          <table:table-cell table:formula="of:=SQRT(([.A166]-[.A165])*([.A166]-[.A165]) + ([.B166]-[.B165])*([.B166]-[.B165]))" office:value-type="float" office:value="58.3455387573892" calcext:value-type="float">
            <text:p>58.3455387574</text:p>
          </table:table-cell>
          <table:table-cell table:formula="of:=[.H165]+[.G166]" office:value-type="float" office:value="6111.05141311867" calcext:value-type="float">
            <text:p>6111.0514131187</text:p>
          </table:table-cell>
          <table:table-cell table:formula="of:=[.H166]-[.C166]" office:value-type="float" office:value="-0.0000624062258793856" calcext:value-type="float">
            <text:p>-0.000062</text:p>
          </table:table-cell>
        </table:table-row>
        <table:table-row table:style-name="ro1">
          <table:table-cell office:value-type="float" office:value="302.4697" calcext:value-type="float">
            <text:p>302.4697</text:p>
          </table:table-cell>
          <table:table-cell office:value-type="float" office:value="1693.851" calcext:value-type="float">
            <text:p>1693.851</text:p>
          </table:table-cell>
          <table:table-cell office:value-type="float" office:value="6168.27206039429" calcext:value-type="float">
            <text:p>6168.2720603943</text:p>
          </table:table-cell>
          <table:table-cell office:value-type="float" office:value="-0.9303303" calcext:value-type="float">
            <text:p>-0.9303303</text:p>
          </table:table-cell>
          <table:table-cell office:value-type="float" office:value="-0.3667228" calcext:value-type="float">
            <text:p>-0.3667228</text:p>
          </table:table-cell>
          <table:table-cell/>
          <table:table-cell table:formula="of:=SQRT(([.A167]-[.A166])*([.A167]-[.A166]) + ([.B167]-[.B166])*([.B167]-[.B166]))" office:value-type="float" office:value="57.2209074129376" calcext:value-type="float">
            <text:p>57.2209074129</text:p>
          </table:table-cell>
          <table:table-cell table:formula="of:=[.H166]+[.G167]" office:value-type="float" office:value="6168.27232053161" calcext:value-type="float">
            <text:p>6168.2723205316</text:p>
          </table:table-cell>
          <table:table-cell table:formula="of:=[.H167]-[.C167]" office:value-type="float" office:value="0.000260137321674847" calcext:value-type="float">
            <text:p>0.000260</text:p>
          </table:table-cell>
        </table:table-row>
        <table:table-row table:style-name="ro1">
          <table:table-cell office:value-type="float" office:value="318.9947" calcext:value-type="float">
            <text:p>318.9947</text:p>
          </table:table-cell>
          <table:table-cell office:value-type="float" office:value="1653.257" calcext:value-type="float">
            <text:p>1653.257</text:p>
          </table:table-cell>
          <table:table-cell office:value-type="float" office:value="6212.10101699829" calcext:value-type="float">
            <text:p>6212.1010169983</text:p>
          </table:table-cell>
          <table:table-cell office:value-type="float" office:value="-0.9131069" calcext:value-type="float">
            <text:p>-0.9131069</text:p>
          </table:table-cell>
          <table:table-cell office:value-type="float" office:value="-0.4077201" calcext:value-type="float">
            <text:p>-0.4077201</text:p>
          </table:table-cell>
          <table:table-cell/>
          <table:table-cell table:formula="of:=SQRT(([.A168]-[.A167])*([.A168]-[.A167]) + ([.B168]-[.B167])*([.B168]-[.B167]))" office:value-type="float" office:value="43.8286260450862" calcext:value-type="float">
            <text:p>43.8286260451</text:p>
          </table:table-cell>
          <table:table-cell table:formula="of:=[.H167]+[.G168]" office:value-type="float" office:value="6212.1009465767" calcext:value-type="float">
            <text:p>6212.1009465767</text:p>
          </table:table-cell>
          <table:table-cell table:formula="of:=[.H168]-[.C168]" office:value-type="float" office:value="-0.0000704215926816687" calcext:value-type="float">
            <text:p>-0.000070</text:p>
          </table:table-cell>
        </table:table-row>
        <table:table-row table:style-name="ro1">
          <table:table-cell office:value-type="float" office:value="338.3099" calcext:value-type="float">
            <text:p>338.3099</text:p>
          </table:table-cell>
          <table:table-cell office:value-type="float" office:value="1613.585" calcext:value-type="float">
            <text:p>1613.585</text:p>
          </table:table-cell>
          <table:table-cell office:value-type="float" office:value="6256.22454452515" calcext:value-type="float">
            <text:p>6256.2245445252</text:p>
          </table:table-cell>
          <table:table-cell office:value-type="float" office:value="-0.8910607" calcext:value-type="float">
            <text:p>-0.8910607</text:p>
          </table:table-cell>
          <table:table-cell office:value-type="float" office:value="-0.4538842" calcext:value-type="float">
            <text:p>-0.4538842</text:p>
          </table:table-cell>
          <table:table-cell/>
          <table:table-cell table:formula="of:=SQRT(([.A169]-[.A168])*([.A169]-[.A168]) + ([.B169]-[.B168])*([.B169]-[.B168]))" office:value-type="float" office:value="44.1241944406921" calcext:value-type="float">
            <text:p>44.1241944407</text:p>
          </table:table-cell>
          <table:table-cell table:formula="of:=[.H168]+[.G169]" office:value-type="float" office:value="6256.22514101739" calcext:value-type="float">
            <text:p>6256.2251410174</text:p>
          </table:table-cell>
          <table:table-cell table:formula="of:=[.H169]-[.C169]" office:value-type="float" office:value="0.000596492239310464" calcext:value-type="float">
            <text:p>0.000596</text:p>
          </table:table-cell>
        </table:table-row>
        <table:table-row table:style-name="ro1">
          <table:table-cell office:value-type="float" office:value="362.7583" calcext:value-type="float">
            <text:p>362.7583</text:p>
          </table:table-cell>
          <table:table-cell office:value-type="float" office:value="1567.341" calcext:value-type="float">
            <text:p>1567.341</text:p>
          </table:table-cell>
          <table:table-cell office:value-type="float" office:value="6308.53430175781" calcext:value-type="float">
            <text:p>6308.5343017578</text:p>
          </table:table-cell>
          <table:table-cell office:value-type="float" office:value="-0.8816413" calcext:value-type="float">
            <text:p>-0.8816413</text:p>
          </table:table-cell>
          <table:table-cell office:value-type="float" office:value="-0.4719203" calcext:value-type="float">
            <text:p>-0.4719203</text:p>
          </table:table-cell>
          <table:table-cell/>
          <table:table-cell table:formula="of:=SQRT(([.A170]-[.A169])*([.A170]-[.A169]) + ([.B170]-[.B169])*([.B170]-[.B169]))" office:value-type="float" office:value="52.3090030354241" calcext:value-type="float">
            <text:p>52.3090030354</text:p>
          </table:table-cell>
          <table:table-cell table:formula="of:=[.H169]+[.G170]" office:value-type="float" office:value="6308.53414405281" calcext:value-type="float">
            <text:p>6308.5341440528</text:p>
          </table:table-cell>
          <table:table-cell table:formula="of:=[.H170]-[.C170]" office:value-type="float" office:value="-0.000157704996126995" calcext:value-type="float">
            <text:p>-0.000158</text:p>
          </table:table-cell>
        </table:table-row>
        <table:table-row table:style-name="ro1">
          <table:table-cell office:value-type="float" office:value="385.6957" calcext:value-type="float">
            <text:p>385.6957</text:p>
          </table:table-cell>
          <table:table-cell office:value-type="float" office:value="1525.059" calcext:value-type="float">
            <text:p>1525.059</text:p>
          </table:table-cell>
          <table:table-cell office:value-type="float" office:value="6356.63659286499" calcext:value-type="float">
            <text:p>6356.636592865</text:p>
          </table:table-cell>
          <table:table-cell office:value-type="float" office:value="-0.8683876" calcext:value-type="float">
            <text:p>-0.8683876</text:p>
          </table:table-cell>
          <table:table-cell office:value-type="float" office:value="-0.4958861" calcext:value-type="float">
            <text:p>-0.4958861</text:p>
          </table:table-cell>
          <table:table-cell/>
          <table:table-cell table:formula="of:=SQRT(([.A171]-[.A170])*([.A171]-[.A170]) + ([.B171]-[.B170])*([.B171]-[.B170]))" office:value-type="float" office:value="48.1029296691999" calcext:value-type="float">
            <text:p>48.1029296692</text:p>
          </table:table-cell>
          <table:table-cell table:formula="of:=[.H170]+[.G171]" office:value-type="float" office:value="6356.63707372201" calcext:value-type="float">
            <text:p>6356.637073722</text:p>
          </table:table-cell>
          <table:table-cell table:formula="of:=[.H171]-[.C171]" office:value-type="float" office:value="0.000480857022921555" calcext:value-type="float">
            <text:p>0.000481</text:p>
          </table:table-cell>
        </table:table-row>
        <table:table-row table:style-name="ro1">
          <table:table-cell office:value-type="float" office:value="415.7805" calcext:value-type="float">
            <text:p>415.7805</text:p>
          </table:table-cell>
          <table:table-cell office:value-type="float" office:value="1474.489" calcext:value-type="float">
            <text:p>1474.489</text:p>
          </table:table-cell>
          <table:table-cell office:value-type="float" office:value="6415.47916793823" calcext:value-type="float">
            <text:p>6415.4791679382</text:p>
          </table:table-cell>
          <table:table-cell office:value-type="float" office:value="-0.8622235" calcext:value-type="float">
            <text:p>-0.8622235</text:p>
          </table:table-cell>
          <table:table-cell office:value-type="float" office:value="-0.506528" calcext:value-type="float">
            <text:p>-0.506528</text:p>
          </table:table-cell>
          <table:table-cell/>
          <table:table-cell table:formula="of:=SQRT(([.A172]-[.A171])*([.A172]-[.A171]) + ([.B172]-[.B171])*([.B172]-[.B171]))" office:value-type="float" office:value="58.8423324745034" calcext:value-type="float">
            <text:p>58.8423324745</text:p>
          </table:table-cell>
          <table:table-cell table:formula="of:=[.H171]+[.G172]" office:value-type="float" office:value="6415.47940619652" calcext:value-type="float">
            <text:p>6415.4794061965</text:p>
          </table:table-cell>
          <table:table-cell table:formula="of:=[.H172]-[.C172]" office:value-type="float" office:value="0.000238258287026838" calcext:value-type="float">
            <text:p>0.000238</text:p>
          </table:table-cell>
        </table:table-row>
        <table:table-row table:style-name="ro1">
          <table:table-cell office:value-type="float" office:value="440.6" calcext:value-type="float">
            <text:p>440.6</text:p>
          </table:table-cell>
          <table:table-cell office:value-type="float" office:value="1431.6" calcext:value-type="float">
            <text:p>1431.6</text:p>
          </table:table-cell>
          <table:table-cell office:value-type="float" office:value="6465.03196716309" calcext:value-type="float">
            <text:p>6465.0319671631</text:p>
          </table:table-cell>
          <table:table-cell office:value-type="float" office:value="-0.8733301" calcext:value-type="float">
            <text:p>-0.8733301</text:p>
          </table:table-cell>
          <table:table-cell office:value-type="float" office:value="-0.4871292" calcext:value-type="float">
            <text:p>-0.4871292</text:p>
          </table:table-cell>
          <table:table-cell/>
          <table:table-cell table:formula="of:=SQRT(([.A173]-[.A172])*([.A173]-[.A172]) + ([.B173]-[.B172])*([.B173]-[.B172]))" office:value-type="float" office:value="49.5527385847645" calcext:value-type="float">
            <text:p>49.5527385848</text:p>
          </table:table-cell>
          <table:table-cell table:formula="of:=[.H172]+[.G173]" office:value-type="float" office:value="6465.03214478128" calcext:value-type="float">
            <text:p>6465.0321447813</text:p>
          </table:table-cell>
          <table:table-cell table:formula="of:=[.H173]-[.C173]" office:value-type="float" office:value="0.000177618191628426" calcext:value-type="float">
            <text:p>0.000178</text:p>
          </table:table-cell>
        </table:table-row>
        <table:table-row table:style-name="ro1">
          <table:table-cell office:value-type="float" office:value="466.7" calcext:value-type="float">
            <text:p>466.7</text:p>
          </table:table-cell>
          <table:table-cell office:value-type="float" office:value="1383.2" calcext:value-type="float">
            <text:p>1383.2</text:p>
          </table:table-cell>
          <table:table-cell office:value-type="float" office:value="6520.02080917358" calcext:value-type="float">
            <text:p>6520.0208091736</text:p>
          </table:table-cell>
          <table:table-cell office:value-type="float" office:value="-0.8700985" calcext:value-type="float">
            <text:p>-0.8700985</text:p>
          </table:table-cell>
          <table:table-cell office:value-type="float" office:value="-0.4928782" calcext:value-type="float">
            <text:p>-0.4928782</text:p>
          </table:table-cell>
          <table:table-cell/>
          <table:table-cell table:formula="of:=SQRT(([.A174]-[.A173])*([.A174]-[.A173]) + ([.B174]-[.B173])*([.B174]-[.B173]))" office:value-type="float" office:value="54.9888170449227" calcext:value-type="float">
            <text:p>54.9888170449</text:p>
          </table:table-cell>
          <table:table-cell table:formula="of:=[.H173]+[.G174]" office:value-type="float" office:value="6520.0209618262" calcext:value-type="float">
            <text:p>6520.0209618262</text:p>
          </table:table-cell>
          <table:table-cell table:formula="of:=[.H174]-[.C174]" office:value-type="float" office:value="0.000152652623910399" calcext:value-type="float">
            <text:p>0.00015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33.8" calcext:value-type="float">
            <text:p>1333.8</text:p>
          </table:table-cell>
          <table:table-cell office:value-type="float" office:value="6577.4563331604" calcext:value-type="float">
            <text:p>6577.4563331604</text:p>
          </table:table-cell>
          <table:table-cell office:value-type="float" office:value="-0.8478998" calcext:value-type="float">
            <text:p>-0.8478998</text:p>
          </table:table-cell>
          <table:table-cell office:value-type="float" office:value="-0.5301567" calcext:value-type="float">
            <text:p>-0.5301567</text:p>
          </table:table-cell>
          <table:table-cell/>
          <table:table-cell table:formula="of:=SQRT(([.A175]-[.A174])*([.A175]-[.A174]) + ([.B175]-[.B174])*([.B175]-[.B174]))" office:value-type="float" office:value="57.4356161279742" calcext:value-type="float">
            <text:p>57.435616128</text:p>
          </table:table-cell>
          <table:table-cell table:formula="of:=[.H174]+[.G175]" office:value-type="float" office:value="6577.45657795418" calcext:value-type="float">
            <text:p>6577.4565779542</text:p>
          </table:table-cell>
          <table:table-cell table:formula="of:=[.H175]-[.C175]" office:value-type="float" office:value="0.000244793777710584" calcext:value-type="float">
            <text:p>0.000245</text:p>
          </table:table-cell>
        </table:table-row>
        <table:table-row table:style-name="ro1">
          <table:table-cell office:value-type="float" office:value="527.1" calcext:value-type="float">
            <text:p>527.1</text:p>
          </table:table-cell>
          <table:table-cell office:value-type="float" office:value="1286.6" calcext:value-type="float">
            <text:p>1286.6</text:p>
          </table:table-cell>
          <table:table-cell office:value-type="float" office:value="6633.98115539551" calcext:value-type="float">
            <text:p>6633.9811553955</text:p>
          </table:table-cell>
          <table:table-cell office:value-type="float" office:value="-0.8159528" calcext:value-type="float">
            <text:p>-0.8159528</text:p>
          </table:table-cell>
          <table:table-cell office:value-type="float" office:value="-0.5781186" calcext:value-type="float">
            <text:p>-0.5781186</text:p>
          </table:table-cell>
          <table:table-cell/>
          <table:table-cell table:formula="of:=SQRT(([.A176]-[.A175])*([.A176]-[.A175]) + ([.B176]-[.B175])*([.B176]-[.B175]))" office:value-type="float" office:value="56.5247733299304" calcext:value-type="float">
            <text:p>56.5247733299</text:p>
          </table:table-cell>
          <table:table-cell table:formula="of:=[.H175]+[.G176]" office:value-type="float" office:value="6633.98135128411" calcext:value-type="float">
            <text:p>6633.9813512841</text:p>
          </table:table-cell>
          <table:table-cell table:formula="of:=[.H176]-[.C176]" office:value-type="float" office:value="0.000195888598682359" calcext:value-type="float">
            <text:p>0.000196</text:p>
          </table:table-cell>
        </table:table-row>
        <table:table-row table:style-name="ro1">
          <table:table-cell office:value-type="float" office:value="559.2" calcext:value-type="float">
            <text:p>559.2</text:p>
          </table:table-cell>
          <table:table-cell office:value-type="float" office:value="1244.6" calcext:value-type="float">
            <text:p>1244.6</text:p>
          </table:table-cell>
          <table:table-cell office:value-type="float" office:value="6686.84335708618" calcext:value-type="float">
            <text:p>6686.8433570862</text:p>
          </table:table-cell>
          <table:table-cell office:value-type="float" office:value="-0.7464278" calcext:value-type="float">
            <text:p>-0.7464278</text:p>
          </table:table-cell>
          <table:table-cell office:value-type="float" office:value="-0.6654665" calcext:value-type="float">
            <text:p>-0.6654665</text:p>
          </table:table-cell>
          <table:table-cell/>
          <table:table-cell table:formula="of:=SQRT(([.A177]-[.A176])*([.A177]-[.A176]) + ([.B177]-[.B176])*([.B177]-[.B176]))" office:value-type="float" office:value="52.8621792967335" calcext:value-type="float">
            <text:p>52.8621792967</text:p>
          </table:table-cell>
          <table:table-cell table:formula="of:=[.H176]+[.G177]" office:value-type="float" office:value="6686.84353058084" calcext:value-type="float">
            <text:p>6686.8435305809</text:p>
          </table:table-cell>
          <table:table-cell table:formula="of:=[.H177]-[.C177]" office:value-type="float" office:value="0.000173494661794393" calcext:value-type="float">
            <text:p>0.000173</text:p>
          </table:table-cell>
        </table:table-row>
        <table:table-row table:style-name="ro1">
          <table:table-cell office:value-type="float" office:value="594.5" calcext:value-type="float">
            <text:p>594.5</text:p>
          </table:table-cell>
          <table:table-cell office:value-type="float" office:value="1211" calcext:value-type="float">
            <text:p>1211</text:p>
          </table:table-cell>
          <table:table-cell office:value-type="float" office:value="6735.57781600952" calcext:value-type="float">
            <text:p>6735.5778160095</text:p>
          </table:table-cell>
          <table:table-cell office:value-type="float" office:value="-0.6618285" calcext:value-type="float">
            <text:p>-0.6618285</text:p>
          </table:table-cell>
          <table:table-cell office:value-type="float" office:value="-0.7496552" calcext:value-type="float">
            <text:p>-0.7496552</text:p>
          </table:table-cell>
          <table:table-cell/>
          <table:table-cell table:formula="of:=SQRT(([.A178]-[.A177])*([.A178]-[.A177]) + ([.B178]-[.B177])*([.B178]-[.B177]))" office:value-type="float" office:value="48.7344847105209" calcext:value-type="float">
            <text:p>48.7344847105</text:p>
          </table:table-cell>
          <table:table-cell table:formula="of:=[.H177]+[.G178]" office:value-type="float" office:value="6735.57801529136" calcext:value-type="float">
            <text:p>6735.5780152914</text:p>
          </table:table-cell>
          <table:table-cell table:formula="of:=[.H178]-[.C178]" office:value-type="float" office:value="0.000199281842469645" calcext:value-type="float">
            <text:p>0.000199</text:p>
          </table:table-cell>
        </table:table-row>
        <table:table-row table:style-name="ro1">
          <table:table-cell office:value-type="float" office:value="630.9" calcext:value-type="float">
            <text:p>630.9</text:p>
          </table:table-cell>
          <table:table-cell office:value-type="float" office:value="1181.3" calcext:value-type="float">
            <text:p>1181.3</text:p>
          </table:table-cell>
          <table:table-cell office:value-type="float" office:value="6782.5570526123" calcext:value-type="float">
            <text:p>6782.5570526123</text:p>
          </table:table-cell>
          <table:table-cell office:value-type="float" office:value="-0.5641783" calcext:value-type="float">
            <text:p>-0.5641783</text:p>
          </table:table-cell>
          <table:table-cell office:value-type="float" office:value="-0.8256531" calcext:value-type="float">
            <text:p>-0.8256531</text:p>
          </table:table-cell>
          <table:table-cell/>
          <table:table-cell table:formula="of:=SQRT(([.A179]-[.A178])*([.A179]-[.A178]) + ([.B179]-[.B178])*([.B179]-[.B178]))" office:value-type="float" office:value="46.9792507390231" calcext:value-type="float">
            <text:p>46.979250739</text:p>
          </table:table-cell>
          <table:table-cell table:formula="of:=[.H178]+[.G179]" office:value-type="float" office:value="6782.55726603039" calcext:value-type="float">
            <text:p>6782.5572660304</text:p>
          </table:table-cell>
          <table:table-cell table:formula="of:=[.H179]-[.C179]" office:value-type="float" office:value="0.000213418084967998" calcext:value-type="float">
            <text:p>0.000213</text:p>
          </table:table-cell>
        </table:table-row>
        <table:table-row table:style-name="ro1">
          <table:table-cell office:value-type="float" office:value="670.6" calcext:value-type="float">
            <text:p>670.6</text:p>
          </table:table-cell>
          <table:table-cell office:value-type="float" office:value="1159" calcext:value-type="float">
            <text:p>1159</text:p>
          </table:table-cell>
          <table:table-cell office:value-type="float" office:value="6828.09141921997" calcext:value-type="float">
            <text:p>6828.09141922</text:p>
          </table:table-cell>
          <table:table-cell office:value-type="float" office:value="-0.4259061" calcext:value-type="float">
            <text:p>-0.4259061</text:p>
          </table:table-cell>
          <table:table-cell office:value-type="float" office:value="-0.9047673" calcext:value-type="float">
            <text:p>-0.9047673</text:p>
          </table:table-cell>
          <table:table-cell/>
          <table:table-cell table:formula="of:=SQRT(([.A180]-[.A179])*([.A180]-[.A179]) + ([.B180]-[.B179])*([.B180]-[.B179]))" office:value-type="float" office:value="45.5343826135812" calcext:value-type="float">
            <text:p>45.5343826136</text:p>
          </table:table-cell>
          <table:table-cell table:formula="of:=[.H179]+[.G180]" office:value-type="float" office:value="6828.09164864397" calcext:value-type="float">
            <text:p>6828.091648644</text:p>
          </table:table-cell>
          <table:table-cell table:formula="of:=[.H180]-[.C180]" office:value-type="float" office:value="0.000229423996643163" calcext:value-type="float">
            <text:p>0.000229</text:p>
          </table:table-cell>
        </table:table-row>
        <table:table-row table:style-name="ro1">
          <table:table-cell office:value-type="float" office:value="711.2" calcext:value-type="float">
            <text:p>711.2</text:p>
          </table:table-cell>
          <table:table-cell office:value-type="float" office:value="1143.5" calcext:value-type="float">
            <text:p>1143.5</text:p>
          </table:table-cell>
          <table:table-cell office:value-type="float" office:value="6871.54959487915" calcext:value-type="float">
            <text:p>6871.5495948792</text:p>
          </table:table-cell>
          <table:table-cell office:value-type="float" office:value="-0.2637061" calcext:value-type="float">
            <text:p>-0.2637061</text:p>
          </table:table-cell>
          <table:table-cell office:value-type="float" office:value="-0.9646032" calcext:value-type="float">
            <text:p>-0.9646032</text:p>
          </table:table-cell>
          <table:table-cell/>
          <table:table-cell table:formula="of:=SQRT(([.A181]-[.A180])*([.A181]-[.A180]) + ([.B181]-[.B180])*([.B181]-[.B180]))" office:value-type="float" office:value="43.4581407793753" calcext:value-type="float">
            <text:p>43.4581407794</text:p>
          </table:table-cell>
          <table:table-cell table:formula="of:=[.H180]+[.G181]" office:value-type="float" office:value="6871.54978942334" calcext:value-type="float">
            <text:p>6871.5497894234</text:p>
          </table:table-cell>
          <table:table-cell table:formula="of:=[.H181]-[.C181]" office:value-type="float" office:value="0.000194544190890156" calcext:value-type="float">
            <text:p>0.000195</text:p>
          </table:table-cell>
        </table:table-row>
        <table:table-row table:style-name="ro1">
          <table:table-cell office:value-type="float" office:value="753.2067" calcext:value-type="float">
            <text:p>753.2067</text:p>
          </table:table-cell>
          <table:table-cell office:value-type="float" office:value="1136.417" calcext:value-type="float">
            <text:p>1136.417</text:p>
          </table:table-cell>
          <table:table-cell office:value-type="float" office:value="6914.14925765991" calcext:value-type="float">
            <text:p>6914.1492576599</text:p>
          </table:table-cell>
          <table:table-cell office:value-type="float" office:value="-0.107399" calcext:value-type="float">
            <text:p>-0.107399</text:p>
          </table:table-cell>
          <table:table-cell office:value-type="float" office:value="-0.9942161" calcext:value-type="float">
            <text:p>-0.9942161</text:p>
          </table:table-cell>
          <table:table-cell/>
          <table:table-cell table:formula="of:=SQRT(([.A182]-[.A181])*([.A182]-[.A181]) + ([.B182]-[.B181])*([.B182]-[.B181]))" office:value-type="float" office:value="42.5996682368536" calcext:value-type="float">
            <text:p>42.5996682369</text:p>
          </table:table-cell>
          <table:table-cell table:formula="of:=[.H181]+[.G182]" office:value-type="float" office:value="6914.14945766019" calcext:value-type="float">
            <text:p>6914.1494576602</text:p>
          </table:table-cell>
          <table:table-cell table:formula="of:=[.H182]-[.C182]" office:value-type="float" office:value="0.00020000028416689" calcext:value-type="float">
            <text:p>0.000200</text:p>
          </table:table-cell>
        </table:table-row>
        <table:table-row table:style-name="ro1">
          <table:table-cell office:value-type="float" office:value="784.6001" calcext:value-type="float">
            <text:p>784.6001</text:p>
          </table:table-cell>
          <table:table-cell office:value-type="float" office:value="1135.571" calcext:value-type="float">
            <text:p>1135.571</text:p>
          </table:table-cell>
          <table:table-cell table:number-columns-repeated="4"/>
          <table:table-cell table:formula="of:=SQRT(([.A183]-[.A182])*([.A183]-[.A182]) + ([.B183]-[.B182])*([.B183]-[.B182]))" office:value-type="float" office:value="31.4047970787904" calcext:value-type="float">
            <text:p>31.4047970788</text:p>
          </table:table-cell>
          <table:table-cell table:formula="of:=[.H182]+[.G183]" office:value-type="float" office:value="6945.55425473899" calcext:value-type="float">
            <text:p>6945.554254739</text:p>
          </table:table-cell>
          <table:table-cell/>
        </table:table-row>
        <table:table-row table:style-name="ro1" table:number-rows-repeated="104839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6" loext:min-decimal-places="6" number:min-integer-digits="1"/>
    </number:number-style>
    <number:number-style style:name="N121">
      <style:text-properties fo:color="#ff0000"/>
      <number:text>-</number:text>
      <number:number number:decimal-places="6" loext:min-decimal-places="6" number:min-integer-digits="1"/>
      <style:map style:condition="value()&gt;=0" style:apply-style-name="N121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04T09:08:00.644501061</dc:date>
    <meta:editing-duration>P1DT22H19M6S</meta:editing-duration>
    <meta:editing-cycles>2</meta:editing-cycles>
    <meta:document-statistic meta:table-count="1" meta:cell-count="14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30.043cm" xlink:href=".." xlink:type="simple" chart:class="chart:scatter" chart:style-name="ch1">
        <chart:legend chart:legend-position="end" svg:x="32.724cm" svg:y="14.722cm" style:legend-expansion="high" chart:style-name="ch2"/>
        <chart:plot-area chart:style-name="ch3" table:cell-range-address="waypoints.A2:waypoints.B182" svg:x="0.699cm" svg:y="0.6cm" svg:width="31.326cm" svg:height="28.843cm">
          <chartooo:coordinate-region svg:x="1.691cm" svg:y="0.799cm" svg:width="29.962cm" svg:height="27.9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aypoints.B2:waypoints.B182" chart:class="chart:scatter">
            <chart:domain table:cell-range-address="waypoints.A2:waypoints.A182"/>
            <chart:data-point chart:repeated="1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4.6001">
                <text:p>784.6001</text:p>
                <draw:g>
                  <svg:desc>waypoints.A2:waypoints.A182</svg:desc>
                </draw:g>
              </table:table-cell>
              <table:table-cell office:value-type="float" office:value="1135.571">
                <text:p>1135.571</text:p>
                <draw:g>
                  <svg:desc>waypoints.B2:waypoints.B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5.2679">
                <text:p>815.2679</text:p>
              </table:table-cell>
              <table:table-cell office:value-type="float" office:value="1134.93">
                <text:p>1134.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4.6398">
                <text:p>844.6398</text:p>
              </table:table-cell>
              <table:table-cell office:value-type="float" office:value="1134.911">
                <text:p>1134.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5.0436">
                <text:p>875.0436</text:p>
              </table:table-cell>
              <table:table-cell office:value-type="float" office:value="1134.808">
                <text:p>1134.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5.283">
                <text:p>905.283</text:p>
              </table:table-cell>
              <table:table-cell office:value-type="float" office:value="1134.799">
                <text:p>1134.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4.9677">
                <text:p>934.9677</text:p>
              </table:table-cell>
              <table:table-cell office:value-type="float" office:value="1135.055">
                <text:p>1135.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4.7734">
                <text:p>964.7734</text:p>
              </table:table-cell>
              <table:table-cell office:value-type="float" office:value="1138.318">
                <text:p>1138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5.2703">
                <text:p>995.2703</text:p>
              </table:table-cell>
              <table:table-cell office:value-type="float" office:value="1145.318">
                <text:p>1145.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5.028">
                <text:p>1025.028</text:p>
              </table:table-cell>
              <table:table-cell office:value-type="float" office:value="1157.81">
                <text:p>1157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4.498">
                <text:p>1054.498</text:p>
              </table:table-cell>
              <table:table-cell office:value-type="float" office:value="1169.842">
                <text:p>1169.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9.219">
                <text:p>1079.219</text:p>
              </table:table-cell>
              <table:table-cell office:value-type="float" office:value="1180.179">
                <text:p>1180.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2.047">
                <text:p>1102.047</text:p>
              </table:table-cell>
              <table:table-cell office:value-type="float" office:value="1185.857">
                <text:p>1185.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7.149">
                <text:p>1127.149</text:p>
              </table:table-cell>
              <table:table-cell office:value-type="float" office:value="1189.116">
                <text:p>1189.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60.17">
                <text:p>1160.17</text:p>
              </table:table-cell>
              <table:table-cell office:value-type="float" office:value="1191.623">
                <text:p>1191.6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2.123">
                <text:p>1182.123</text:p>
              </table:table-cell>
              <table:table-cell office:value-type="float" office:value="1192.658">
                <text:p>1192.6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8.36">
                <text:p>1208.36</text:p>
              </table:table-cell>
              <table:table-cell office:value-type="float" office:value="1193.873">
                <text:p>1193.8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5.623">
                <text:p>1235.623</text:p>
              </table:table-cell>
              <table:table-cell office:value-type="float" office:value="1194.793">
                <text:p>1194.7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1.598">
                <text:p>1271.598</text:p>
              </table:table-cell>
              <table:table-cell office:value-type="float" office:value="1193.644">
                <text:p>1193.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6.97">
                <text:p>1306.97</text:p>
              </table:table-cell>
              <table:table-cell office:value-type="float" office:value="1192.049">
                <text:p>1192.0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0.477">
                <text:p>1340.477</text:p>
              </table:table-cell>
              <table:table-cell office:value-type="float" office:value="1188.307">
                <text:p>1188.3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9.225">
                <text:p>1369.225</text:p>
              </table:table-cell>
              <table:table-cell office:value-type="float" office:value="1185.671">
                <text:p>1185.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98.31">
                <text:p>1398.31</text:p>
              </table:table-cell>
              <table:table-cell office:value-type="float" office:value="1182.84">
                <text:p>1182.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30.229">
                <text:p>1430.229</text:p>
              </table:table-cell>
              <table:table-cell office:value-type="float" office:value="1178.649">
                <text:p>1178.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67.004">
                <text:p>1467.004</text:p>
              </table:table-cell>
              <table:table-cell office:value-type="float" office:value="1174.027">
                <text:p>1174.0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2.771">
                <text:p>1492.771</text:p>
              </table:table-cell>
              <table:table-cell office:value-type="float" office:value="1170.749">
                <text:p>1170.7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9.772">
                <text:p>1519.772</text:p>
              </table:table-cell>
              <table:table-cell office:value-type="float" office:value="1167.997">
                <text:p>1167.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6.772">
                <text:p>1546.772</text:p>
              </table:table-cell>
              <table:table-cell office:value-type="float" office:value="1165.93">
                <text:p>1165.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2.312">
                <text:p>1572.312</text:p>
              </table:table-cell>
              <table:table-cell office:value-type="float" office:value="1163.598">
                <text:p>1163.5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8.067">
                <text:p>1598.067</text:p>
              </table:table-cell>
              <table:table-cell office:value-type="float" office:value="1161.989">
                <text:p>1161.9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25.75">
                <text:p>1625.75</text:p>
              </table:table-cell>
              <table:table-cell office:value-type="float" office:value="1159.524">
                <text:p>1159.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.008">
                <text:p>1650.008</text:p>
              </table:table-cell>
              <table:table-cell office:value-type="float" office:value="1156.476">
                <text:p>1156.4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78.284">
                <text:p>1678.284</text:p>
              </table:table-cell>
              <table:table-cell office:value-type="float" office:value="1154.625">
                <text:p>1154.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5.723">
                <text:p>1705.723</text:p>
              </table:table-cell>
              <table:table-cell office:value-type="float" office:value="1152.247">
                <text:p>1152.2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32.784">
                <text:p>1732.784</text:p>
              </table:table-cell>
              <table:table-cell office:value-type="float" office:value="1150.188">
                <text:p>1150.1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64.228">
                <text:p>1764.228</text:p>
              </table:table-cell>
              <table:table-cell office:value-type="float" office:value="1148.388">
                <text:p>1148.3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92.092">
                <text:p>1792.092</text:p>
              </table:table-cell>
              <table:table-cell office:value-type="float" office:value="1146.57">
                <text:p>1146.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20.696">
                <text:p>1820.696</text:p>
              </table:table-cell>
              <table:table-cell office:value-type="float" office:value="1145.978">
                <text:p>1145.9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48.6">
                <text:p>1848.6</text:p>
              </table:table-cell>
              <table:table-cell office:value-type="float" office:value="1148.7">
                <text:p>114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78.7">
                <text:p>1878.7</text:p>
              </table:table-cell>
              <table:table-cell office:value-type="float" office:value="1152.7">
                <text:p>1152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06">
                <text:p>1906</text:p>
              </table:table-cell>
              <table:table-cell office:value-type="float" office:value="1158.8">
                <text:p>1158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31.4">
                <text:p>1931.4</text:p>
              </table:table-cell>
              <table:table-cell office:value-type="float" office:value="1165.7">
                <text:p>1165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8">
                <text:p>1958</text:p>
              </table:table-cell>
              <table:table-cell office:value-type="float" office:value="1175.6">
                <text:p>1175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83">
                <text:p>198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4.2">
                <text:p>2004.2</text:p>
              </table:table-cell>
              <table:table-cell office:value-type="float" office:value="1207.1">
                <text:p>1207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22.489">
                <text:p>2022.489</text:p>
              </table:table-cell>
              <table:table-cell office:value-type="float" office:value="1228.1">
                <text:p>1228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38.835">
                <text:p>2038.835</text:p>
              </table:table-cell>
              <table:table-cell office:value-type="float" office:value="1255.133">
                <text:p>1255.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53.169">
                <text:p>2053.169</text:p>
              </table:table-cell>
              <table:table-cell office:value-type="float" office:value="1284.666">
                <text:p>1284.6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64.145">
                <text:p>2064.145</text:p>
              </table:table-cell>
              <table:table-cell office:value-type="float" office:value="1313.15">
                <text:p>1313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76.104">
                <text:p>2076.104</text:p>
              </table:table-cell>
              <table:table-cell office:value-type="float" office:value="1345.106">
                <text:p>1345.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84.781">
                <text:p>2084.781</text:p>
              </table:table-cell>
              <table:table-cell office:value-type="float" office:value="1373.266">
                <text:p>1373.2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93.3">
                <text:p>2093.3</text:p>
              </table:table-cell>
              <table:table-cell office:value-type="float" office:value="1402.477">
                <text:p>1402.4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01.777">
                <text:p>2101.777</text:p>
              </table:table-cell>
              <table:table-cell office:value-type="float" office:value="1433.22">
                <text:p>1433.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06.933">
                <text:p>2106.933</text:p>
              </table:table-cell>
              <table:table-cell office:value-type="float" office:value="1466.839">
                <text:p>1466.8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11.222">
                <text:p>2111.222</text:p>
              </table:table-cell>
              <table:table-cell office:value-type="float" office:value="1499.026">
                <text:p>1499.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8.132">
                <text:p>2118.132</text:p>
              </table:table-cell>
              <table:table-cell office:value-type="float" office:value="1538.908">
                <text:p>1538.9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26.803">
                <text:p>2126.803</text:p>
              </table:table-cell>
              <table:table-cell office:value-type="float" office:value="1584.478">
                <text:p>1584.4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36.1">
                <text:p>2136.1</text:p>
              </table:table-cell>
              <table:table-cell office:value-type="float" office:value="1635.3">
                <text:p>1635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57.7">
                <text:p>2157.7</text:p>
              </table:table-cell>
              <table:table-cell office:value-type="float" office:value="1725.8">
                <text:p>1725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64.6">
                <text:p>2164.6</text:p>
              </table:table-cell>
              <table:table-cell office:value-type="float" office:value="1766.9">
                <text:p>1766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70.6">
                <text:p>2170.6</text:p>
              </table:table-cell>
              <table:table-cell office:value-type="float" office:value="1807.9">
                <text:p>1807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7.1">
                <text:p>2177.1</text:p>
              </table:table-cell>
              <table:table-cell office:value-type="float" office:value="1852.9">
                <text:p>1852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80.2">
                <text:p>2180.2</text:p>
              </table:table-cell>
              <table:table-cell office:value-type="float" office:value="1888.4">
                <text:p>1888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83.9">
                <text:p>2183.9</text:p>
              </table:table-cell>
              <table:table-cell office:value-type="float" office:value="1916.5">
                <text:p>1916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89.9">
                <text:p>2189.9</text:p>
              </table:table-cell>
              <table:table-cell office:value-type="float" office:value="1950.2">
                <text:p>1950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96.2">
                <text:p>2196.2</text:p>
              </table:table-cell>
              <table:table-cell office:value-type="float" office:value="1979.3">
                <text:p>1979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02.6">
                <text:p>2202.6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08.3">
                <text:p>2208.3</text:p>
              </table:table-cell>
              <table:table-cell office:value-type="float" office:value="2044.5">
                <text:p>2044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16.6">
                <text:p>2216.6</text:p>
              </table:table-cell>
              <table:table-cell office:value-type="float" office:value="2079.8">
                <text:p>2079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25.2">
                <text:p>2225.2</text:p>
              </table:table-cell>
              <table:table-cell office:value-type="float" office:value="2107.9">
                <text:p>2107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34.7">
                <text:p>2234.7</text:p>
              </table:table-cell>
              <table:table-cell office:value-type="float" office:value="2139.3">
                <text:p>2139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42.3">
                <text:p>2242.3</text:p>
              </table:table-cell>
              <table:table-cell office:value-type="float" office:value="2169.8">
                <text:p>2169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47.1">
                <text:p>2247.1</text:p>
              </table:table-cell>
              <table:table-cell office:value-type="float" office:value="2192.6">
                <text:p>2192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53.5">
                <text:p>2253.5</text:p>
              </table:table-cell>
              <table:table-cell office:value-type="float" office:value="2223.3">
                <text:p>2223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8.3">
                <text:p>2258.3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64.6">
                <text:p>2264.6</text:p>
              </table:table-cell>
              <table:table-cell office:value-type="float" office:value="2284.5">
                <text:p>2284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70.5">
                <text:p>2270.5</text:p>
              </table:table-cell>
              <table:table-cell office:value-type="float" office:value="2312.5">
                <text:p>231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82.09">
                <text:p>2282.09</text:p>
              </table:table-cell>
              <table:table-cell office:value-type="float" office:value="2345.77">
                <text:p>2345.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92.8">
                <text:p>2292.8</text:p>
              </table:table-cell>
              <table:table-cell office:value-type="float" office:value="2378.3">
                <text:p>2378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03.71">
                <text:p>2303.71</text:p>
              </table:table-cell>
              <table:table-cell office:value-type="float" office:value="2411.55">
                <text:p>2411.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11.5">
                <text:p>2311.5</text:p>
              </table:table-cell>
              <table:table-cell office:value-type="float" office:value="2445.6">
                <text:p>2445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16.3">
                <text:p>2316.3</text:p>
              </table:table-cell>
              <table:table-cell office:value-type="float" office:value="2470.4">
                <text:p>2470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22.41">
                <text:p>2322.41</text:p>
              </table:table-cell>
              <table:table-cell office:value-type="float" office:value="2504.46">
                <text:p>2504.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29">
                <text:p>2329</text:p>
              </table:table-cell>
              <table:table-cell office:value-type="float" office:value="2541.08">
                <text:p>2541.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31.8">
                <text:p>2331.8</text:p>
              </table:table-cell>
              <table:table-cell office:value-type="float" office:value="2571.18">
                <text:p>2571.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32.1">
                <text:p>2332.1</text:p>
              </table:table-cell>
              <table:table-cell office:value-type="float" office:value="2587.07">
                <text:p>2587.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31.8">
                <text:p>2331.8</text:p>
              </table:table-cell>
              <table:table-cell office:value-type="float" office:value="2611.5">
                <text:p>2611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32.1">
                <text:p>2332.1</text:p>
              </table:table-cell>
              <table:table-cell office:value-type="float" office:value="2639.7">
                <text:p>2639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32.1">
                <text:p>2332.1</text:p>
              </table:table-cell>
              <table:table-cell office:value-type="float" office:value="2659.03">
                <text:p>2659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32.9">
                <text:p>2332.9</text:p>
              </table:table-cell>
              <table:table-cell office:value-type="float" office:value="2683.01">
                <text:p>2683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3.1">
                <text:p>2333.1</text:p>
              </table:table-cell>
              <table:table-cell office:value-type="float" office:value="2709.3">
                <text:p>2709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33.3">
                <text:p>2333.3</text:p>
              </table:table-cell>
              <table:table-cell office:value-type="float" office:value="2728.3">
                <text:p>2728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33.2">
                <text:p>2333.2</text:p>
              </table:table-cell>
              <table:table-cell office:value-type="float" office:value="2749.1">
                <text:p>2749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33.4">
                <text:p>2333.4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30.5">
                <text:p>2330.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24.8">
                <text:p>2324.8</text:p>
              </table:table-cell>
              <table:table-cell office:value-type="float" office:value="2821.2">
                <text:p>2821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16.2">
                <text:p>2316.2</text:p>
              </table:table-cell>
              <table:table-cell office:value-type="float" office:value="2846.4">
                <text:p>2846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3.6">
                <text:p>2303.6</text:p>
              </table:table-cell>
              <table:table-cell office:value-type="float" office:value="2873.9">
                <text:p>2873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86.5">
                <text:p>2286.5</text:p>
              </table:table-cell>
              <table:table-cell office:value-type="float" office:value="2902.4">
                <text:p>2902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66.786">
                <text:p>2266.786</text:p>
              </table:table-cell>
              <table:table-cell office:value-type="float" office:value="2930.281">
                <text:p>2930.2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46.81">
                <text:p>2246.81</text:p>
              </table:table-cell>
              <table:table-cell office:value-type="float" office:value="2950.443">
                <text:p>2950.4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22">
                <text:p>2222</text:p>
              </table:table-cell>
              <table:table-cell office:value-type="float" office:value="2971.4">
                <text:p>2971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90.2">
                <text:p>2190.2</text:p>
              </table:table-cell>
              <table:table-cell office:value-type="float" office:value="2987.7">
                <text:p>2987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55.3">
                <text:p>2155.3</text:p>
              </table:table-cell>
              <table:table-cell office:value-type="float" office:value="2995.8">
                <text:p>2995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21.7">
                <text:p>2121.7</text:p>
              </table:table-cell>
              <table:table-cell office:value-type="float" office:value="2998.5">
                <text:p>2998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4.053">
                <text:p>2094.053</text:p>
              </table:table-cell>
              <table:table-cell office:value-type="float" office:value="2998.748">
                <text:p>2998.7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63.083">
                <text:p>2063.083</text:p>
              </table:table-cell>
              <table:table-cell office:value-type="float" office:value="2999.204">
                <text:p>2999.2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32.366">
                <text:p>2032.366</text:p>
              </table:table-cell>
              <table:table-cell office:value-type="float" office:value="2999.933">
                <text:p>2999.9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97.563">
                <text:p>1997.563</text:p>
              </table:table-cell>
              <table:table-cell office:value-type="float" office:value="2998.212">
                <text:p>2998.2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63.766">
                <text:p>1963.766</text:p>
              </table:table-cell>
              <table:table-cell office:value-type="float" office:value="2995.443">
                <text:p>2995.4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29">
                <text:p>1929</text:p>
              </table:table-cell>
              <table:table-cell office:value-type="float" office:value="2993.9">
                <text:p>2993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98.1">
                <text:p>1898.1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64.891">
                <text:p>1864.891</text:p>
              </table:table-cell>
              <table:table-cell office:value-type="float" office:value="2986.187">
                <text:p>2986.1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30.363">
                <text:p>1830.363</text:p>
              </table:table-cell>
              <table:table-cell office:value-type="float" office:value="2979.638">
                <text:p>2979.6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92.705">
                <text:p>1792.705</text:p>
              </table:table-cell>
              <table:table-cell office:value-type="float" office:value="2975.236">
                <text:p>2975.2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52.6">
                <text:p>1752.6</text:p>
              </table:table-cell>
              <table:table-cell office:value-type="float" office:value="2971.9">
                <text:p>2971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16.5">
                <text:p>1716.5</text:p>
              </table:table-cell>
              <table:table-cell office:value-type="float" office:value="2967.5">
                <text:p>2967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79.2">
                <text:p>1679.2</text:p>
              </table:table-cell>
              <table:table-cell office:value-type="float" office:value="2961.4">
                <text:p>2961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44.3">
                <text:p>1644.3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98.8">
                <text:p>1598.8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38.467">
                <text:p>1538.467</text:p>
              </table:table-cell>
              <table:table-cell office:value-type="float" office:value="2942.884">
                <text:p>2942.8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1.088">
                <text:p>1481.088</text:p>
              </table:table-cell>
              <table:table-cell office:value-type="float" office:value="2941.178">
                <text:p>2941.1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28.893">
                <text:p>1428.893</text:p>
              </table:table-cell>
              <table:table-cell office:value-type="float" office:value="2940.588">
                <text:p>2940.5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5.381">
                <text:p>1385.381</text:p>
              </table:table-cell>
              <table:table-cell office:value-type="float" office:value="2941.248">
                <text:p>2941.2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23.206">
                <text:p>1323.206</text:p>
              </table:table-cell>
              <table:table-cell office:value-type="float" office:value="2943.851">
                <text:p>2943.8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3.241">
                <text:p>1273.241</text:p>
              </table:table-cell>
              <table:table-cell office:value-type="float" office:value="2950.341">
                <text:p>2950.3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24.223">
                <text:p>1224.223</text:p>
              </table:table-cell>
              <table:table-cell office:value-type="float" office:value="2953.807">
                <text:p>2953.8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3.645">
                <text:p>1163.645</text:p>
              </table:table-cell>
              <table:table-cell office:value-type="float" office:value="2953.773">
                <text:p>2953.7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7.181">
                <text:p>1127.181</text:p>
              </table:table-cell>
              <table:table-cell office:value-type="float" office:value="2951.824">
                <text:p>2951.8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76.317">
                <text:p>1076.317</text:p>
              </table:table-cell>
              <table:table-cell office:value-type="float" office:value="2945.577">
                <text:p>2945.5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10.781">
                <text:p>1010.781</text:p>
              </table:table-cell>
              <table:table-cell office:value-type="float" office:value="2929.725">
                <text:p>2929.7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57.2896">
                <text:p>957.2896</text:p>
              </table:table-cell>
              <table:table-cell office:value-type="float" office:value="2913.683">
                <text:p>2913.6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0.5009">
                <text:p>920.5009</text:p>
              </table:table-cell>
              <table:table-cell office:value-type="float" office:value="2906.772">
                <text:p>2906.7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72.5331">
                <text:p>872.5331</text:p>
              </table:table-cell>
              <table:table-cell office:value-type="float" office:value="2902.189">
                <text:p>2902.1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09.5">
                <text:p>809.5</text:p>
              </table:table-cell>
              <table:table-cell office:value-type="float" office:value="2899.3">
                <text:p>2899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0.9">
                <text:p>760.9</text:p>
              </table:table-cell>
              <table:table-cell office:value-type="float" office:value="2901.5">
                <text:p>2901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9.4828">
                <text:p>709.4828</text:p>
              </table:table-cell>
              <table:table-cell office:value-type="float" office:value="2903.08">
                <text:p>2903.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1.4912">
                <text:p>651.4912</text:p>
              </table:table-cell>
              <table:table-cell office:value-type="float" office:value="2900.787">
                <text:p>2900.7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14.2916">
                <text:p>614.2916</text:p>
              </table:table-cell>
              <table:table-cell office:value-type="float" office:value="2898.116">
                <text:p>2898.1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2.6884">
                <text:p>562.6884</text:p>
              </table:table-cell>
              <table:table-cell office:value-type="float" office:value="2888.992">
                <text:p>2888.9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2.8154">
                <text:p>512.8154</text:p>
              </table:table-cell>
              <table:table-cell office:value-type="float" office:value="2876.835">
                <text:p>2876.8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1.6826">
                <text:p>471.6826</text:p>
              </table:table-cell>
              <table:table-cell office:value-type="float" office:value="2863.05">
                <text:p>2863.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8.5">
                <text:p>418.5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3.2">
                <text:p>383.2</text:p>
              </table:table-cell>
              <table:table-cell office:value-type="float" office:value="2819.3">
                <text:p>2819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5.7">
                <text:p>345.7</text:p>
              </table:table-cell>
              <table:table-cell office:value-type="float" office:value="2785.1">
                <text:p>2785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8.5">
                <text:p>308.5</text:p>
              </table:table-cell>
              <table:table-cell office:value-type="float" office:value="2738.8">
                <text:p>2738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7.9">
                <text:p>277.9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5">
                <text:p>255</text:p>
              </table:table-cell>
              <table:table-cell office:value-type="float" office:value="2633.3">
                <text:p>2633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7.3182">
                <text:p>237.3182</text:p>
              </table:table-cell>
              <table:table-cell office:value-type="float" office:value="2581.866">
                <text:p>2581.8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0.1718">
                <text:p>220.1718</text:p>
              </table:table-cell>
              <table:table-cell office:value-type="float" office:value="2532.768">
                <text:p>2532.7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3.0656">
                <text:p>203.0656</text:p>
              </table:table-cell>
              <table:table-cell office:value-type="float" office:value="2480.08">
                <text:p>2480.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8.2281">
                <text:p>188.2281</text:p>
              </table:table-cell>
              <table:table-cell office:value-type="float" office:value="2425.674">
                <text:p>2425.6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8.6">
                <text:p>178.6</text:p>
              </table:table-cell>
              <table:table-cell office:value-type="float" office:value="2384.3">
                <text:p>2384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1.2963">
                <text:p>171.2963</text:p>
              </table:table-cell>
              <table:table-cell office:value-type="float" office:value="2335.852">
                <text:p>2335.8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7.1821">
                <text:p>167.1821</text:p>
              </table:table-cell>
              <table:table-cell office:value-type="float" office:value="2291.617">
                <text:p>2291.6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5">
                <text:p>165</text:p>
              </table:table-cell>
              <table:table-cell office:value-type="float" office:value="2242.6">
                <text:p>2242.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2.4873">
                <text:p>162.4873</text:p>
              </table:table-cell>
              <table:table-cell office:value-type="float" office:value="2194.741">
                <text:p>2194.7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.6546">
                <text:p>161.6546</text:p>
              </table:table-cell>
              <table:table-cell office:value-type="float" office:value="2144.339">
                <text:p>2144.3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3.0776">
                <text:p>163.0776</text:p>
              </table:table-cell>
              <table:table-cell office:value-type="float" office:value="2085.463">
                <text:p>2085.4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9.5">
                <text:p>169.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9.4">
                <text:p>179.4</text:p>
              </table:table-cell>
              <table:table-cell office:value-type="float" office:value="1992.9">
                <text:p>1992.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2.8806">
                <text:p>192.8806</text:p>
              </table:table-cell>
              <table:table-cell office:value-type="float" office:value="1943.632">
                <text:p>1943.6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5.982">
                <text:p>215.982</text:p>
              </table:table-cell>
              <table:table-cell office:value-type="float" office:value="1893.118">
                <text:p>1893.1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4.9113">
                <text:p>234.9113</text:p>
              </table:table-cell>
              <table:table-cell office:value-type="float" office:value="1853.735">
                <text:p>1853.7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9.606">
                <text:p>259.606</text:p>
              </table:table-cell>
              <table:table-cell office:value-type="float" office:value="1801.164">
                <text:p>1801.1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1.9393">
                <text:p>281.9393</text:p>
              </table:table-cell>
              <table:table-cell office:value-type="float" office:value="1747.262">
                <text:p>1747.2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2.4697">
                <text:p>302.4697</text:p>
              </table:table-cell>
              <table:table-cell office:value-type="float" office:value="1693.851">
                <text:p>1693.8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8.9947">
                <text:p>318.9947</text:p>
              </table:table-cell>
              <table:table-cell office:value-type="float" office:value="1653.257">
                <text:p>1653.2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8.3099">
                <text:p>338.3099</text:p>
              </table:table-cell>
              <table:table-cell office:value-type="float" office:value="1613.585">
                <text:p>1613.5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2.7583">
                <text:p>362.7583</text:p>
              </table:table-cell>
              <table:table-cell office:value-type="float" office:value="1567.341">
                <text:p>1567.3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.6957">
                <text:p>385.6957</text:p>
              </table:table-cell>
              <table:table-cell office:value-type="float" office:value="1525.059">
                <text:p>1525.0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5.7805">
                <text:p>415.7805</text:p>
              </table:table-cell>
              <table:table-cell office:value-type="float" office:value="1474.489">
                <text:p>1474.4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0.6">
                <text:p>440.6</text:p>
              </table:table-cell>
              <table:table-cell office:value-type="float" office:value="1431.6">
                <text:p>1431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66.7">
                <text:p>466.7</text:p>
              </table:table-cell>
              <table:table-cell office:value-type="float" office:value="1383.2">
                <text:p>1383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6">
                <text:p>496</text:p>
              </table:table-cell>
              <table:table-cell office:value-type="float" office:value="1333.8">
                <text:p>1333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7.1">
                <text:p>527.1</text:p>
              </table:table-cell>
              <table:table-cell office:value-type="float" office:value="1286.6">
                <text:p>1286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59.2">
                <text:p>559.2</text:p>
              </table:table-cell>
              <table:table-cell office:value-type="float" office:value="1244.6">
                <text:p>1244.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4.5">
                <text:p>594.5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30.9">
                <text:p>630.9</text:p>
              </table:table-cell>
              <table:table-cell office:value-type="float" office:value="1181.3">
                <text:p>1181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0.6">
                <text:p>670.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1.2">
                <text:p>711.2</text:p>
              </table:table-cell>
              <table:table-cell office:value-type="float" office:value="1143.5">
                <text:p>1143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53.2067">
                <text:p>753.2067</text:p>
              </table:table-cell>
              <table:table-cell office:value-type="float" office:value="1136.417">
                <text:p>1136.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